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46.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2.png" manifest:media-type="image/png"/>
  <manifest:file-entry manifest:full-path="media/image3.png" manifest:media-type="image/png"/>
  <manifest:file-entry manifest:full-path="media/image5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4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4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4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4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4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4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4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4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P51" style:parent-style-name="Normal" style:family="paragraph">
      <style:paragraph-properties style:text-autospace="none" fo:text-align="center" fo:margin-bottom="0.0833in" fo:line-height="150%"/>
    </style:style>
    <style:style style:name="T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 style:parent-style-name="Normal" style:family="paragraph">
      <style:paragraph-properties style:text-autospace="none" fo:text-align="center" fo:margin-bottom="0.0833in" fo:line-height="150%"/>
    </style:style>
    <style:style style:name="T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 style:parent-style-name="Normal" style:family="paragraph">
      <style:paragraph-properties style:text-autospace="none" fo:text-align="center" fo:margin-bottom="0.0833in" fo:line-height="150%"/>
    </style:style>
    <style:style style:name="T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7" style:parent-style-name="Normal" style:family="paragraph">
      <style:paragraph-properties style:text-autospace="none" fo:margin-bottom="0.0833in" fo:line-height="150%" fo:margin-left="0.5in">
        <style:tab-stops/>
      </style:paragraph-properties>
    </style:style>
    <style:style style:name="P58"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5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0" style:parent-style-name="Normal" style:family="paragraph">
      <style:paragraph-properties style:text-autospace="none" fo:margin-bottom="0.0833in" fo:line-height="150%" fo:background-color="#DDDDDD"/>
      <style:text-properties style:font-name="Nimbus Mono L" fo:color="#000000"/>
    </style:style>
    <style:style style:name="P61" style:parent-style-name="Normal" style:family="paragraph">
      <style:paragraph-properties style:text-autospace="none" fo:margin-bottom="0.0833in" fo:line-height="150%" fo:background-color="#DDDDDD"/>
      <style:text-properties style:font-name="Nimbus Mono L"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style>
    <style:style style:name="T65" style:parent-style-name="Fuentedepárrafopredeter." style:family="text">
      <style:text-properties style:font-name="Nimbus Mono L" fo:color="#000000"/>
    </style:style>
    <style:style style:name="T66" style:parent-style-name="Fuentedepárrafopredeter." style:family="text">
      <style:text-properties style:font-name="Nimbus Mono L"/>
    </style:style>
    <style:style style:name="P67" style:parent-style-name="Normal" style:family="paragraph">
      <style:paragraph-properties style:text-autospace="none" fo:margin-bottom="0.0833in" fo:line-height="150%" fo:background-color="#DDDDDD"/>
    </style:style>
    <style:style style:name="T68" style:parent-style-name="Fuentedepárrafopredeter." style:family="text">
      <style:text-properties style:font-name="Nimbus Mono L" fo:color="#000000" fo:background-color="#FFFF00"/>
    </style:style>
    <style:style style:name="T69" style:parent-style-name="Fuentedepárrafopredeter." style:family="text">
      <style:text-properties style:font-name="Nimbus Mono L" fo:font-weight="bold" style:font-weight-asian="bold" fo:color="#4472C4" fo:background-color="#FFFF00"/>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fo:background-color="#FFFF00"/>
    </style:style>
    <style:style style:name="T72" style:parent-style-name="Fuentedepárrafopredeter." style:family="text">
      <style:text-properties style:font-name="Nimbus Mono L" fo:font-weight="bold" style:font-weight-asian="bold" fo:color="#4472C4" fo:background-color="#FFFF00"/>
    </style:style>
    <style:style style:name="P73" style:parent-style-name="Normal" style:family="paragraph">
      <style:paragraph-properties style:text-autospace="none" fo:margin-bottom="0.0833in" fo:line-height="150%" fo:background-color="#DDDDDD"/>
    </style:style>
    <style:style style:name="T74" style:parent-style-name="Fuentedepárrafopredeter." style:family="text">
      <style:text-properties style:font-name="Nimbus Mono L" fo:color="#000000" fo:background-color="#FFFF00"/>
    </style:style>
    <style:style style:name="T75" style:parent-style-name="Fuentedepárrafopredeter." style:family="text">
      <style:text-properties style:font-name="Nimbus Mono L" fo:font-weight="bold" style:font-weight-asian="bold" fo:color="#4472C4" fo:background-color="#FFFF00"/>
    </style:style>
    <style:style style:name="P76" style:parent-style-name="Normal" style:family="paragraph">
      <style:paragraph-properties style:text-autospace="none" fo:margin-bottom="0.0833in" fo:line-height="150%" fo:background-color="#DDDDDD"/>
      <style:text-properties style:font-name="Nimbus Mono L" fo:color="#000000"/>
    </style:style>
    <style:style style:name="P77" style:parent-style-name="Normal" style:family="paragraph">
      <style:paragraph-properties style:text-autospace="none" fo:margin-bottom="0.0833in" fo:line-height="150%" fo:background-color="#DDDDDD"/>
      <style:text-properties style:font-name="Nimbus Mono L" fo:color="#0000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margin-left="0.5in">
        <style:tab-stops/>
      </style:paragraph-properties>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1in">
        <style:tab-stops/>
      </style:paragraph-properties>
    </style:style>
    <style:style style:name="T112" style:parent-style-name="Fuentedepárrafopredeter." style:family="text">
      <style:text-properties fo:font-weight="bold" style:font-weight-asian="bold" fo:color="#00B050"/>
    </style:style>
    <style:style style:name="T113" style:parent-style-name="Fuentedepárrafopredeter." style:family="text">
      <style:text-properties fo:color="#00B050"/>
    </style:style>
    <style:style style:name="P114" style:parent-style-name="Normal" style:family="paragraph">
      <style:paragraph-properties style:text-autospace="none" fo:margin-bottom="0.0833in" fo:line-height="150%"/>
    </style:style>
    <style:style style:name="T115" style:parent-style-name="Fuentedepárrafopredeter." style:family="text">
      <style:text-properties fo:font-style="italic" style:font-style-asian="italic"/>
    </style:style>
    <style:style style:name="P116" style:parent-style-name="Normal" style:family="paragraph">
      <style:paragraph-properties style:text-autospace="none" fo:margin-bottom="0.0833in" fo:line-height="150%" fo:margin-left="0.9833in">
        <style:tab-stops/>
      </style:paragraph-properties>
    </style:style>
    <style:style style:name="T117" style:parent-style-name="Fuentedepárrafopredeter." style:family="text">
      <style:text-properties fo:font-weight="bold" style:font-weight-asian="bold" fo:color="#00B050"/>
    </style:style>
    <style:style style:name="T118" style:parent-style-name="Fuentedepárrafopredeter." style:family="text">
      <style:text-properties fo:color="#00B050"/>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style:text-autospace="none" fo:margin-bottom="0.0833in" fo:line-height="150%" fo:margin-left="0.9833in">
        <style:tab-stops/>
      </style:paragraph-properties>
    </style:style>
    <style:style style:name="T124" style:parent-style-name="Fuentedepárrafopredeter." style:family="text">
      <style:text-properties fo:font-weight="bold" style:font-weight-asian="bold" fo:color="#00B050"/>
    </style:style>
    <style:style style:name="T125" style:parent-style-name="Fuentedepárrafopredeter." style:family="text">
      <style:text-properties fo:color="#00B050"/>
    </style:style>
    <style:style style:name="T126" style:parent-style-name="Fuentedepárrafopredeter." style:family="text">
      <style:text-properties fo:font-style="italic" style:font-style-asian="italic" style:font-style-complex="italic" fo:color="#00B050"/>
    </style:style>
    <style:style style:name="T127" style:parent-style-name="Fuentedepárrafopredeter." style:family="text">
      <style:text-properties fo:color="#00B05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fo:margin-left="0.9833in">
        <style:tab-stops/>
      </style:paragraph-properties>
    </style:style>
    <style:style style:name="T134" style:parent-style-name="Fuentedepárrafopredeter." style:family="text">
      <style:text-properties fo:font-weight="bold" style:font-weight-asian="bold" fo:color="#00B050"/>
    </style:style>
    <style:style style:name="T135" style:parent-style-name="Fuentedepárrafopredeter." style:family="text">
      <style:text-properties fo:color="#00B050"/>
    </style:style>
    <style:style style:name="T136" style:parent-style-name="Fuentedepárrafopredeter." style:family="text">
      <style:text-properties fo:font-style="italic" style:font-style-asian="italic" style:font-style-complex="italic" fo:color="#00B050"/>
    </style:style>
    <style:style style:name="T137" style:parent-style-name="Fuentedepárrafopredeter." style:family="text">
      <style:text-properties fo:color="#00B050"/>
    </style:style>
    <style:style style:name="T138" style:parent-style-name="Fuentedepárrafopredeter." style:family="text">
      <style:text-properties fo:font-style="italic" style:font-style-asian="italic" style:font-style-complex="italic" fo:color="#00B050"/>
    </style:style>
    <style:style style:name="T139" style:parent-style-name="Fuentedepárrafopredeter." style:family="text">
      <style:text-properties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margin-left="0.4916in">
        <style:tab-stops/>
      </style:paragraph-properties>
    </style:style>
    <style:style style:name="T146" style:parent-style-name="Fuentedepárrafopredeter." style:family="text">
      <style:text-properties fo:font-weight="bold" style:font-weight-asian="bold" fo:color="#00B050"/>
    </style:style>
    <style:style style:name="T147" style:parent-style-name="Fuentedepárrafopredeter." style:family="text">
      <style:text-properties fo:color="#00B050"/>
    </style:style>
    <style:style style:name="T148" style:parent-style-name="Fuentedepárrafopredeter." style:family="text">
      <style:text-properties fo:font-style="italic" style:font-style-asian="italic" style:font-style-complex="italic" fo:color="#00B050"/>
    </style:style>
    <style:style style:name="T149" style:parent-style-name="Fuentedepárrafopredeter." style:family="text">
      <style:text-properties fo:color="#00B050"/>
    </style:style>
    <style:style style:name="T150" style:parent-style-name="Fuentedepárrafopredeter." style:family="text">
      <style:text-properties fo:color="#00B050" style:text-underline-type="single" style:text-underline-style="solid" style:text-underline-width="auto" style:text-underline-mode="continuous"/>
    </style:style>
    <style:style style:name="T151" style:parent-style-name="Fuentedepárrafopredeter." style:family="text">
      <style:text-properties fo:color="#00B050"/>
    </style:style>
    <style:style style:name="P152" style:parent-style-name="Normal" style:family="paragraph">
      <style:paragraph-properties style:text-autospace="none" fo:margin-bottom="0.0833in" fo:line-height="150%" fo:margin-left="0.4916in" fo:text-indent="0.4916in">
        <style:tab-stops/>
      </style:paragraph-properties>
    </style:style>
    <style:style style:name="T153" style:parent-style-name="Fuentedepárrafopredeter." style:family="text">
      <style:text-properties fo:color="#00B050"/>
    </style:style>
    <style:style style:name="T154" style:parent-style-name="Fuentedepárrafopredeter." style:family="text">
      <style:text-properties fo:font-style="italic" style:font-style-asian="italic" style:font-style-complex="italic" fo:color="#00B050"/>
    </style:style>
    <style:style style:name="T155" style:parent-style-name="Fuentedepárrafopredeter." style:family="text">
      <style:text-properties fo:color="#00B05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fo:margin-left="0.4916in">
        <style:tab-stops/>
      </style:paragraph-properties>
    </style:style>
    <style:style style:name="T158" style:parent-style-name="Fuentedepárrafopredeter." style:family="text">
      <style:text-properties fo:font-weight="bold" style:font-weight-asian="bold" fo:color="#00B050"/>
    </style:style>
    <style:style style:name="T159" style:parent-style-name="Fuentedepárrafopredeter." style:family="text">
      <style:text-properties fo:color="#00B050"/>
    </style:style>
    <style:style style:name="T160" style:parent-style-name="Fuentedepárrafopredeter." style:family="text">
      <style:text-properties fo:color="#00B050" style:text-underline-type="single" style:text-underline-style="solid" style:text-underline-width="auto" style:text-underline-mode="continuous"/>
    </style:style>
    <style:style style:name="T161" style:parent-style-name="Fuentedepárrafopredeter." style:family="text">
      <style:text-properties fo:color="#00B050"/>
    </style:style>
    <style:style style:name="P16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63" style:parent-style-name="Normal" style:family="paragraph">
      <style:paragraph-properties style:text-autospace="none" fo:text-align="center" fo:margin-bottom="0.0833in" fo:line-height="150%" fo:text-indent="0.4916in"/>
    </style:style>
    <style:style style:name="T16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5" style:parent-style-name="Normal" style:family="paragraph">
      <style:paragraph-properties style:text-autospace="none" fo:text-align="center" fo:margin-bottom="0.0833in" fo:line-height="150%" fo:text-indent="0.4916in"/>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style="italic" style:font-style-asian="italic"/>
    </style:style>
    <style:style style:name="T168" style:parent-style-name="Fuentedepárrafopredeter." style:family="text">
      <style:text-properties style:font-name="Courier"/>
    </style:style>
    <style:style style:name="P169" style:parent-style-name="Normal" style:family="paragraph">
      <style:paragraph-properties style:text-autospace="none" fo:margin-bottom="0.0833in" fo:line-height="150%" fo:margin-left="0.4916in">
        <style:tab-stops/>
      </style:paragraph-properties>
    </style:style>
    <style:style style:name="T170" style:parent-style-name="Fuentedepárrafopredeter." style:family="text">
      <style:text-properties fo:font-weight="bold" style:font-weight-asian="bold" fo:color="#00B050"/>
    </style:style>
    <style:style style:name="T171" style:parent-style-name="Fuentedepárrafopredeter." style:family="text">
      <style:text-properties fo:color="#00B050"/>
    </style:style>
    <style:style style:name="P17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7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74" style:parent-style-name="Normal" style:family="paragraph">
      <style:paragraph-properties style:text-autospace="none" fo:text-align="center" fo:margin-bottom="0.0833in" fo:line-height="150%" fo:text-indent="0.4916in"/>
    </style:style>
    <style:style style:name="T1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6" style:parent-style-name="Normal" style:family="paragraph">
      <style:paragraph-properties style:text-autospace="none" fo:text-align="center" fo:margin-bottom="0.0833in" fo:line-height="150%" fo:text-indent="0.4916in"/>
    </style:style>
    <style:style style:name="P177" style:parent-style-name="Normal" style:family="paragraph">
      <style:paragraph-properties style:text-autospace="none" fo:margin-bottom="0.0833in" fo:line-height="150%"/>
    </style:style>
    <style:style style:name="T178" style:parent-style-name="Fuentedepárrafopredeter." style:family="text">
      <style:text-properties fo:font-style="italic" style:font-style-asian="italic"/>
    </style:style>
    <style:style style:name="T179" style:parent-style-name="Fuentedepárrafopredeter." style:family="text">
      <style:text-properties style:font-name="Courier"/>
    </style:style>
    <style:style style:name="T180" style:parent-style-name="Fuentedepárrafopredeter." style:family="text">
      <style:text-properties style:font-name="Courier"/>
    </style:style>
    <style:style style:name="P181" style:parent-style-name="Normal" style:family="paragraph">
      <style:paragraph-properties style:text-autospace="none" fo:margin-bottom="0.0833in" fo:line-height="150%" fo:margin-left="0.4916in">
        <style:tab-stops/>
      </style:paragraph-properties>
    </style:style>
    <style:style style:name="T182" style:parent-style-name="Fuentedepárrafopredeter." style:family="text">
      <style:text-properties fo:font-weight="bold" style:font-weight-asian="bold" fo:color="#00B050"/>
    </style:style>
    <style:style style:name="T183" style:parent-style-name="Fuentedepárrafopredeter." style:family="text">
      <style:text-properties fo:color="#00B050"/>
    </style:style>
    <style:style style:name="P184" style:parent-style-name="Normal" style:family="paragraph">
      <style:paragraph-properties style:text-autospace="none" fo:margin-bottom="0.0833in" fo:line-height="150%" fo:margin-left="0.4916in">
        <style:tab-stops/>
      </style:paragraph-properties>
    </style:style>
    <style:style style:name="P185" style:parent-style-name="Normal" style:family="paragraph">
      <style:paragraph-properties style:text-autospace="none" fo:margin-bottom="0.0833in" fo:line-height="150%" fo:margin-left="0.5in">
        <style:tab-stops/>
      </style:paragraph-properties>
    </style:style>
    <style:style style:name="P186" style:parent-style-name="Normal" style:family="paragraph">
      <style:paragraph-properties style:text-autospace="none" fo:margin-bottom="0.0833in" fo:line-height="150%" fo:margin-left="0.5in">
        <style:tab-stops/>
      </style:paragraph-properties>
    </style:style>
    <style:style style:name="P187" style:parent-style-name="Normal" style:family="paragraph">
      <style:paragraph-properties style:text-autospace="none" fo:margin-bottom="0.0833in" fo:line-height="150%" fo:margin-left="0.5in">
        <style:tab-stops/>
      </style:paragraph-properties>
    </style:style>
    <style:style style:name="P188" style:parent-style-name="Normal" style:family="paragraph">
      <style:paragraph-properties style:text-autospace="none" fo:margin-bottom="0.0833in" fo:line-height="150%" fo:margin-left="0.5in">
        <style:tab-stops/>
      </style:paragraph-properties>
    </style:style>
    <style:style style:name="P189" style:parent-style-name="Normal" style:family="paragraph">
      <style:paragraph-properties style:text-autospace="none" fo:margin-bottom="0.0833in" fo:line-height="150%" fo:margin-left="0.5in">
        <style:tab-stops/>
      </style:paragraph-properties>
    </style:style>
    <style:style style:name="P190" style:parent-style-name="Normal" style:family="paragraph">
      <style:paragraph-properties style:text-autospace="none" fo:margin-bottom="0.0833in" fo:line-height="150%" fo:margin-left="0.5in">
        <style:tab-stops/>
      </style:paragraph-properties>
    </style:style>
    <style:style style:name="P191" style:parent-style-name="Normal" style:family="paragraph">
      <style:paragraph-properties style:text-autospace="none" fo:margin-bottom="0.0833in" fo:line-height="150%" fo:margin-left="0.5in">
        <style:tab-stops/>
      </style:paragraph-properties>
    </style:style>
    <style:style style:name="P192" style:parent-style-name="Normal" style:family="paragraph">
      <style:paragraph-properties style:text-autospace="none" fo:margin-bottom="0.0833in" fo:line-height="150%" fo:margin-left="0.25in">
        <style:tab-stops/>
      </style:paragraph-properties>
    </style:style>
    <style:style style:name="P193" style:parent-style-name="Normal" style:family="paragraph">
      <style:paragraph-properties style:text-autospace="none" fo:margin-bottom="0.0833in" fo:line-height="150%" fo:margin-left="0.5in">
        <style:tab-stops/>
      </style:paragraph-properties>
    </style:style>
    <style:style style:name="P194" style:parent-style-name="Normal" style:family="paragraph">
      <style:paragraph-properties style:text-autospace="none" fo:margin-bottom="0.0833in" fo:line-height="150%" fo:margin-left="0.5in">
        <style:tab-stops/>
      </style:paragraph-properties>
    </style:style>
    <style:style style:name="P19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96" style:parent-style-name="Normal" style:family="paragraph">
      <style:paragraph-properties style:text-autospace="none" fo:text-align="center" fo:margin-bottom="0.0833in" fo:line-height="150%" fo:text-indent="0.4916in"/>
    </style:style>
    <style:style style:name="T19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98" style:parent-style-name="Normal" style:family="paragraph">
      <style:paragraph-properties style:text-autospace="none" fo:margin-bottom="0.0833in" fo:line-height="150%"/>
    </style:style>
    <style:style style:name="P199" style:parent-style-name="Normal" style:family="paragraph">
      <style:paragraph-properties style:text-autospace="none" fo:margin-bottom="0.0833in" fo:line-height="150%"/>
    </style:style>
    <style:style style:name="T200" style:parent-style-name="Fuentedepárrafopredeter." style:family="text">
      <style:text-properties fo:font-style="italic" style:font-style-asian="italic"/>
    </style:style>
    <style:style style:name="T201" style:parent-style-name="Fuentedepárrafopredeter." style:family="text">
      <style:text-properties style:font-name="Courier"/>
    </style:style>
    <style:style style:name="T202" style:parent-style-name="Fuentedepárrafopredeter." style:family="text">
      <style:text-properties style:font-name="Courier"/>
    </style:style>
    <style:style style:name="P203" style:parent-style-name="Normal" style:family="paragraph">
      <style:paragraph-properties style:text-autospace="none" fo:margin-bottom="0.0833in" fo:line-height="150%" fo:margin-left="0.4916in">
        <style:tab-stops/>
      </style:paragraph-properties>
    </style:style>
    <style:style style:name="T204" style:parent-style-name="Fuentedepárrafopredeter." style:family="text">
      <style:text-properties fo:font-weight="bold" style:font-weight-asian="bold" fo:color="#00B050"/>
    </style:style>
    <style:style style:name="T205" style:parent-style-name="Fuentedepárrafopredeter." style:family="text">
      <style:text-properties fo:color="#00B050"/>
    </style:style>
    <style:style style:name="P206" style:parent-style-name="Normal" style:family="paragraph">
      <style:paragraph-properties style:text-autospace="none" fo:text-align="center" fo:margin-bottom="0.0833in" fo:line-height="150%" fo:text-indent="0.4916in"/>
    </style:style>
    <style:style style:name="T2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0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09" style:parent-style-name="Fuentedepárrafopredeter." style:family="text">
      <style:text-properties fo:font-style="italic" style:font-style-asian="italic"/>
    </style:style>
    <style:style style:name="T210" style:parent-style-name="Fuentedepárrafopredeter." style:family="text">
      <style:text-properties fo:font-style="italic" style:font-style-asian="italic"/>
    </style:style>
    <style:style style:name="P211" style:parent-style-name="Normal" style:family="paragraph">
      <style:text-properties fo:font-weight="bold" style:font-weight-asian="bold" fo:color="#00B050"/>
    </style:style>
    <style:style style:name="P212" style:parent-style-name="Normal" style:family="paragraph">
      <style:paragraph-properties fo:background-color="#DDDDDD"/>
      <style:text-properties style:font-name="Nimbus Mono L" fo:color="#000000"/>
    </style:style>
    <style:style style:name="P213" style:parent-style-name="Normal" style:family="paragraph">
      <style:paragraph-properties fo:background-color="#DDDDDD"/>
      <style:text-properties style:font-name="Nimbus Mono L" fo:color="#000000"/>
    </style:style>
    <style:style style:name="P214" style:parent-style-name="Normal" style:family="paragraph">
      <style:paragraph-properties fo:background-color="#DDDDDD"/>
      <style:text-properties style:font-name="Nimbus Mono L" fo:color="#000000"/>
    </style:style>
    <style:style style:name="P215" style:parent-style-name="Normal" style:family="paragraph">
      <style:paragraph-properties fo:background-color="#DDDDDD"/>
      <style:text-properties style:font-name="Nimbus Mono L" fo:color="#000000"/>
    </style:style>
    <style:style style:name="P216" style:parent-style-name="Normal" style:family="paragraph">
      <style:paragraph-properties fo:background-color="#DDDDDD"/>
      <style:text-properties style:font-name="Nimbus Mono L" fo:color="#000000"/>
    </style:style>
    <style:style style:name="P217" style:parent-style-name="Normal" style:family="paragraph">
      <style:paragraph-properties fo:background-color="#DDDDDD"/>
      <style:text-properties style:font-name="Nimbus Mono L" fo:color="#000000"/>
    </style:style>
    <style:style style:name="P218" style:parent-style-name="Normal" style:family="paragraph">
      <style:paragraph-properties fo:background-color="#DDDDDD"/>
      <style:text-properties style:font-name="Nimbus Mono L" fo:font-weight="bold" style:font-weight-asian="bold" fo:color="#00B050"/>
    </style:style>
    <style:style style:name="P219" style:parent-style-name="Normal" style:family="paragraph">
      <style:paragraph-properties fo:background-color="#DDDDDD"/>
      <style:text-properties style:font-name="Nimbus Mono L" fo:color="#000000"/>
    </style:style>
    <style:style style:name="P220" style:parent-style-name="Normal" style:family="paragraph">
      <style:paragraph-properties fo:background-color="#DDDDDD"/>
      <style:text-properties style:font-name="Nimbus Mono L" fo:color="#000000"/>
    </style:style>
    <style:style style:name="P221" style:parent-style-name="Normal" style:family="paragraph">
      <style:paragraph-properties fo:background-color="#DDDDDD"/>
      <style:text-properties style:font-name="Nimbus Mono L" fo:color="#000000"/>
    </style:style>
    <style:style style:name="T222" style:parent-style-name="Fuentedepárrafopredeter." style:family="text">
      <style:text-properties fo:font-weight="bold" style:font-weight-asian="bold" fo:color="#00B050"/>
    </style:style>
    <style:style style:name="T223" style:parent-style-name="Fuentedepárrafopredeter." style:family="text">
      <style:text-properties fo:font-weight="bold" style:font-weight-asian="bold" fo:font-style="italic" style:font-style-asian="italic" fo:color="#00B050"/>
    </style:style>
    <style:style style:name="T224" style:parent-style-name="Fuentedepárrafopredeter." style:family="text">
      <style:text-properties fo:font-weight="bold" style:font-weight-asian="bold" fo:color="#00B050"/>
    </style:style>
    <style:style style:name="P225" style:parent-style-name="Normal" style:family="paragraph">
      <style:paragraph-properties fo:background-color="#DDDDDD"/>
      <style:text-properties style:font-name="Nimbus Mono L" fo:font-weight="bold" style:font-weight-asian="bold" fo:color="#000000"/>
    </style:style>
    <style:style style:name="P226" style:parent-style-name="Normal" style:family="paragraph">
      <style:paragraph-properties fo:background-color="#DDDDDD"/>
      <style:text-properties style:font-name="Nimbus Mono L" fo:color="#000000"/>
    </style:style>
    <style:style style:name="P227" style:parent-style-name="Normal" style:family="paragraph">
      <style:paragraph-properties fo:background-color="#DDDDDD"/>
      <style:text-properties style:font-name="Nimbus Mono L" fo:color="#000000"/>
    </style:style>
    <style:style style:name="P228" style:parent-style-name="Normal" style:family="paragraph">
      <style:paragraph-properties fo:background-color="#DDDDDD"/>
      <style:text-properties style:font-name="Nimbus Mono L" fo:color="#000000"/>
    </style:style>
    <style:style style:name="P229" style:parent-style-name="Normal" style:family="paragraph">
      <style:paragraph-properties fo:background-color="#DDDDDD"/>
      <style:text-properties style:font-name="Nimbus Mono L" fo:color="#00000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color="#000000"/>
    </style:style>
    <style:style style:name="P232" style:parent-style-name="Normal" style:family="paragraph">
      <style:paragraph-properties fo:background-color="#DDDDDD"/>
      <style:text-properties style:font-name="Nimbus Mono L" fo:color="#000000"/>
    </style:style>
    <style:style style:name="P233" style:parent-style-name="Normal" style:family="paragraph">
      <style:paragraph-properties fo:background-color="#DDDDDD"/>
      <style:text-properties style:font-name="Nimbus Mono L" fo:color="#000000"/>
    </style:style>
    <style:style style:name="P234" style:parent-style-name="Normal" style:family="paragraph">
      <style:paragraph-properties fo:background-color="#DDDDDD"/>
      <style:text-properties style:font-name="Nimbus Mono L" fo:color="#000000"/>
    </style:style>
    <style:style style:name="P235" style:parent-style-name="Normal" style:family="paragraph">
      <style:paragraph-properties fo:background-color="#DDDDDD"/>
      <style:text-properties style:font-name="Nimbus Mono L" fo:color="#000000"/>
    </style:style>
    <style:style style:name="P236" style:parent-style-name="Normal" style:family="paragraph">
      <style:paragraph-properties fo:background-color="#DDDDDD"/>
      <style:text-properties style:font-name="Nimbus Mono L" fo:color="#000000"/>
    </style:style>
    <style:style style:name="P237" style:parent-style-name="Normal" style:family="paragraph">
      <style:paragraph-properties fo:background-color="#DDDDDD"/>
      <style:text-properties style:font-name="Nimbus Mono L" fo:color="#000000"/>
    </style:style>
    <style:style style:name="P238" style:parent-style-name="Normal" style:family="paragraph">
      <style:paragraph-properties fo:background-color="#DDDDDD"/>
      <style:text-properties style:font-name="Nimbus Mono L"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T309" style:parent-style-name="Fuentedepárrafopredeter." style:family="text">
      <style:text-properties style:font-name="Courier"/>
    </style:style>
    <style:style style:name="P310" style:parent-style-name="Normal" style:family="paragraph">
      <style:paragraph-properties style:text-autospace="none" fo:margin-bottom="0.0833in" fo:line-height="150%"/>
    </style:style>
    <style:style style:name="P311" style:parent-style-name="Normal" style:family="paragraph">
      <style:paragraph-properties style:text-autospace="none" fo:margin-bottom="0.0833in" fo:line-height="150%"/>
    </style:style>
    <style:style style:name="P312" style:parent-style-name="Normal" style:family="paragraph">
      <style:paragraph-properties style:text-autospace="none" fo:margin-bottom="0.0833in" fo:line-height="150%" fo:margin-left="1in">
        <style:tab-stops/>
      </style:paragraph-properties>
    </style:style>
    <style:style style:name="T313" style:parent-style-name="Fuentedepárrafopredeter." style:family="text">
      <style:text-properties fo:font-weight="bold" style:font-weight-asian="bold" fo:color="#00B050"/>
    </style:style>
    <style:style style:name="T314" style:parent-style-name="Fuentedepárrafopredeter." style:family="text">
      <style:text-properties fo:color="#00B050"/>
    </style:style>
    <style:style style:name="T315" style:parent-style-name="Fuentedepárrafopredeter." style:family="text">
      <style:text-properties fo:font-style="italic" style:font-style-asian="italic" style:font-style-complex="italic" fo:color="#00B050"/>
    </style:style>
    <style:style style:name="T316" style:parent-style-name="Fuentedepárrafopredeter." style:family="text">
      <style:text-properties fo:color="#00B050"/>
    </style:style>
    <style:style style:name="T317" style:parent-style-name="Fuentedepárrafopredeter." style:family="text">
      <style:text-properties fo:font-style="italic" style:font-style-asian="italic" style:font-style-complex="italic" fo:color="#00B050"/>
    </style:style>
    <style:style style:name="T318" style:parent-style-name="Fuentedepárrafopredeter." style:family="text">
      <style:text-properties fo:color="#00B050"/>
    </style:style>
    <style:style style:name="T319" style:parent-style-name="Fuentedepárrafopredeter." style:family="text">
      <style:text-properties fo:font-style="italic" style:font-style-asian="italic" style:font-style-complex="italic" fo:color="#00B050"/>
    </style:style>
    <style:style style:name="T320" style:parent-style-name="Fuentedepárrafopredeter." style:family="text">
      <style:text-properties fo:color="#00B050"/>
    </style:style>
    <style:style style:name="T321" style:parent-style-name="Fuentedepárrafopredeter." style:family="text">
      <style:text-properties fo:font-style="italic" style:font-style-asian="italic" style:font-style-complex="italic" fo:color="#00B050"/>
    </style:style>
    <style:style style:name="T322" style:parent-style-name="Fuentedepárrafopredeter." style:family="text">
      <style:text-properties fo:color="#00B050"/>
    </style:style>
    <style:style style:name="P323" style:parent-style-name="Normal" style:family="paragraph">
      <style:paragraph-properties style:text-autospace="none" fo:margin-bottom="0.0833in" fo:line-height="150%" fo:margin-left="1in">
        <style:tab-stops/>
      </style:paragraph-properties>
    </style:style>
    <style:style style:name="T324" style:parent-style-name="Fuentedepárrafopredeter." style:family="text">
      <style:text-properties fo:color="#00B050"/>
    </style:style>
    <style:style style:name="T325" style:parent-style-name="Fuentedepárrafopredeter." style:family="text">
      <style:text-properties fo:font-style="italic" style:font-style-asian="italic" style:font-style-complex="italic" fo:color="#00B050"/>
    </style:style>
    <style:style style:name="T326" style:parent-style-name="Fuentedepárrafopredeter." style:family="text">
      <style:text-properties fo:color="#00B050"/>
    </style:style>
    <style:style style:name="T327" style:parent-style-name="Fuentedepárrafopredeter." style:family="text">
      <style:text-properties fo:color="#00B050"/>
    </style:style>
    <style:style style:name="P328" style:parent-style-name="Normal" style:family="paragraph">
      <style:paragraph-properties style:text-autospace="none" fo:margin-bottom="0.0833in" fo:line-height="150%" fo:margin-left="1in">
        <style:tab-stops/>
      </style:paragraph-properties>
    </style:style>
    <style:style style:name="T329" style:parent-style-name="Fuentedepárrafopredeter." style:family="text">
      <style:text-properties fo:color="#00B050"/>
    </style:style>
    <style:style style:name="T330" style:parent-style-name="Fuentedepárrafopredeter." style:family="text">
      <style:text-properties fo:font-style="italic" style:font-style-asian="italic" style:font-style-complex="italic" fo:color="#00B050"/>
    </style:style>
    <style:style style:name="T331" style:parent-style-name="Fuentedepárrafopredeter." style:family="text">
      <style:text-properties fo:color="#00B050"/>
    </style:style>
    <style:style style:name="P332" style:parent-style-name="Normal" style:family="paragraph">
      <style:paragraph-properties style:text-autospace="none" fo:margin-bottom="0.0833in" fo:line-height="150%" fo:margin-left="1in">
        <style:tab-stops/>
      </style:paragraph-properties>
    </style:style>
    <style:style style:name="T333" style:parent-style-name="Fuentedepárrafopredeter." style:family="text">
      <style:text-properties fo:color="#00B050"/>
    </style:style>
    <style:style style:name="T334" style:parent-style-name="Fuentedepárrafopredeter." style:family="text">
      <style:text-properties fo:font-style="italic" style:font-style-asian="italic" style:font-style-complex="italic" fo:color="#00B050"/>
    </style:style>
    <style:style style:name="T335" style:parent-style-name="Fuentedepárrafopredeter." style:family="text">
      <style:text-properties fo:color="#00B050"/>
    </style:style>
    <style:style style:name="T336" style:parent-style-name="Fuentedepárrafopredeter." style:family="text">
      <style:text-properties fo:font-style="italic" style:font-style-asian="italic" style:font-style-complex="italic" fo:color="#00B050"/>
    </style:style>
    <style:style style:name="T337" style:parent-style-name="Fuentedepárrafopredeter." style:family="text">
      <style:text-properties fo:color="#00B050"/>
    </style:style>
    <style:style style:name="T338" style:parent-style-name="Fuentedepárrafopredeter." style:family="text">
      <style:text-properties fo:font-style="italic" style:font-style-asian="italic" style:font-style-complex="italic" fo:color="#00B050"/>
    </style:style>
    <style:style style:name="T339" style:parent-style-name="Fuentedepárrafopredeter." style:family="text">
      <style:text-properties fo:color="#00B050"/>
    </style:style>
    <style:style style:name="P340" style:parent-style-name="Normal" style:family="paragraph">
      <style:paragraph-properties style:text-autospace="none" fo:margin-bottom="0.0833in" fo:line-height="150%" fo:margin-left="1in">
        <style:tab-stops/>
      </style:paragraph-properties>
    </style:style>
    <style:style style:name="T341" style:parent-style-name="Fuentedepárrafopredeter." style:family="text">
      <style:text-properties fo:color="#00B050"/>
    </style:style>
    <style:style style:name="T342" style:parent-style-name="Fuentedepárrafopredeter." style:family="text">
      <style:text-properties fo:font-style="italic" style:font-style-asian="italic" style:font-style-complex="italic" fo:color="#00B050"/>
    </style:style>
    <style:style style:name="T343" style:parent-style-name="Fuentedepárrafopredeter." style:family="text">
      <style:text-properties fo:color="#00B050"/>
    </style:style>
    <style:style style:name="T344" style:parent-style-name="Fuentedepárrafopredeter." style:family="text">
      <style:text-properties fo:font-style="italic" style:font-style-asian="italic" style:font-style-complex="italic" fo:color="#00B050"/>
    </style:style>
    <style:style style:name="T345" style:parent-style-name="Fuentedepárrafopredeter." style:family="text">
      <style:text-properties fo:color="#00B050"/>
    </style:style>
    <style:style style:name="T346" style:parent-style-name="Fuentedepárrafopredeter." style:family="text">
      <style:text-properties fo:font-style="italic" style:font-style-asian="italic" style:font-style-complex="italic" fo:color="#00B050"/>
    </style:style>
    <style:style style:name="T347" style:parent-style-name="Fuentedepárrafopredeter." style:family="text">
      <style:text-properties fo:color="#00B050"/>
    </style:style>
    <style:style style:name="T348" style:parent-style-name="Fuentedepárrafopredeter." style:family="text">
      <style:text-properties fo:font-style="italic" style:font-style-asian="italic" style:font-style-complex="italic" fo:color="#00B050"/>
    </style:style>
    <style:style style:name="T349" style:parent-style-name="Fuentedepárrafopredeter." style:family="text">
      <style:text-properties fo:color="#00B050"/>
    </style:style>
    <style:style style:name="P35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51" style:parent-style-name="Normal" style:family="paragraph">
      <style:paragraph-properties style:text-autospace="none" fo:text-align="center" fo:margin-bottom="0.0833in" fo:line-height="150%" fo:text-indent="0.4916in"/>
    </style:style>
    <style:style style:name="P352" style:parent-style-name="Normal" style:family="paragraph">
      <style:paragraph-properties style:text-autospace="none" fo:text-align="center" fo:margin-bottom="0.0833in" fo:line-height="150%" fo:text-indent="0.4916in"/>
    </style:style>
    <style:style style:name="P353" style:parent-style-name="Normal" style:family="paragraph">
      <style:paragraph-properties style:text-autospace="none" fo:text-align="center" fo:margin-bottom="0.0833in" fo:line-height="150%" fo:text-indent="0.4916in"/>
    </style:style>
    <style:style style:name="P354" style:parent-style-name="Normal" style:family="paragraph">
      <style:paragraph-properties style:text-autospace="none" fo:text-align="center" fo:margin-bottom="0.0833in" fo:line-height="150%" fo:text-indent="0.4916in"/>
    </style:style>
    <style:style style:name="P355" style:parent-style-name="Normal" style:family="paragraph">
      <style:paragraph-properties style:text-autospace="none" fo:text-align="center" fo:margin-bottom="0.0833in" fo:line-height="150%" fo:text-indent="0.4916in"/>
    </style:style>
    <style:style style:name="P356" style:parent-style-name="Normal" style:family="paragraph">
      <style:paragraph-properties style:text-autospace="none" fo:text-align="center" fo:margin-bottom="0.0833in" fo:line-height="150%" fo:text-indent="0.4916in"/>
    </style:style>
    <style:style style:name="P357" style:parent-style-name="Normal" style:family="paragraph">
      <style:paragraph-properties style:text-autospace="none" fo:text-align="center" fo:margin-bottom="0.0833in" fo:line-height="150%" fo:text-indent="0.4916in"/>
    </style:style>
    <style:style style:name="P358"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59" style:parent-style-name="Normal" style:family="paragraph">
      <style:paragraph-properties style:text-autospace="none" fo:margin-bottom="0.0833in" fo:line-height="150%"/>
    </style:style>
    <style:style style:name="P36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1" style:parent-style-name="Normal" style:family="paragraph">
      <style:paragraph-properties style:text-autospace="none" fo:margin-bottom="0.0833in" fo:line-height="150%" fo:margin-left="1in">
        <style:tab-stops/>
      </style:paragraph-properties>
    </style:style>
    <style:style style:name="P362" style:parent-style-name="Normal" style:family="paragraph">
      <style:paragraph-properties style:text-autospace="none" fo:margin-bottom="0.0833in" fo:line-height="150%"/>
    </style:style>
    <style:style style:name="T363" style:parent-style-name="Fuentedepárrafopredeter." style:family="text">
      <style:text-properties fo:font-style="italic" style:font-style-asian="italic"/>
    </style:style>
    <style:style style:name="T364" style:parent-style-name="Fuentedepárrafopredeter." style:family="text">
      <style:text-properties fo:font-style="italic" style:font-style-asian="italic"/>
    </style:style>
    <style:style style:name="P365" style:parent-style-name="Normal" style:family="paragraph">
      <style:paragraph-properties style:text-autospace="none" fo:margin-bottom="0.0833in" fo:line-height="150%" fo:margin-left="0.9833in">
        <style:tab-stops/>
      </style:paragraph-properties>
    </style:style>
    <style:style style:name="T366" style:parent-style-name="Fuentedepárrafopredeter." style:family="text">
      <style:text-properties fo:font-weight="bold" style:font-weight-asian="bold" fo:color="#00B050"/>
    </style:style>
    <style:style style:name="T367" style:parent-style-name="Fuentedepárrafopredeter." style:family="text">
      <style:text-properties fo:color="#00B050"/>
    </style:style>
    <style:style style:name="P368" style:parent-style-name="Normal" style:family="paragraph">
      <style:paragraph-properties style:text-autospace="none" fo:margin-bottom="0.0833in" fo:line-height="150%"/>
    </style:style>
    <style:style style:name="P369" style:parent-style-name="Normal" style:family="paragraph">
      <style:paragraph-properties style:text-autospace="none" fo:margin-bottom="0.0833in" fo:line-height="150%" fo:margin-left="0.9833in">
        <style:tab-stops/>
      </style:paragraph-properties>
    </style:style>
    <style:style style:name="P370" style:parent-style-name="Normal" style:family="paragraph">
      <style:paragraph-properties style:text-autospace="none" fo:margin-bottom="0.0833in" fo:line-height="150%" fo:margin-left="0.9833in">
        <style:tab-stops/>
      </style:paragraph-properties>
      <style:text-properties fo:color="#00B050"/>
    </style:style>
    <style:style style:name="P371" style:parent-style-name="Normal" style:family="paragraph">
      <style:paragraph-properties style:text-autospace="none" fo:margin-bottom="0.0833in" fo:line-height="150%" fo:margin-left="0.9833in">
        <style:tab-stops/>
      </style:paragraph-properties>
      <style:text-properties fo:color="#00B050"/>
    </style:style>
    <style:style style:name="P372" style:parent-style-name="Normal" style:family="paragraph">
      <style:paragraph-properties style:text-autospace="none" fo:margin-bottom="0.0833in" fo:line-height="150%" fo:margin-left="0.9833in">
        <style:tab-stops/>
      </style:paragraph-properties>
      <style:text-properties fo:color="#00B050"/>
    </style:style>
    <style:style style:name="P373" style:parent-style-name="Normal" style:family="paragraph">
      <style:paragraph-properties style:text-autospace="none" fo:margin-bottom="0.0833in" fo:line-height="150%" fo:margin-left="1.475in" fo:text-indent="0.4916in">
        <style:tab-stops/>
      </style:paragraph-properties>
    </style:style>
    <style:style style:name="T3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77"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78" style:parent-style-name="Normal" style:family="paragraph">
      <style:paragraph-properties style:text-autospace="none" fo:margin-bottom="0.0833in" fo:line-height="150%"/>
    </style:style>
    <style:style style:name="T379" style:parent-style-name="Fuentedepárrafopredeter." style:family="text">
      <style:text-properties fo:font-style="italic" style:font-style-asian="italic"/>
    </style:style>
    <style:style style:name="T380" style:parent-style-name="Fuentedepárrafopredeter." style:family="text">
      <style:text-properties fo:font-style="italic" style:font-style-asian="italic"/>
    </style:style>
    <style:style style:name="T381" style:parent-style-name="Fuentedepárrafopredeter." style:family="text">
      <style:text-properties fo:font-style="italic" style:font-style-asian="italic"/>
    </style:style>
    <style:style style:name="P382" style:parent-style-name="Normal" style:family="paragraph">
      <style:paragraph-properties style:text-autospace="none" fo:margin-bottom="0.0833in" fo:line-height="150%" fo:margin-left="0.9833in">
        <style:tab-stops/>
      </style:paragraph-properties>
    </style:style>
    <style:style style:name="T383" style:parent-style-name="Fuentedepárrafopredeter." style:family="text">
      <style:text-properties fo:font-weight="bold" style:font-weight-asian="bold" fo:color="#00B050"/>
    </style:style>
    <style:style style:name="T384" style:parent-style-name="Fuentedepárrafopredeter." style:family="text">
      <style:text-properties fo:color="#00B050"/>
    </style:style>
    <style:style style:name="T385" style:parent-style-name="Fuentedepárrafopredeter." style:family="text">
      <style:text-properties fo:font-style="italic" style:font-style-asian="italic" style:font-style-complex="italic" fo:color="#00B050"/>
    </style:style>
    <style:style style:name="T386" style:parent-style-name="Fuentedepárrafopredeter." style:family="text">
      <style:text-properties fo:color="#00B050"/>
    </style:style>
    <style:style style:name="T387" style:parent-style-name="Fuentedepárrafopredeter." style:family="text">
      <style:text-properties fo:font-style="italic" style:font-style-asian="italic" style:font-style-complex="italic" fo:color="#00B050"/>
    </style:style>
    <style:style style:name="T388" style:parent-style-name="Fuentedepárrafopredeter." style:family="text">
      <style:text-properties fo:color="#00B050"/>
    </style:style>
    <style:style style:name="T389" style:parent-style-name="Fuentedepárrafopredeter." style:family="text">
      <style:text-properties fo:font-weight="bold" style:font-weight-asian="bold" style:font-weight-complex="bold" fo:color="#00B050"/>
    </style:style>
    <style:style style:name="T390" style:parent-style-name="Fuentedepárrafopredeter." style:family="text">
      <style:text-properties fo:color="#00B050"/>
    </style:style>
    <style:style style:name="T391" style:parent-style-name="Fuentedepárrafopredeter." style:family="text">
      <style:text-properties fo:color="#00B050"/>
    </style:style>
    <style:style style:name="T392" style:parent-style-name="Fuentedepárrafopredeter." style:family="text">
      <style:text-properties fo:font-style="italic" style:font-style-asian="italic" fo:color="#00B050"/>
    </style:style>
    <style:style style:name="T393" style:parent-style-name="Fuentedepárrafopredeter." style:family="text">
      <style:text-properties fo:color="#00B050"/>
    </style:style>
    <style:style style:name="T394" style:parent-style-name="Fuentedepárrafopredeter." style:family="text">
      <style:text-properties fo:font-style="italic" style:font-style-asian="italic" fo:color="#00B050"/>
    </style:style>
    <style:style style:name="T395" style:parent-style-name="Fuentedepárrafopredeter." style:family="text">
      <style:text-properties fo:color="#00B050"/>
    </style:style>
    <style:style style:name="T396" style:parent-style-name="Fuentedepárrafopredeter." style:family="text">
      <style:text-properties fo:font-style="italic" style:font-style-asian="italic" fo:color="#00B050"/>
    </style:style>
    <style:style style:name="T397" style:parent-style-name="Fuentedepárrafopredeter." style:family="text">
      <style:text-properties fo:color="#00B050"/>
    </style:style>
    <style:style style:name="T398" style:parent-style-name="Fuentedepárrafopredeter." style:family="text">
      <style:text-properties fo:font-style="italic" style:font-style-asian="italic" fo:color="#00B050"/>
    </style:style>
    <style:style style:name="T399" style:parent-style-name="Fuentedepárrafopredeter." style:family="text">
      <style:text-properties fo:color="#00B050"/>
    </style:style>
    <style:style style:name="T400" style:parent-style-name="Fuentedepárrafopredeter." style:family="text">
      <style:text-properties fo:font-style="italic" style:font-style-asian="italic" fo:color="#00B050"/>
    </style:style>
    <style:style style:name="T401" style:parent-style-name="Fuentedepárrafopredeter." style:family="text">
      <style:text-properties fo:color="#00B050"/>
    </style:style>
    <style:style style:name="P402" style:parent-style-name="Normal" style:family="paragraph">
      <style:paragraph-properties style:text-autospace="none" fo:margin-bottom="0.0833in" fo:line-height="150%" fo:margin-left="0.9833in" fo:text-indent="0.4916in">
        <style:tab-stops/>
      </style:paragraph-properties>
    </style:style>
    <style:style style:name="T403" style:parent-style-name="Fuentedepárrafopredeter." style:family="text">
      <style:text-properties fo:color="#00B050"/>
    </style:style>
    <style:style style:name="T404" style:parent-style-name="Fuentedepárrafopredeter." style:family="text">
      <style:text-properties fo:font-style="italic" style:font-style-asian="italic" fo:color="#00B050"/>
    </style:style>
    <style:style style:name="T405" style:parent-style-name="Fuentedepárrafopredeter." style:family="text">
      <style:text-properties fo:color="#00B050"/>
    </style:style>
    <style:style style:name="T406" style:parent-style-name="Fuentedepárrafopredeter." style:family="text">
      <style:text-properties fo:font-style="italic" style:font-style-asian="italic" fo:color="#00B050"/>
    </style:style>
    <style:style style:name="T407" style:parent-style-name="Fuentedepárrafopredeter." style:family="text">
      <style:text-properties fo:color="#00B050"/>
    </style:style>
    <style:style style:name="T408" style:parent-style-name="Fuentedepárrafopredeter." style:family="text">
      <style:text-properties fo:font-style="italic" style:font-style-asian="italic" fo:color="#00B050"/>
    </style:style>
    <style:style style:name="T409" style:parent-style-name="Fuentedepárrafopredeter." style:family="text">
      <style:text-properties fo:color="#00B050"/>
    </style:style>
    <style:style style:name="P410" style:parent-style-name="Normal" style:family="paragraph">
      <style:paragraph-properties style:text-autospace="none" fo:margin-bottom="0.0833in" fo:line-height="150%" fo:margin-left="0.9833in">
        <style:tab-stops/>
      </style:paragraph-properties>
    </style:style>
    <style:style style:name="T411" style:parent-style-name="Fuentedepárrafopredeter." style:family="text">
      <style:text-properties fo:color="#00B050"/>
    </style:style>
    <style:style style:name="T412" style:parent-style-name="Fuentedepárrafopredeter." style:family="text">
      <style:text-properties fo:font-style="italic" style:font-style-asian="italic" style:font-style-complex="italic" fo:color="#00B050"/>
    </style:style>
    <style:style style:name="T413" style:parent-style-name="Fuentedepárrafopredeter." style:family="text">
      <style:text-properties fo:color="#00B050"/>
    </style:style>
    <style:style style:name="T414" style:parent-style-name="Fuentedepárrafopredeter." style:family="text">
      <style:text-properties fo:font-style="italic" style:font-style-asian="italic" style:font-style-complex="italic" fo:color="#00B050"/>
    </style:style>
    <style:style style:name="T415" style:parent-style-name="Fuentedepárrafopredeter." style:family="text">
      <style:text-properties fo:color="#00B050"/>
    </style:style>
    <style:style style:name="T416" style:parent-style-name="Fuentedepárrafopredeter." style:family="text">
      <style:text-properties style:font-style-complex="italic" fo:color="#00B050"/>
    </style:style>
    <style:style style:name="T417" style:parent-style-name="Fuentedepárrafopredeter." style:family="text">
      <style:text-properties fo:color="#00B050"/>
    </style:style>
    <style:style style:name="P418" style:parent-style-name="Normal" style:family="paragraph">
      <style:paragraph-properties style:text-autospace="none" fo:text-align="center" fo:margin-bottom="0.0833in" fo:line-height="150%" fo:text-indent="0.4916in"/>
    </style:style>
    <style:style style:name="P41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1" style:parent-style-name="Normal" style:family="paragraph">
      <style:paragraph-properties style:text-autospace="none" fo:margin-bottom="0.0833in" fo:line-height="150%"/>
    </style:style>
    <style:style style:name="P42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0" style:parent-style-name="Normal" style:family="paragraph">
      <style:paragraph-properties style:text-autospace="none" fo:text-align="center" fo:margin-bottom="0.0833in" fo:line-height="150%" fo:text-indent="0.4916in"/>
    </style:style>
    <style:style style:name="P4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3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8" style:parent-style-name="Normal" style:family="paragraph">
      <style:paragraph-properties style:text-autospace="none" fo:margin-bottom="0.0833in" fo:line-height="150%"/>
    </style:style>
    <style:style style:name="T439" style:parent-style-name="Fuentedepárrafopredeter." style:family="text">
      <style:text-properties fo:font-style="italic" style:font-style-asian="italic"/>
    </style:style>
    <style:style style:name="T440" style:parent-style-name="Fuentedepárrafopredeter." style:family="text">
      <style:text-properties fo:font-style="italic" style:font-style-asian="italic"/>
    </style:style>
    <style:style style:name="T441" style:parent-style-name="Fuentedepárrafopredeter." style:family="text">
      <style:text-properties fo:font-style="italic" style:font-style-asian="italic"/>
    </style:style>
    <style:style style:name="P442" style:parent-style-name="Párrafodelista" style:family="paragraph">
      <style:paragraph-properties style:text-autospace="none" fo:margin-bottom="0.0833in" fo:line-height="150%" fo:margin-left="0.9833in">
        <style:tab-stops/>
      </style:paragraph-properties>
    </style:style>
    <style:style style:name="T443" style:parent-style-name="Fuentedepárrafopredeter." style:family="text">
      <style:text-properties fo:font-weight="bold" style:font-weight-asian="bold" fo:color="#00B050"/>
    </style:style>
    <style:style style:name="T444" style:parent-style-name="Fuentedepárrafopredeter." style:family="text">
      <style:text-properties fo:color="#00B050"/>
    </style:style>
    <style:style style:name="T445" style:parent-style-name="Fuentedepárrafopredeter." style:family="text">
      <style:text-properties fo:font-style="italic" style:font-style-asian="italic" fo:color="#00B050"/>
    </style:style>
    <style:style style:name="T446" style:parent-style-name="Fuentedepárrafopredeter." style:family="text">
      <style:text-properties fo:color="#00B050"/>
    </style:style>
    <style:style style:name="T447" style:parent-style-name="Fuentedepárrafopredeter." style:family="text">
      <style:text-properties fo:font-style="italic" style:font-style-asian="italic" fo:color="#00B050"/>
    </style:style>
    <style:style style:name="T448" style:parent-style-name="Fuentedepárrafopredeter." style:family="text">
      <style:text-properties fo:color="#00B050"/>
    </style:style>
    <style:style style:name="T449" style:parent-style-name="Fuentedepárrafopredeter." style:family="text">
      <style:text-properties fo:font-style="italic" style:font-style-asian="italic" style:font-style-complex="italic" fo:color="#00B050"/>
    </style:style>
    <style:style style:name="T450" style:parent-style-name="Fuentedepárrafopredeter." style:family="text">
      <style:text-properties fo:color="#00B050"/>
    </style:style>
    <style:style style:name="T451" style:parent-style-name="Fuentedepárrafopredeter." style:family="text">
      <style:text-properties fo:font-style="italic" style:font-style-asian="italic" fo:color="#00B050"/>
    </style:style>
    <style:style style:name="T452" style:parent-style-name="Fuentedepárrafopredeter." style:family="text">
      <style:text-properties fo:color="#00B050"/>
    </style:style>
    <style:style style:name="T453" style:parent-style-name="Fuentedepárrafopredeter." style:family="text">
      <style:text-properties fo:font-style="italic" style:font-style-asian="italic" fo:color="#00B050"/>
    </style:style>
    <style:style style:name="T454" style:parent-style-name="Fuentedepárrafopredeter." style:family="text">
      <style:text-properties fo:color="#00B050"/>
    </style:style>
    <style:style style:name="P455" style:parent-style-name="Párrafodelista" style:family="paragraph">
      <style:paragraph-properties style:text-autospace="none" fo:margin-bottom="0.0833in" fo:line-height="150%" fo:margin-left="0.9833in">
        <style:tab-stops/>
      </style:paragraph-properties>
    </style:style>
    <style:style style:name="T456" style:parent-style-name="Fuentedepárrafopredeter." style:family="text">
      <style:text-properties fo:font-weight="bold" style:font-weight-asian="bold" fo:color="#00B050"/>
    </style:style>
    <style:style style:name="T457" style:parent-style-name="Fuentedepárrafopredeter." style:family="text">
      <style:text-properties fo:color="#00B050"/>
    </style:style>
    <style:style style:name="T458" style:parent-style-name="Fuentedepárrafopredeter." style:family="text">
      <style:text-properties fo:font-style="italic" style:font-style-asian="italic" fo:color="#00B050"/>
    </style:style>
    <style:style style:name="T459" style:parent-style-name="Fuentedepárrafopredeter." style:family="text">
      <style:text-properties fo:color="#00B050"/>
    </style:style>
    <style:style style:name="P460" style:parent-style-name="Párrafodelista" style:family="paragraph">
      <style:paragraph-properties style:text-autospace="none" fo:margin-bottom="0.0833in" fo:line-height="150%" fo:margin-left="0.9833in">
        <style:tab-stops/>
      </style:paragraph-properties>
    </style:style>
    <style:style style:name="T461" style:parent-style-name="Fuentedepárrafopredeter." style:family="text">
      <style:text-properties fo:color="#00B050"/>
    </style:style>
    <style:style style:name="T462" style:parent-style-name="Fuentedepárrafopredeter." style:family="text">
      <style:text-properties fo:font-style="italic" style:font-style-asian="italic" fo:color="#00B050"/>
    </style:style>
    <style:style style:name="T463" style:parent-style-name="Fuentedepárrafopredeter." style:family="text">
      <style:text-properties fo:color="#00B050"/>
    </style:style>
    <style:style style:name="P46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5" style:parent-style-name="Normal" style:family="paragraph">
      <style:paragraph-properties style:text-autospace="none" fo:text-align="center" fo:margin-bottom="0.0833in" fo:line-height="150%" fo:text-indent="0.4916in"/>
    </style:style>
    <style:style style:name="P4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8" style:parent-style-name="Normal" style:family="paragraph">
      <style:paragraph-properties style:text-autospace="none" fo:margin-bottom="0.0833in" fo:line-height="150%"/>
    </style:style>
    <style:style style:name="P469" style:parent-style-name="Normal" style:family="paragraph">
      <style:paragraph-properties style:text-autospace="none" fo:margin-bottom="0.0833in" fo:line-height="150%" fo:margin-left="1.475in" fo:text-indent="0.4916in">
        <style:tab-stops/>
      </style:paragraph-properties>
    </style:style>
    <style:style style:name="T47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71" style:parent-style-name="Normal" style:family="paragraph">
      <style:paragraph-properties style:text-autospace="none" fo:margin-bottom="0.0833in" fo:line-height="150%"/>
    </style:style>
    <style:style style:name="T472" style:parent-style-name="Fuentedepárrafopredeter." style:family="text">
      <style:text-properties fo:font-style="italic" style:font-style-asian="italic"/>
    </style:style>
    <style:style style:name="T473" style:parent-style-name="Fuentedepárrafopredeter." style:family="text">
      <style:text-properties fo:font-style="italic" style:font-style-asian="italic"/>
    </style:style>
    <style:style style:name="T474" style:parent-style-name="Fuentedepárrafopredeter." style:family="text">
      <style:text-properties fo:font-style="italic" style:font-style-asian="italic"/>
    </style:style>
    <style:style style:name="P475" style:parent-style-name="Párrafodelista" style:family="paragraph">
      <style:paragraph-properties style:text-autospace="none" fo:margin-bottom="0.0833in" fo:line-height="150%" fo:margin-left="0.9833in">
        <style:tab-stops/>
      </style:paragraph-properties>
    </style:style>
    <style:style style:name="T476" style:parent-style-name="Fuentedepárrafopredeter." style:family="text">
      <style:text-properties fo:font-weight="bold" style:font-weight-asian="bold" fo:color="#00B050"/>
    </style:style>
    <style:style style:name="T477" style:parent-style-name="Fuentedepárrafopredeter." style:family="text">
      <style:text-properties fo:color="#00B050"/>
    </style:style>
    <style:style style:name="T478" style:parent-style-name="Fuentedepárrafopredeter." style:family="text">
      <style:text-properties fo:font-style="italic" style:font-style-asian="italic" fo:color="#00B050"/>
    </style:style>
    <style:style style:name="T479" style:parent-style-name="Fuentedepárrafopredeter." style:family="text">
      <style:text-properties fo:color="#00B050"/>
    </style:style>
    <style:style style:name="P480" style:parent-style-name="Párrafodelista" style:family="paragraph">
      <style:paragraph-properties style:text-autospace="none" fo:margin-bottom="0.0833in" fo:line-height="150%" fo:margin-left="0.9833in">
        <style:tab-stops/>
      </style:paragraph-properties>
    </style:style>
    <style:style style:name="T481" style:parent-style-name="Fuentedepárrafopredeter." style:family="text">
      <style:text-properties fo:font-weight="bold" style:font-weight-asian="bold" fo:color="#00B050"/>
    </style:style>
    <style:style style:name="T482" style:parent-style-name="Fuentedepárrafopredeter." style:family="text">
      <style:text-properties fo:color="#00B050"/>
    </style:style>
    <style:style style:name="T483" style:parent-style-name="Fuentedepárrafopredeter." style:family="text">
      <style:text-properties fo:font-style="italic" style:font-style-asian="italic" fo:color="#00B050"/>
    </style:style>
    <style:style style:name="T484" style:parent-style-name="Fuentedepárrafopredeter." style:family="text">
      <style:text-properties fo:color="#00B050"/>
    </style:style>
    <style:style style:name="T485" style:parent-style-name="Fuentedepárrafopredeter." style:family="text">
      <style:text-properties fo:font-style="italic" style:font-style-asian="italic" fo:color="#00B050"/>
    </style:style>
    <style:style style:name="T486" style:parent-style-name="Fuentedepárrafopredeter." style:family="text">
      <style:text-properties fo:color="#00B050"/>
    </style:style>
    <style:style style:name="P487" style:parent-style-name="Párrafodelista" style:family="paragraph">
      <style:paragraph-properties style:text-autospace="none" fo:margin-bottom="0.0833in" fo:line-height="150%" fo:margin-left="0.9833in">
        <style:tab-stops/>
      </style:paragraph-properties>
    </style:style>
    <style:style style:name="T488" style:parent-style-name="Fuentedepárrafopredeter." style:family="text">
      <style:text-properties fo:color="#00B050"/>
    </style:style>
    <style:style style:name="T489" style:parent-style-name="Fuentedepárrafopredeter." style:family="text">
      <style:text-properties fo:font-style="italic" style:font-style-asian="italic" fo:color="#00B050"/>
    </style:style>
    <style:style style:name="T490" style:parent-style-name="Fuentedepárrafopredeter." style:family="text">
      <style:text-properties fo:color="#00B050"/>
    </style:style>
    <style:style style:name="T491" style:parent-style-name="Fuentedepárrafopredeter." style:family="text">
      <style:text-properties fo:font-style="italic" style:font-style-asian="italic" fo:color="#00B050"/>
    </style:style>
    <style:style style:name="T492" style:parent-style-name="Fuentedepárrafopredeter." style:family="text">
      <style:text-properties fo:color="#00B050"/>
    </style:style>
    <style:style style:name="P49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494" style:parent-style-name="Párrafodelista" style:family="paragraph">
      <style:paragraph-properties style:text-autospace="none" fo:margin-bottom="0.0833in" fo:line-height="150%" fo:margin-left="0.9833in">
        <style:tab-stops/>
      </style:paragraph-properties>
      <style:text-properties fo:color="#00B050"/>
    </style:style>
    <style:style style:name="P495" style:parent-style-name="Párrafodelista" style:family="paragraph">
      <style:paragraph-properties style:text-autospace="none" fo:margin-bottom="0.0833in" fo:line-height="150%" fo:margin-left="0.9833in">
        <style:tab-stops/>
      </style:paragraph-properties>
    </style:style>
    <style:style style:name="T496" style:parent-style-name="Fuentedepárrafopredeter." style:family="text">
      <style:text-properties fo:color="#00B050"/>
    </style:style>
    <style:style style:name="P49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1"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02"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0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04" style:parent-style-name="Párrafodelista" style:family="paragraph">
      <style:paragraph-properties style:text-autospace="none" fo:margin-bottom="0.0833in" fo:line-height="150%" fo:margin-left="0.9833in">
        <style:tab-stops/>
      </style:paragraph-properties>
    </style:style>
    <style:style style:name="T505" style:parent-style-name="Fuentedepárrafopredeter." style:family="text">
      <style:text-properties fo:font-weight="bold" style:font-weight-asian="bold" fo:color="#00B050"/>
    </style:style>
    <style:style style:name="T506" style:parent-style-name="Fuentedepárrafopredeter." style:family="text">
      <style:text-properties fo:color="#00B050"/>
    </style:style>
    <style:style style:name="P507"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0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9" style:parent-style-name="Normal" style:family="paragraph">
      <style:paragraph-properties style:text-autospace="none" fo:text-align="center" fo:margin-bottom="0.0833in" fo:line-height="150%" fo:text-indent="0.4916in"/>
    </style:style>
    <style:style style:name="T510" style:parent-style-name="Fuentedepárrafopredeter." style:family="text">
      <style:text-properties fo:font-weight="bold" style:font-weight-asian="bold" fo:color="#00B050"/>
    </style:style>
    <style:style style:name="T5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12"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13" style:parent-style-name="Normal" style:family="paragraph">
      <style:paragraph-properties style:text-autospace="none" fo:margin-bottom="0.0833in" fo:line-height="150%"/>
    </style:style>
    <style:style style:name="T514" style:parent-style-name="Fuentedepárrafopredeter." style:family="text">
      <style:text-properties fo:font-style="italic" style:font-style-asian="italic"/>
    </style:style>
    <style:style style:name="T515" style:parent-style-name="Fuentedepárrafopredeter." style:family="text">
      <style:text-properties fo:font-style="italic" style:font-style-asian="italic"/>
    </style:style>
    <style:style style:name="T516" style:parent-style-name="Fuentedepárrafopredeter." style:family="text">
      <style:text-properties fo:font-style="italic" style:font-style-asian="italic"/>
    </style:style>
    <style:style style:name="T517" style:parent-style-name="Fuentedepárrafopredeter." style:family="text">
      <style:text-properties fo:font-weight="bold" style:font-weight-asian="bold" fo:color="#FF0000"/>
    </style:style>
    <style:style style:name="P518" style:parent-style-name="Normal" style:family="paragraph">
      <style:paragraph-properties style:text-autospace="none" fo:margin-bottom="0.0833in" fo:line-height="150%" fo:margin-left="0.9833in">
        <style:tab-stops/>
      </style:paragraph-properties>
    </style:style>
    <style:style style:name="T519" style:parent-style-name="Fuentedepárrafopredeter." style:family="text">
      <style:text-properties fo:font-weight="bold" style:font-weight-asian="bold" fo:color="#00B050"/>
    </style:style>
    <style:style style:name="T520" style:parent-style-name="Fuentedepárrafopredeter." style:family="text">
      <style:text-properties fo:color="#00B050"/>
    </style:style>
    <style:style style:name="T521" style:parent-style-name="Fuentedepárrafopredeter." style:family="text">
      <style:text-properties fo:font-style="italic" style:font-style-asian="italic" fo:color="#00B050"/>
    </style:style>
    <style:style style:name="T522" style:parent-style-name="Fuentedepárrafopredeter." style:family="text">
      <style:text-properties fo:color="#00B050"/>
    </style:style>
    <style:style style:name="P523" style:parent-style-name="Normal" style:family="paragraph">
      <style:paragraph-properties style:text-autospace="none" fo:margin-bottom="0.0833in" fo:line-height="150%" fo:margin-left="0.9833in">
        <style:tab-stops/>
      </style:paragraph-properties>
    </style:style>
    <style:style style:name="T524" style:parent-style-name="Fuentedepárrafopredeter." style:family="text">
      <style:text-properties fo:font-weight="bold" style:font-weight-asian="bold" fo:color="#00B050"/>
    </style:style>
    <style:style style:name="T525" style:parent-style-name="Fuentedepárrafopredeter." style:family="text">
      <style:text-properties fo:color="#00B050"/>
    </style:style>
    <style:style style:name="P526"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27"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2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29" style:parent-style-name="Normal" style:family="paragraph">
      <style:paragraph-properties style:text-autospace="none" fo:margin-bottom="0.0833in" fo:line-height="150%"/>
      <style:text-properties fo:font-weight="bold" style:font-weight-asian="bold" fo:color="#00B050"/>
    </style:style>
    <style:style style:name="P530" style:parent-style-name="Normal" style:family="paragraph">
      <style:paragraph-properties style:text-autospace="none" fo:margin-bottom="0.0833in" fo:line-height="150%"/>
    </style:style>
    <style:style style:name="P531" style:parent-style-name="Normal" style:family="paragraph">
      <style:paragraph-properties style:text-autospace="none" fo:margin-bottom="0.0833in" fo:line-height="150%"/>
      <style:text-properties fo:font-weight="bold" style:font-weight-asian="bold" fo:color="#00B050"/>
    </style:style>
    <style:style style:name="P5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34" style:parent-style-name="Normal" style:family="paragraph">
      <style:paragraph-properties style:text-autospace="none" fo:margin-bottom="0.0833in" fo:line-height="150%"/>
    </style:style>
    <style:style style:name="T535" style:parent-style-name="Fuentedepárrafopredeter." style:family="text">
      <style:text-properties fo:font-style="italic" style:font-style-asian="italic"/>
    </style:style>
    <style:style style:name="P536" style:parent-style-name="Normal" style:family="paragraph">
      <style:paragraph-properties style:text-autospace="none" fo:margin-bottom="0.0833in" fo:line-height="150%" fo:margin-left="0.9833in">
        <style:tab-stops/>
      </style:paragraph-properties>
    </style:style>
    <style:style style:name="T537" style:parent-style-name="Fuentedepárrafopredeter." style:family="text">
      <style:text-properties fo:font-weight="bold" style:font-weight-asian="bold" fo:color="#00B050"/>
    </style:style>
    <style:style style:name="T538" style:parent-style-name="Fuentedepárrafopredeter." style:family="text">
      <style:text-properties fo:color="#00B050"/>
    </style:style>
    <style:style style:name="P539" style:parent-style-name="Normal" style:family="paragraph">
      <style:paragraph-properties style:text-autospace="none" fo:margin-bottom="0.0833in" fo:line-height="150%"/>
    </style:style>
    <style:style style:name="T540" style:parent-style-name="Fuentedepárrafopredeter." style:family="text">
      <style:text-properties fo:font-style="italic" style:font-style-asian="italic"/>
    </style:style>
    <style:style style:name="P541" style:parent-style-name="Normal" style:family="paragraph">
      <style:paragraph-properties style:text-autospace="none" fo:margin-bottom="0.0833in" fo:line-height="150%" fo:margin-left="0.9833in">
        <style:tab-stops/>
      </style:paragraph-properties>
    </style:style>
    <style:style style:name="T542" style:parent-style-name="Fuentedepárrafopredeter." style:family="text">
      <style:text-properties fo:font-weight="bold" style:font-weight-asian="bold" fo:color="#00B050"/>
    </style:style>
    <style:style style:name="T543" style:parent-style-name="Fuentedepárrafopredeter." style:family="text">
      <style:text-properties fo:color="#00B050"/>
    </style:style>
    <style:style style:name="T544" style:parent-style-name="Fuentedepárrafopredeter." style:family="text">
      <style:text-properties fo:font-style="italic" style:font-style-asian="italic" fo:color="#00B050"/>
    </style:style>
    <style:style style:name="T545" style:parent-style-name="Fuentedepárrafopredeter." style:family="text">
      <style:text-properties fo:color="#00B050"/>
    </style:style>
    <style:style style:name="P546" style:parent-style-name="Normal" style:family="paragraph">
      <style:paragraph-properties style:text-autospace="none" fo:margin-bottom="0.0833in" fo:line-height="150%" fo:margin-left="0.9833in">
        <style:tab-stops/>
      </style:paragraph-properties>
    </style:style>
    <style:style style:name="T547" style:parent-style-name="Fuentedepárrafopredeter." style:family="text">
      <style:text-properties fo:font-weight="bold" style:font-weight-asian="bold" fo:color="#00B050"/>
    </style:style>
    <style:style style:name="T548" style:parent-style-name="Fuentedepárrafopredeter." style:family="text">
      <style:text-properties fo:color="#00B050"/>
    </style:style>
    <style:style style:name="T549" style:parent-style-name="Fuentedepárrafopredeter." style:family="text">
      <style:text-properties fo:font-style="italic" style:font-style-asian="italic" fo:color="#00B050"/>
    </style:style>
    <style:style style:name="T550" style:parent-style-name="Fuentedepárrafopredeter." style:family="text">
      <style:text-properties fo:color="#00B050"/>
    </style:style>
    <style:style style:name="T551" style:parent-style-name="Fuentedepárrafopredeter." style:family="text">
      <style:text-properties fo:font-style="italic" style:font-style-asian="italic" fo:color="#00B050"/>
    </style:style>
    <style:style style:name="T552" style:parent-style-name="Fuentedepárrafopredeter." style:family="text">
      <style:text-properties fo:color="#00B050"/>
    </style:style>
    <style:style style:name="P553" style:parent-style-name="Normal" style:family="paragraph">
      <style:paragraph-properties style:text-autospace="none" fo:margin-bottom="0.0833in" fo:line-height="150%" fo:margin-left="0.9833in">
        <style:tab-stops/>
      </style:paragraph-properties>
    </style:style>
    <style:style style:name="T554" style:parent-style-name="Fuentedepárrafopredeter." style:family="text">
      <style:text-properties fo:color="#00B050"/>
    </style:style>
    <style:style style:name="T555" style:parent-style-name="Fuentedepárrafopredeter." style:family="text">
      <style:text-properties fo:font-style="italic" style:font-style-asian="italic" fo:color="#00B050"/>
    </style:style>
    <style:style style:name="T556" style:parent-style-name="Fuentedepárrafopredeter." style:family="text">
      <style:text-properties fo:color="#00B050"/>
    </style:style>
    <style:style style:name="P557" style:parent-style-name="Normal" style:family="paragraph">
      <style:paragraph-properties style:text-autospace="none" fo:text-align="center" fo:margin-bottom="0.0833in" fo:line-height="150%" fo:text-indent="0.4916in"/>
    </style:style>
    <style:style style:name="P55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5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4" style:parent-style-name="Normal" style:family="paragraph">
      <style:paragraph-properties style:text-autospace="none" fo:text-align="center" fo:margin-bottom="0.0833in" fo:line-height="150%" fo:text-indent="0.4916in"/>
    </style:style>
    <style:style style:name="P5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9"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80" style:parent-style-name="Normal" style:family="paragraph">
      <style:paragraph-properties style:text-autospace="none" fo:margin-bottom="0.0833in" fo:line-height="150%"/>
    </style:style>
    <style:style style:name="T581" style:parent-style-name="Fuentedepárrafopredeter." style:family="text">
      <style:text-properties fo:font-style="italic" style:font-style-asian="italic"/>
    </style:style>
    <style:style style:name="T582" style:parent-style-name="Fuentedepárrafopredeter." style:family="text">
      <style:text-properties fo:font-style="italic" style:font-style-asian="italic"/>
    </style:style>
    <style:style style:name="T583" style:parent-style-name="Fuentedepárrafopredeter." style:family="text">
      <style:text-properties fo:font-style="italic" style:font-style-asian="italic"/>
    </style:style>
    <style:style style:name="P584" style:parent-style-name="Normal" style:family="paragraph">
      <style:paragraph-properties style:text-autospace="none" fo:margin-bottom="0.0833in" fo:line-height="150%" fo:margin-left="0.9833in">
        <style:tab-stops/>
      </style:paragraph-properties>
    </style:style>
    <style:style style:name="T585" style:parent-style-name="Fuentedepárrafopredeter." style:family="text">
      <style:text-properties fo:font-weight="bold" style:font-weight-asian="bold" fo:color="#00B050"/>
    </style:style>
    <style:style style:name="T586" style:parent-style-name="Fuentedepárrafopredeter." style:family="text">
      <style:text-properties fo:color="#00B050"/>
    </style:style>
    <style:style style:name="P587"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588" style:parent-style-name="Normal" style:family="paragraph">
      <style:paragraph-properties style:text-autospace="none" fo:margin-bottom="0.0833in" fo:line-height="150%"/>
    </style:style>
    <style:style style:name="T5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91" style:parent-style-name="Normal" style:family="paragraph">
      <style:paragraph-properties style:text-autospace="none" fo:margin-bottom="0.0833in" fo:line-height="150%"/>
      <style:text-properties fo:font-weight="bold" style:font-weight-asian="bold" fo:color="#00B050"/>
    </style:style>
    <style:style style:name="P592" style:parent-style-name="Normal" style:family="paragraph">
      <style:paragraph-properties style:text-autospace="none" fo:margin-bottom="0.0833in" fo:line-height="150%"/>
    </style:style>
    <style:style style:name="P593" style:parent-style-name="Normal" style:family="paragraph">
      <style:paragraph-properties style:text-autospace="none" fo:margin-bottom="0.0833in" fo:line-height="150%"/>
    </style:style>
    <style:style style:name="T594" style:parent-style-name="Fuentedepárrafopredeter." style:family="text">
      <style:text-properties fo:font-style="italic" style:font-style-asian="italic"/>
    </style:style>
    <style:style style:name="P595" style:parent-style-name="Normal" style:family="paragraph">
      <style:paragraph-properties style:text-autospace="none" fo:margin-bottom="0.0833in" fo:line-height="150%" fo:margin-left="0.9833in">
        <style:tab-stops/>
      </style:paragraph-properties>
    </style:style>
    <style:style style:name="T596" style:parent-style-name="Fuentedepárrafopredeter." style:family="text">
      <style:text-properties fo:font-weight="bold" style:font-weight-asian="bold" fo:color="#00B050"/>
    </style:style>
    <style:style style:name="T597" style:parent-style-name="Fuentedepárrafopredeter." style:family="text">
      <style:text-properties fo:color="#00B050"/>
    </style:style>
    <style:style style:name="T598" style:parent-style-name="Fuentedepárrafopredeter." style:family="text">
      <style:text-properties fo:font-style="italic" style:font-style-asian="italic" fo:color="#00B050"/>
    </style:style>
    <style:style style:name="T599" style:parent-style-name="Fuentedepárrafopredeter." style:family="text">
      <style:text-properties fo:color="#00B050"/>
    </style:style>
    <style:style style:name="T600" style:parent-style-name="Fuentedepárrafopredeter." style:family="text">
      <style:text-properties fo:font-style="italic" style:font-style-asian="italic" fo:color="#00B050"/>
    </style:style>
    <style:style style:name="T601" style:parent-style-name="Fuentedepárrafopredeter." style:family="text">
      <style:text-properties fo:color="#00B050"/>
    </style:style>
    <style:style style:name="P602" style:parent-style-name="Normal" style:family="paragraph">
      <style:paragraph-properties style:text-autospace="none" fo:margin-bottom="0.0833in" fo:line-height="150%"/>
    </style:style>
    <style:style style:name="T603" style:parent-style-name="Fuentedepárrafopredeter." style:family="text">
      <style:text-properties fo:font-style="italic" style:font-style-asian="italic"/>
    </style:style>
    <style:style style:name="P604" style:parent-style-name="Normal" style:family="paragraph">
      <style:paragraph-properties style:text-autospace="none" fo:margin-bottom="0.0833in" fo:line-height="150%" fo:margin-left="0.9833in">
        <style:tab-stops/>
      </style:paragraph-properties>
    </style:style>
    <style:style style:name="T605" style:parent-style-name="Fuentedepárrafopredeter." style:family="text">
      <style:text-properties fo:font-weight="bold" style:font-weight-asian="bold" fo:color="#00B050"/>
    </style:style>
    <style:style style:name="T606" style:parent-style-name="Fuentedepárrafopredeter." style:family="text">
      <style:text-properties fo:color="#00B050"/>
    </style:style>
    <style:style style:name="T607" style:parent-style-name="Fuentedepárrafopredeter." style:family="text">
      <style:text-properties fo:color="#00B050"/>
    </style:style>
    <style:style style:name="P608" style:parent-style-name="Normal" style:family="paragraph">
      <style:paragraph-properties style:text-autospace="none" fo:margin-bottom="0.0833in" fo:line-height="150%"/>
    </style:style>
    <style:style style:name="P609" style:parent-style-name="Normal" style:family="paragraph">
      <style:paragraph-properties style:text-autospace="none" fo:margin-bottom="0.0833in" fo:line-height="150%"/>
    </style:style>
    <style:style style:name="T610" style:parent-style-name="Fuentedepárrafopredeter." style:family="text">
      <style:text-properties fo:font-style="italic" style:font-style-asian="italic"/>
    </style:style>
    <style:style style:name="P611" style:parent-style-name="Normal" style:family="paragraph">
      <style:paragraph-properties style:text-autospace="none" fo:margin-bottom="0.0833in" fo:line-height="150%" fo:margin-left="0.9833in">
        <style:tab-stops/>
      </style:paragraph-properties>
    </style:style>
    <style:style style:name="T612" style:parent-style-name="Fuentedepárrafopredeter." style:family="text">
      <style:text-properties fo:font-weight="bold" style:font-weight-asian="bold" fo:color="#00B050"/>
    </style:style>
    <style:style style:name="T613" style:parent-style-name="Fuentedepárrafopredeter." style:family="text">
      <style:text-properties fo:color="#00B050"/>
    </style:style>
    <style:style style:name="P614" style:parent-style-name="Normal" style:family="paragraph">
      <style:paragraph-properties style:text-autospace="none" fo:margin-bottom="0.0833in" fo:line-height="150%"/>
    </style:style>
    <style:style style:name="T615" style:parent-style-name="Fuentedepárrafopredeter." style:family="text">
      <style:text-properties fo:font-style="italic" style:font-style-asian="italic"/>
    </style:style>
    <style:style style:name="P616" style:parent-style-name="Normal" style:family="paragraph">
      <style:paragraph-properties style:text-autospace="none" fo:margin-bottom="0.0833in" fo:line-height="150%" fo:margin-left="0.9833in">
        <style:tab-stops/>
      </style:paragraph-properties>
    </style:style>
    <style:style style:name="T617" style:parent-style-name="Fuentedepárrafopredeter." style:family="text">
      <style:text-properties fo:font-weight="bold" style:font-weight-asian="bold" fo:color="#00B050"/>
    </style:style>
    <style:style style:name="T618" style:parent-style-name="Fuentedepárrafopredeter." style:family="text">
      <style:text-properties fo:color="#00B050"/>
    </style:style>
    <style:style style:name="P619" style:parent-style-name="Normal" style:family="paragraph">
      <style:paragraph-properties style:text-autospace="none" fo:margin-bottom="0.0833in" fo:line-height="150%"/>
    </style:style>
    <style:style style:name="T620" style:parent-style-name="Fuentedepárrafopredeter." style:family="text">
      <style:text-properties fo:font-style="italic" style:font-style-asian="italic"/>
    </style:style>
    <style:style style:name="T621" style:parent-style-name="Fuentedepárrafopredeter." style:family="text">
      <style:text-properties fo:font-style="italic" style:font-style-asian="italic"/>
    </style:style>
    <style:style style:name="P622" style:parent-style-name="Normal" style:family="paragraph">
      <style:paragraph-properties style:text-autospace="none" fo:margin-bottom="0.0833in" fo:line-height="150%" fo:margin-left="0.5in">
        <style:tab-stops/>
      </style:paragraph-properties>
    </style:style>
    <style:style style:name="T623" style:parent-style-name="Fuentedepárrafopredeter." style:family="text">
      <style:text-properties fo:font-weight="bold" style:font-weight-asian="bold" fo:color="#00B050"/>
    </style:style>
    <style:style style:name="T624" style:parent-style-name="Fuentedepárrafopredeter." style:family="text">
      <style:text-properties fo:color="#00B050"/>
    </style:style>
    <style:style style:name="P625" style:parent-style-name="Normal" style:family="paragraph">
      <style:paragraph-properties style:text-autospace="none" fo:text-align="center" fo:margin-bottom="0.0833in" fo:line-height="150%" fo:text-indent="0.4916in"/>
    </style:style>
    <style:style style:name="T6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2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8" style:parent-style-name="Normal" style:family="paragraph">
      <style:paragraph-properties style:text-autospace="none" fo:margin-bottom="0.0833in" fo:line-height="150%"/>
      <style:text-properties fo:color="#00B050"/>
    </style:style>
    <style:style style:name="P629" style:parent-style-name="Normal" style:family="paragraph">
      <style:paragraph-properties style:text-autospace="none" fo:margin-bottom="0.0833in" fo:line-height="150%"/>
    </style:style>
    <style:style style:name="T630" style:parent-style-name="Fuentedepárrafopredeter." style:family="text">
      <style:text-properties fo:font-style="italic" style:font-style-asian="italic"/>
    </style:style>
    <style:style style:name="T631" style:parent-style-name="Fuentedepárrafopredeter." style:family="text">
      <style:text-properties style:font-name="Courier"/>
    </style:style>
    <style:style style:name="P632" style:parent-style-name="Normal" style:family="paragraph">
      <style:paragraph-properties style:text-autospace="none" fo:margin-bottom="0.0833in" fo:line-height="150%" fo:margin-left="0.5in">
        <style:tab-stops/>
      </style:paragraph-properties>
    </style:style>
    <style:style style:name="T633" style:parent-style-name="Fuentedepárrafopredeter." style:family="text">
      <style:text-properties fo:font-weight="bold" style:font-weight-asian="bold" fo:color="#00B050"/>
    </style:style>
    <style:style style:name="T634" style:parent-style-name="Fuentedepárrafopredeter." style:family="text">
      <style:text-properties fo:color="#00B050"/>
    </style:style>
    <style:style style:name="P635" style:parent-style-name="Normal" style:family="paragraph">
      <style:paragraph-properties style:text-autospace="none" fo:margin-bottom="0.0833in" fo:line-height="150%" fo:margin-left="0.5in">
        <style:tab-stops/>
      </style:paragraph-properties>
    </style:style>
    <style:style style:name="T636" style:parent-style-name="Fuentedepárrafopredeter." style:family="text">
      <style:text-properties fo:color="#00B050"/>
    </style:style>
    <style:style style:name="T637" style:parent-style-name="Fuentedepárrafopredeter." style:family="text">
      <style:text-properties fo:font-style="italic" style:font-style-asian="italic" fo:color="#00B050"/>
    </style:style>
    <style:style style:name="T638" style:parent-style-name="Fuentedepárrafopredeter." style:family="text">
      <style:text-properties fo:color="#00B050"/>
    </style:style>
    <style:style style:name="P63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40" style:parent-style-name="Normal" style:family="paragraph">
      <style:paragraph-properties style:text-autospace="none" fo:text-align="center" fo:margin-bottom="0.0833in" fo:line-height="150%" fo:text-indent="0.4916in"/>
    </style:style>
    <style:style style:name="P64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42" style:parent-style-name="Normal" style:family="paragraph">
      <style:paragraph-properties style:text-autospace="none" fo:margin-bottom="0.0833in" fo:line-height="150%" fo:margin-left="0.5in">
        <style:tab-stops/>
      </style:paragraph-properties>
    </style:style>
    <style:style style:name="P643" style:parent-style-name="Normal" style:family="paragraph">
      <style:paragraph-properties style:text-autospace="none" fo:margin-bottom="0.0833in" fo:line-height="150%"/>
    </style:style>
    <style:style style:name="T644" style:parent-style-name="Fuentedepárrafopredeter." style:family="text">
      <style:text-properties fo:font-style="italic" style:font-style-asian="italic"/>
    </style:style>
    <style:style style:name="T645" style:parent-style-name="Fuentedepárrafopredeter." style:family="text">
      <style:text-properties fo:font-style="italic" style:font-style-asian="italic"/>
    </style:style>
    <style:style style:name="T646" style:parent-style-name="Fuentedepárrafopredeter." style:family="text">
      <style:text-properties style:font-name="Courier"/>
    </style:style>
    <style:style style:name="T647" style:parent-style-name="Fuentedepárrafopredeter." style:family="text">
      <style:text-properties style:font-name="Courier"/>
    </style:style>
    <style:style style:name="T648" style:parent-style-name="Fuentedepárrafopredeter." style:family="text">
      <style:text-properties fo:font-style="italic" style:font-style-asian="italic"/>
    </style:style>
    <style:style style:name="P649" style:parent-style-name="Normal" style:family="paragraph">
      <style:paragraph-properties style:text-autospace="none" fo:margin-bottom="0.0833in" fo:line-height="150%" fo:margin-left="0.5in">
        <style:tab-stops/>
      </style:paragraph-properties>
    </style:style>
    <style:style style:name="T650" style:parent-style-name="Fuentedepárrafopredeter." style:family="text">
      <style:text-properties fo:font-weight="bold" style:font-weight-asian="bold" fo:color="#00B050"/>
    </style:style>
    <style:style style:name="T651" style:parent-style-name="Fuentedepárrafopredeter." style:family="text">
      <style:text-properties fo:color="#00B050"/>
    </style:style>
    <style:style style:name="T652" style:parent-style-name="Fuentedepárrafopredeter." style:family="text">
      <style:text-properties fo:font-style="italic" style:font-style-asian="italic" fo:color="#00B050"/>
    </style:style>
    <style:style style:name="T653" style:parent-style-name="Fuentedepárrafopredeter." style:family="text">
      <style:text-properties fo:color="#00B050"/>
    </style:style>
    <style:style style:name="T654" style:parent-style-name="Fuentedepárrafopredeter." style:family="text">
      <style:text-properties fo:font-style="italic" style:font-style-asian="italic" fo:color="#00B050"/>
    </style:style>
    <style:style style:name="T655" style:parent-style-name="Fuentedepárrafopredeter." style:family="text">
      <style:text-properties fo:color="#00B050"/>
    </style:style>
    <style:style style:name="P65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57" style:parent-style-name="Normal" style:family="paragraph">
      <style:paragraph-properties style:text-autospace="none" fo:margin-bottom="0.0833in" fo:line-height="150%"/>
      <style:text-properties fo:font-weight="bold" style:font-weight-asian="bold" fo:color="#00B050"/>
    </style:style>
    <style:style style:name="P658" style:parent-style-name="Normal" style:family="paragraph">
      <style:paragraph-properties style:text-autospace="none" fo:margin-bottom="0.0833in" fo:line-height="150%"/>
    </style:style>
    <style:style style:name="T6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60" style:parent-style-name="Normal" style:family="paragraph">
      <style:paragraph-properties style:text-autospace="none" fo:margin-bottom="0.0833in" fo:line-height="150%"/>
      <style:text-properties fo:font-weight="bold" style:font-weight-asian="bold" fo:color="#00B050"/>
    </style:style>
    <style:style style:name="P66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6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63" style:parent-style-name="Normal" style:family="paragraph">
      <style:paragraph-properties style:text-autospace="none" fo:margin-bottom="0.0833in" fo:line-height="150%"/>
      <style:text-properties fo:font-weight="bold" style:font-weight-asian="bold" fo:color="#00B050"/>
    </style:style>
    <style:style style:name="P66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65" style:parent-style-name="Normal" style:family="paragraph">
      <style:paragraph-properties style:text-autospace="none" fo:margin-bottom="0.0833in" fo:line-height="150%" fo:margin-left="0.5in">
        <style:tab-stops/>
      </style:paragraph-properties>
    </style:style>
    <style:style style:name="T666" style:parent-style-name="Fuentedepárrafopredeter." style:family="text">
      <style:text-properties fo:color="#00B050"/>
    </style:style>
    <style:style style:name="T667" style:parent-style-name="Fuentedepárrafopredeter." style:family="text">
      <style:text-properties fo:font-style="italic" style:font-style-asian="italic" fo:color="#00B050"/>
    </style:style>
    <style:style style:name="T668" style:parent-style-name="Fuentedepárrafopredeter." style:family="text">
      <style:text-properties fo:color="#00B050"/>
    </style:style>
    <style:style style:name="T669" style:parent-style-name="Fuentedepárrafopredeter." style:family="text">
      <style:text-properties fo:font-style="italic" style:font-style-asian="italic" fo:color="#00B050"/>
    </style:style>
    <style:style style:name="T670" style:parent-style-name="Fuentedepárrafopredeter." style:family="text">
      <style:text-properties fo:color="#00B050"/>
    </style:style>
    <style:style style:name="T671" style:parent-style-name="Fuentedepárrafopredeter." style:family="text">
      <style:text-properties fo:font-style="italic" style:font-style-asian="italic" fo:color="#00B050"/>
    </style:style>
    <style:style style:name="T672" style:parent-style-name="Fuentedepárrafopredeter." style:family="text">
      <style:text-properties fo:color="#00B050"/>
    </style:style>
    <style:style style:name="T673" style:parent-style-name="Fuentedepárrafopredeter." style:family="text">
      <style:text-properties fo:font-style="italic" style:font-style-asian="italic" fo:color="#00B050"/>
    </style:style>
    <style:style style:name="T674" style:parent-style-name="Fuentedepárrafopredeter." style:family="text">
      <style:text-properties fo:color="#00B050"/>
    </style:style>
    <style:style style:name="P675" style:parent-style-name="Normal" style:family="paragraph">
      <style:paragraph-properties style:text-autospace="none" fo:margin-bottom="0.0833in" fo:line-height="150%" fo:margin-left="0.5in">
        <style:tab-stops/>
      </style:paragraph-properties>
    </style:style>
    <style:style style:name="P67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1" style:parent-style-name="Normal" style:family="paragraph">
      <style:paragraph-properties style:text-autospace="none"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682" style:parent-style-name="Normal" style:family="paragraph">
      <style:paragraph-properties style:text-autospace="none" fo:margin-bottom="0.0833in" fo:line-height="150%" fo:margin-left="0.5in">
        <style:tab-stops/>
      </style:paragraph-properties>
    </style:style>
    <style:style style:name="T6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84" style:parent-style-name="Normal" style:family="paragraph">
      <style:paragraph-properties style:text-autospace="none" fo:margin-bottom="0.0833in" fo:line-height="150%" fo:margin-left="0.5in">
        <style:tab-stops/>
      </style:paragraph-properties>
    </style:style>
    <style:style style:name="P68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2"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3" style:parent-style-name="Normal" style:family="paragraph">
      <style:paragraph-properties style:text-autospace="none" fo:margin-bottom="0.0833in" fo:line-height="150%" fo:margin-left="0.9916in" fo:text-indent="0.4833in">
        <style:tab-stops/>
      </style:paragraph-properties>
    </style:style>
    <style:style style:name="T69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95" style:parent-style-name="Normal" style:family="paragraph">
      <style:paragraph-properties style:text-autospace="none" fo:margin-bottom="0.0833in" fo:line-height="150%"/>
      <style:text-properties fo:font-weight="bold" style:font-weight-asian="bold" fo:color="#00B050"/>
    </style:style>
    <style:style style:name="P696" style:parent-style-name="Normal" style:family="paragraph">
      <style:paragraph-properties style:text-autospace="none" fo:margin-bottom="0.0833in" fo:line-height="150%"/>
    </style:style>
    <style:style style:name="T697" style:parent-style-name="Fuentedepárrafopredeter." style:family="text">
      <style:text-properties style:font-name="Courier"/>
    </style:style>
    <style:style style:name="P698" style:parent-style-name="Normal" style:family="paragraph">
      <style:paragraph-properties style:text-autospace="none" fo:margin-bottom="0.0833in" fo:line-height="150%" fo:margin-left="0.5in">
        <style:tab-stops/>
      </style:paragraph-properties>
    </style:style>
    <style:style style:name="T699" style:parent-style-name="Fuentedepárrafopredeter." style:family="text">
      <style:text-properties fo:font-weight="bold" style:font-weight-asian="bold" fo:color="#00B050"/>
    </style:style>
    <style:style style:name="T700" style:parent-style-name="Fuentedepárrafopredeter." style:family="text">
      <style:text-properties fo:color="#00B050"/>
    </style:style>
    <style:style style:name="T701" style:parent-style-name="Fuentedepárrafopredeter." style:family="text">
      <style:text-properties fo:font-style="italic" style:font-style-asian="italic" fo:color="#00B050"/>
    </style:style>
    <style:style style:name="T702" style:parent-style-name="Fuentedepárrafopredeter." style:family="text">
      <style:text-properties fo:color="#00B050"/>
    </style:style>
    <style:style style:name="T703" style:parent-style-name="Fuentedepárrafopredeter." style:family="text">
      <style:text-properties fo:font-style="italic" style:font-style-asian="italic" fo:color="#00B050"/>
    </style:style>
    <style:style style:name="T704" style:parent-style-name="Fuentedepárrafopredeter." style:family="text">
      <style:text-properties fo:color="#00B050"/>
    </style:style>
    <style:style style:name="P705" style:parent-style-name="Normal" style:family="paragraph">
      <style:paragraph-properties style:text-autospace="none" fo:margin-bottom="0.0833in" fo:line-height="150%" fo:margin-left="0.5in">
        <style:tab-stops/>
      </style:paragraph-properties>
    </style:style>
    <style:style style:name="T706" style:parent-style-name="Fuentedepárrafopredeter." style:family="text">
      <style:text-properties fo:color="#00B050"/>
    </style:style>
    <style:style style:name="T707" style:parent-style-name="Fuentedepárrafopredeter." style:family="text">
      <style:text-properties fo:font-style="italic" style:font-style-asian="italic" fo:color="#00B050"/>
    </style:style>
    <style:style style:name="T708" style:parent-style-name="Fuentedepárrafopredeter." style:family="text">
      <style:text-properties fo:color="#00B050"/>
    </style:style>
    <style:style style:name="T709" style:parent-style-name="Fuentedepárrafopredeter." style:family="text">
      <style:text-properties fo:font-style="italic" style:font-style-asian="italic" fo:color="#00B050"/>
    </style:style>
    <style:style style:name="T710" style:parent-style-name="Fuentedepárrafopredeter." style:family="text">
      <style:text-properties fo:color="#00B050"/>
    </style:style>
    <style:style style:name="P711" style:parent-style-name="Normal" style:family="paragraph">
      <style:paragraph-properties style:text-autospace="none" fo:margin-bottom="0.0833in" fo:line-height="150%" fo:margin-left="0.9833in">
        <style:tab-stops/>
      </style:paragraph-properties>
    </style:style>
    <style:style style:name="T7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1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T714" style:parent-style-name="Fuentedepárrafopredeter." style:family="text">
      <style:text-properties fo:font-style="italic" style:font-style-asian="italic"/>
    </style:style>
    <style:style style:name="P715" style:parent-style-name="Normal" style:family="paragraph">
      <style:text-properties fo:font-weight="bold" style:font-weight-asian="bold" fo:color="#00B050"/>
    </style:style>
    <style:style style:name="P716" style:parent-style-name="Normal" style:family="paragraph">
      <style:text-properties fo:font-weight="bold" style:font-weight-asian="bold" fo:color="#00B050"/>
    </style:style>
    <style:style style:name="P717" style:parent-style-name="Normal" style:family="paragraph">
      <style:paragraph-properties fo:background-color="#DDDDDD"/>
      <style:text-properties style:font-name="Nimbus Mono L" fo:color="#000000"/>
    </style:style>
    <style:style style:name="P718" style:parent-style-name="Normal" style:family="paragraph">
      <style:paragraph-properties fo:background-color="#DDDDDD"/>
      <style:text-properties style:font-name="Nimbus Mono L" fo:color="#000000"/>
    </style:style>
    <style:style style:name="P719" style:parent-style-name="Normal" style:family="paragraph">
      <style:paragraph-properties fo:background-color="#DDDDDD"/>
      <style:text-properties style:font-name="Nimbus Mono L" fo:color="#000000"/>
    </style:style>
    <style:style style:name="P720" style:parent-style-name="Normal" style:family="paragraph">
      <style:paragraph-properties fo:background-color="#DDDDDD"/>
      <style:text-properties style:font-name="Nimbus Mono L" fo:color="#000000"/>
    </style:style>
    <style:style style:name="P721" style:parent-style-name="Normal" style:family="paragraph">
      <style:paragraph-properties fo:background-color="#DDDDDD"/>
      <style:text-properties style:font-name="Nimbus Mono L" fo:color="#000000"/>
    </style:style>
    <style:style style:name="P722" style:parent-style-name="Normal" style:family="paragraph">
      <style:paragraph-properties fo:background-color="#DDDDDD"/>
      <style:text-properties style:font-name="Nimbus Mono L" fo:color="#000000"/>
    </style:style>
    <style:style style:name="P723" style:parent-style-name="Normal" style:family="paragraph">
      <style:paragraph-properties fo:background-color="#DDDDDD"/>
      <style:text-properties style:font-name="Nimbus Mono L" fo:color="#000000"/>
    </style:style>
    <style:style style:name="P724" style:parent-style-name="Normal" style:family="paragraph">
      <style:paragraph-properties fo:background-color="#DDDDDD"/>
      <style:text-properties style:font-name="Nimbus Mono L" fo:color="#000000"/>
    </style:style>
    <style:style style:name="P725" style:parent-style-name="Normal" style:family="paragraph">
      <style:paragraph-properties fo:background-color="#DDDDDD"/>
      <style:text-properties style:font-name="Nimbus Mono L" fo:color="#000000"/>
    </style:style>
    <style:style style:name="P726" style:parent-style-name="Normal" style:family="paragraph">
      <style:paragraph-properties fo:background-color="#DDDDDD"/>
      <style:text-properties style:font-name="Nimbus Mono L" fo:color="#000000"/>
    </style:style>
    <style:style style:name="P727" style:parent-style-name="Normal" style:family="paragraph">
      <style:text-properties style:font-name="Nimbus Mono L" fo:color="#000000"/>
    </style:style>
    <style:style style:name="P728" style:parent-style-name="Normal" style:family="paragraph">
      <style:paragraph-properties fo:background-color="#DDDDDD"/>
      <style:text-properties style:font-name="Nimbus Mono L" fo:color="#000000"/>
    </style:style>
    <style:style style:name="P729" style:parent-style-name="Normal" style:family="paragraph">
      <style:paragraph-properties fo:background-color="#DDDDDD"/>
      <style:text-properties style:font-name="Nimbus Mono L" fo:color="#000000"/>
    </style:style>
    <style:style style:name="P730" style:parent-style-name="Normal" style:family="paragraph">
      <style:paragraph-properties fo:background-color="#DDDDDD"/>
      <style:text-properties style:font-name="Nimbus Mono L" fo:color="#000000"/>
    </style:style>
    <style:style style:name="P731" style:parent-style-name="Normal" style:family="paragraph">
      <style:paragraph-properties fo:background-color="#DDDDDD"/>
      <style:text-properties style:font-name="Nimbus Mono L" fo:color="#000000"/>
    </style:style>
    <style:style style:name="P732" style:parent-style-name="Normal" style:family="paragraph">
      <style:paragraph-properties fo:background-color="#DDDDDD"/>
      <style:text-properties style:font-name="Nimbus Mono L" fo:color="#000000"/>
    </style:style>
    <style:style style:name="P733" style:parent-style-name="Normal" style:family="paragraph">
      <style:paragraph-properties fo:background-color="#DDDDDD"/>
      <style:text-properties style:font-name="Nimbus Mono L" fo:color="#000000"/>
    </style:style>
    <style:style style:name="P734" style:parent-style-name="Normal" style:family="paragraph">
      <style:paragraph-properties fo:background-color="#DDDDDD"/>
      <style:text-properties style:font-name="Nimbus Mono L" fo:color="#000000"/>
    </style:style>
    <style:style style:name="P735" style:parent-style-name="Normal" style:family="paragraph">
      <style:paragraph-properties fo:background-color="#DDDDDD"/>
      <style:text-properties style:font-name="Nimbus Mono L" fo:color="#000000"/>
    </style:style>
    <style:style style:name="P736" style:parent-style-name="Normal" style:family="paragraph">
      <style:paragraph-properties fo:background-color="#DDDDDD"/>
      <style:text-properties style:font-name="Nimbus Mono L" fo:color="#000000"/>
    </style:style>
    <style:style style:name="P737" style:parent-style-name="Normal" style:family="paragraph">
      <style:paragraph-properties fo:background-color="#DDDDDD"/>
      <style:text-properties style:font-name="Nimbus Mono L" fo:color="#000000"/>
    </style:style>
    <style:style style:name="P738" style:parent-style-name="Normal" style:family="paragraph">
      <style:paragraph-properties fo:background-color="#DDDDDD"/>
      <style:text-properties style:font-name="Nimbus Mono L" fo:color="#000000"/>
    </style:style>
    <style:style style:name="P739" style:parent-style-name="Normal" style:family="paragraph">
      <style:text-properties style:font-name="Nimbus Mono L" fo:color="#000000"/>
    </style:style>
    <style:style style:name="T740" style:parent-style-name="Fuentedepárrafopredeter." style:family="text">
      <style:text-properties fo:font-style="italic" style:font-style-asian="italic"/>
    </style:style>
    <style:style style:name="T741" style:parent-style-name="Fuentedepárrafopredeter." style:family="text">
      <style:text-properties fo:font-style="italic" style:font-style-asian="italic"/>
    </style:style>
    <style:style style:name="P742" style:parent-style-name="Normal" style:family="paragraph">
      <style:paragraph-properties style:text-autospace="none" fo:margin-bottom="0.0833in" fo:line-height="150%"/>
    </style:style>
    <style:style style:name="T743" style:parent-style-name="Fuentedepárrafopredeter." style:family="text">
      <style:text-properties fo:font-style="italic" style:font-style-asian="italic"/>
    </style:style>
    <style:style style:name="T744" style:parent-style-name="Fuentedepárrafopredeter." style:family="text">
      <style:text-properties fo:font-style="italic" style:font-style-asian="italic"/>
    </style:style>
    <style:style style:name="T745" style:parent-style-name="Fuentedepárrafopredeter." style:family="text">
      <style:text-properties fo:font-style="italic" style:font-style-asian="italic"/>
    </style:style>
    <style:style style:name="T746" style:parent-style-name="Fuentedepárrafopredeter." style:family="text">
      <style:text-properties fo:font-style="italic" style:font-style-asian="italic"/>
    </style:style>
    <style:style style:name="T747" style:parent-style-name="Fuentedepárrafopredeter." style:family="text">
      <style:text-properties fo:font-style="italic" style:font-style-asian="italic"/>
    </style:style>
    <style:style style:name="P748" style:parent-style-name="Normal" style:family="paragraph">
      <style:paragraph-properties fo:margin-bottom="0.0833in" fo:margin-left="0.4916in">
        <style:tab-stops/>
      </style:paragraph-properties>
    </style:style>
    <style:style style:name="T749" style:parent-style-name="Fuentedepárrafopredeter." style:family="text">
      <style:text-properties fo:font-weight="bold" style:font-weight-asian="bold" fo:color="#00B050"/>
    </style:style>
    <style:style style:name="T750" style:parent-style-name="Fuentedepárrafopredeter." style:family="text">
      <style:text-properties fo:color="#00B050"/>
    </style:style>
    <style:style style:name="P751" style:parent-style-name="Normal" style:family="paragraph">
      <style:paragraph-properties fo:margin-bottom="0.0833in" fo:margin-left="0.4916in">
        <style:tab-stops/>
      </style:paragraph-properties>
      <style:text-properties fo:color="#00B050"/>
    </style:style>
    <style:style style:name="P752" style:parent-style-name="Normal" style:family="paragraph">
      <style:paragraph-properties fo:margin-bottom="0.0833in" fo:margin-left="0.4916in">
        <style:tab-stops/>
      </style:paragraph-properties>
      <style:text-properties fo:color="#00B050"/>
    </style:style>
    <style:style style:name="P753" style:parent-style-name="Normal" style:family="paragraph">
      <style:paragraph-properties fo:margin-bottom="0.0833in" fo:margin-left="0.4916in">
        <style:tab-stops/>
      </style:paragraph-properties>
    </style:style>
    <style:style style:name="T754" style:parent-style-name="Fuentedepárrafopredeter." style:family="text">
      <style:text-properties fo:color="#00B050"/>
    </style:style>
    <style:style style:name="T755" style:parent-style-name="Fuentedepárrafopredeter." style:family="text">
      <style:text-properties fo:font-style="italic" style:font-style-asian="italic" fo:color="#00B050"/>
    </style:style>
    <style:style style:name="T756" style:parent-style-name="Fuentedepárrafopredeter." style:family="text">
      <style:text-properties fo:color="#00B050"/>
    </style:style>
    <style:style style:name="P757" style:parent-style-name="Normal" style:family="paragraph">
      <style:paragraph-properties fo:margin-bottom="0.0833in" fo:margin-left="0.4916in">
        <style:tab-stops/>
      </style:paragraph-properties>
      <style:text-properties fo:color="#00B050"/>
    </style:style>
    <style:style style:name="P758" style:parent-style-name="Normal" style:family="paragraph">
      <style:paragraph-properties fo:margin-bottom="0.0833in" fo:margin-left="0.4916in">
        <style:tab-stops/>
      </style:paragraph-properties>
      <style:text-properties fo:color="#00B050"/>
    </style:style>
    <style:style style:name="P759" style:parent-style-name="Normal" style:family="paragraph">
      <style:paragraph-properties fo:margin-bottom="0.0833in" fo:margin-left="0.4916in">
        <style:tab-stops/>
      </style:paragraph-properties>
      <style:text-properties fo:color="#00B050"/>
    </style:style>
    <style:style style:name="P760" style:parent-style-name="Normal" style:family="paragraph">
      <style:paragraph-properties fo:margin-bottom="0.0833in" fo:margin-left="0.4916in">
        <style:tab-stops/>
      </style:paragraph-properties>
      <style:text-properties fo:color="#00B050"/>
    </style:style>
    <style:style style:name="P761" style:parent-style-name="Normal" style:family="paragraph">
      <style:paragraph-properties fo:margin-bottom="0.0833in" fo:margin-left="0.4916in">
        <style:tab-stops/>
      </style:paragraph-properties>
      <style:text-properties fo:color="#00B050"/>
    </style:style>
    <style:style style:name="P762" style:parent-style-name="Normal" style:family="paragraph">
      <style:paragraph-properties fo:margin-bottom="0.0833in" fo:margin-left="0.4916in">
        <style:tab-stops/>
      </style:paragraph-properties>
      <style:text-properties fo:color="#00B050"/>
    </style:style>
    <style:style style:name="P763" style:parent-style-name="Normal" style:family="paragraph">
      <style:paragraph-properties fo:margin-bottom="0.0833in" fo:margin-left="0.5118in">
        <style:tab-stops/>
      </style:paragraph-properties>
      <style:text-properties fo:color="#00B050"/>
    </style:style>
    <style:style style:name="P764" style:parent-style-name="Normal" style:family="paragraph">
      <style:paragraph-properties fo:margin-bottom="0.0833in" fo:margin-left="0.5118in">
        <style:tab-stops/>
      </style:paragraph-properties>
      <style:text-properties fo:color="#00B050"/>
    </style:style>
    <style:style style:name="P765" style:parent-style-name="Normal" style:family="paragraph">
      <style:paragraph-properties fo:margin-bottom="0.0833in" fo:margin-left="0.5118in">
        <style:tab-stops/>
      </style:paragraph-properties>
      <style:text-properties fo:color="#00B050"/>
    </style:style>
    <style:style style:name="P766" style:parent-style-name="Normal" style:family="paragraph">
      <style:paragraph-properties fo:margin-bottom="0.0833in" fo:margin-left="0.5118in">
        <style:tab-stops/>
      </style:paragraph-properties>
      <style:text-properties fo:color="#00B050"/>
    </style:style>
    <style:style style:name="P767" style:parent-style-name="Normal" style:family="paragraph">
      <style:paragraph-properties fo:margin-bottom="0.0833in" fo:margin-left="0.5118in">
        <style:tab-stops/>
      </style:paragraph-properties>
      <style:text-properties fo:color="#00B050"/>
    </style:style>
    <style:style style:name="P768" style:parent-style-name="Normal" style:family="paragraph">
      <style:paragraph-properties fo:margin-bottom="0.0833in" fo:margin-left="0.5118in">
        <style:tab-stops/>
      </style:paragraph-properties>
      <style:text-properties fo:color="#00B050"/>
    </style:style>
    <style:style style:name="P769" style:parent-style-name="Normal" style:family="paragraph">
      <style:paragraph-properties fo:margin-bottom="0.0833in" fo:margin-left="0.5118in">
        <style:tab-stops/>
      </style:paragraph-properties>
      <style:text-properties fo:color="#00B050"/>
    </style:style>
    <style:style style:name="P770" style:parent-style-name="Normal" style:family="paragraph">
      <style:paragraph-properties fo:margin-bottom="0.0833in" fo:margin-left="0.5118in">
        <style:tab-stops/>
      </style:paragraph-properties>
      <style:text-properties fo:color="#00B050"/>
    </style:style>
    <style:style style:name="P771" style:parent-style-name="Normal" style:family="paragraph">
      <style:paragraph-properties fo:margin-bottom="0.0833in" fo:margin-left="0.5118in">
        <style:tab-stops/>
      </style:paragraph-properties>
      <style:text-properties fo:color="#00B050"/>
    </style:style>
    <style:style style:name="P772" style:parent-style-name="Normal" style:family="paragraph">
      <style:paragraph-properties fo:margin-bottom="0.0833in"/>
    </style:style>
    <style:style style:name="P773" style:parent-style-name="Normal" style:family="paragraph">
      <style:paragraph-properties style:text-autospace="none" fo:margin-bottom="0.0833in" fo:line-height="150%" fo:margin-left="0.5in">
        <style:tab-stops/>
      </style:paragraph-properties>
    </style:style>
    <style:style style:name="T774" style:parent-style-name="Fuentedepárrafopredeter." style:family="text">
      <style:text-properties fo:color="#00B050"/>
    </style:style>
    <style:style style:name="T7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76" style:parent-style-name="Normal" style:family="paragraph">
      <style:paragraph-properties fo:margin-bottom="0.0833in"/>
      <style:text-properties fo:color="#00B050"/>
    </style:style>
    <style:style style:name="P777" style:parent-style-name="Normal" style:family="paragraph">
      <style:paragraph-properties fo:margin-bottom="0.0833in"/>
      <style:text-properties fo:color="#00B050"/>
    </style:style>
    <style:style style:name="P778" style:parent-style-name="Normal" style:family="paragraph">
      <style:paragraph-properties fo:margin-bottom="0.0833in"/>
    </style:style>
    <style:style style:name="T779" style:parent-style-name="Fuentedepárrafopredeter." style:family="text">
      <style:text-properties fo:color="#00B050"/>
    </style:style>
    <style:style style:name="P78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9" style:parent-style-name="Normal" style:family="paragraph">
      <style:paragraph-properties style:text-autospace="none" fo:margin-bottom="0.0833in" fo:line-height="150%"/>
    </style:style>
    <style:style style:name="P790" style:parent-style-name="Normal" style:family="paragraph">
      <style:paragraph-properties fo:margin-bottom="0.0833in"/>
      <style:text-properties fo:color="#00B050"/>
    </style:style>
    <style:style style:name="P791" style:parent-style-name="Normal" style:family="paragraph">
      <style:paragraph-properties fo:margin-bottom="0.0833in"/>
      <style:text-properties fo:color="#00B050"/>
    </style:style>
    <style:style style:name="P792" style:parent-style-name="Normal" style:family="paragraph">
      <style:paragraph-properties fo:margin-bottom="0.0833in"/>
      <style:text-properties fo:color="#00B050"/>
    </style:style>
    <style:style style:name="P793" style:parent-style-name="Normal" style:family="paragraph">
      <style:paragraph-properties fo:margin-bottom="0.0833in"/>
      <style:text-properties fo:color="#00B050"/>
    </style:style>
    <style:style style:name="P794" style:parent-style-name="Normal" style:family="paragraph">
      <style:paragraph-properties fo:margin-bottom="0.0833in"/>
      <style:text-properties fo:color="#00B050"/>
    </style:style>
    <style:style style:name="P795" style:parent-style-name="Normal" style:family="paragraph">
      <style:paragraph-properties fo:margin-bottom="0.0833in"/>
      <style:text-properties fo:color="#00B050"/>
    </style:style>
    <style:style style:name="P796" style:parent-style-name="Normal" style:family="paragraph">
      <style:paragraph-properties fo:margin-bottom="0.0833in"/>
      <style:text-properties fo:color="#00B050"/>
    </style:style>
    <style:style style:name="P797" style:parent-style-name="Normal" style:family="paragraph">
      <style:paragraph-properties fo:margin-bottom="0.0833in"/>
      <style:text-properties fo:color="#00B050"/>
    </style:style>
    <style:style style:name="P79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9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00" style:parent-style-name="Normal" style:family="paragraph">
      <style:paragraph-properties style:text-autospace="none"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01" style:parent-style-name="Normal" style:family="paragraph">
      <style:paragraph-properties fo:margin-bottom="0.0833in"/>
      <style:text-properties fo:color="#00B050"/>
    </style:style>
    <style:style style:name="P802" style:parent-style-name="Normal" style:family="paragraph">
      <style:paragraph-properties fo:margin-bottom="0.0833in"/>
      <style:text-properties fo:color="#00B050"/>
    </style:style>
    <style:style style:name="P803" style:parent-style-name="Normal" style:family="paragraph">
      <style:paragraph-properties fo:margin-bottom="0.0833in"/>
    </style:style>
    <style:style style:name="P804" style:parent-style-name="Normal" style:family="paragraph">
      <style:paragraph-properties fo:margin-bottom="0.0833in"/>
      <style:text-properties fo:color="#00B050"/>
    </style:style>
    <style:style style:name="P805" style:parent-style-name="Normal" style:family="paragraph">
      <style:paragraph-properties fo:margin-bottom="0.0833in"/>
      <style:text-properties fo:color="#00B050"/>
    </style:style>
    <style:style style:name="P806" style:parent-style-name="Normal" style:family="paragraph">
      <style:paragraph-properties fo:margin-bottom="0.0833in"/>
      <style:text-properties fo:color="#00B050"/>
    </style:style>
    <style:style style:name="P807" style:parent-style-name="Normal" style:family="paragraph">
      <style:paragraph-properties fo:margin-bottom="0.0833in"/>
      <style:text-properties fo:color="#00B050"/>
    </style:style>
    <style:style style:name="P808" style:parent-style-name="Normal" style:family="paragraph">
      <style:paragraph-properties fo:margin-bottom="0.0833in"/>
      <style:text-properties fo:color="#00B050"/>
    </style:style>
    <style:style style:name="P809" style:parent-style-name="Normal" style:family="paragraph">
      <style:paragraph-properties fo:margin-bottom="0.0833in"/>
      <style:text-properties fo:color="#00B050"/>
    </style:style>
    <style:style style:name="P81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1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12" style:parent-style-name="Normal" style:family="paragraph">
      <style:paragraph-properties style:text-autospace="none" fo:margin-bottom="0.0833in" fo:line-height="150%"/>
    </style:style>
    <style:style style:name="T813" style:parent-style-name="Fuentedepárrafopredeter." style:family="text">
      <style:text-properties fo:font-style="italic" style:font-style-asian="italic"/>
    </style:style>
    <style:style style:name="P814" style:parent-style-name="Normal" style:family="paragraph">
      <style:paragraph-properties fo:line-height="150%" fo:margin-left="0.4923in">
        <style:tab-stops/>
      </style:paragraph-properties>
    </style:style>
    <style:style style:name="T815" style:parent-style-name="Fuentedepárrafopredeter." style:family="text">
      <style:text-properties fo:font-weight="bold" style:font-weight-asian="bold" fo:color="#00B050"/>
    </style:style>
    <style:style style:name="T816" style:parent-style-name="Fuentedepárrafopredeter." style:family="text">
      <style:text-properties fo:color="#00B050"/>
    </style:style>
    <style:style style:name="T817" style:parent-style-name="Fuentedepárrafopredeter." style:family="text">
      <style:text-properties fo:font-style="italic" style:font-style-asian="italic" fo:color="#00B050"/>
    </style:style>
    <style:style style:name="T818" style:parent-style-name="Fuentedepárrafopredeter." style:family="text">
      <style:text-properties fo:color="#00B050"/>
    </style:style>
    <style:style style:name="T819" style:parent-style-name="Fuentedepárrafopredeter." style:family="text">
      <style:text-properties fo:font-style="italic" style:font-style-asian="italic" fo:color="#00B050"/>
    </style:style>
    <style:style style:name="T820" style:parent-style-name="Fuentedepárrafopredeter." style:family="text">
      <style:text-properties fo:color="#00B050"/>
    </style:style>
    <style:style style:name="T821" style:parent-style-name="Fuentedepárrafopredeter." style:family="text">
      <style:text-properties fo:font-style="italic" style:font-style-asian="italic" fo:color="#00B050"/>
    </style:style>
    <style:style style:name="T822" style:parent-style-name="Fuentedepárrafopredeter." style:family="text">
      <style:text-properties fo:color="#00B050"/>
    </style:style>
    <style:style style:name="T823" style:parent-style-name="Fuentedepárrafopredeter." style:family="text">
      <style:text-properties fo:font-style="italic" style:font-style-asian="italic" fo:color="#00B050"/>
    </style:style>
    <style:style style:name="T824" style:parent-style-name="Fuentedepárrafopredeter." style:family="text">
      <style:text-properties fo:color="#00B050"/>
    </style:style>
    <style:style style:name="P825" style:parent-style-name="Normal" style:family="paragraph">
      <style:paragraph-properties fo:line-height="150%" fo:margin-left="0.4923in">
        <style:tab-stops/>
      </style:paragraph-properties>
      <style:text-properties fo:color="#00B050"/>
    </style:style>
    <style:style style:name="P826" style:parent-style-name="Normal" style:family="paragraph">
      <style:paragraph-properties fo:line-height="150%" fo:margin-left="0.4923in">
        <style:tab-stops/>
      </style:paragraph-properties>
      <style:text-properties fo:color="#00B050"/>
    </style:style>
    <style:style style:name="P827" style:parent-style-name="Normal" style:family="paragraph">
      <style:paragraph-properties fo:line-height="150%" fo:margin-left="0.4923in">
        <style:tab-stops/>
      </style:paragraph-properties>
      <style:text-properties fo:color="#00B050"/>
    </style:style>
    <style:style style:name="P828" style:parent-style-name="Normal" style:family="paragraph">
      <style:paragraph-properties fo:line-height="150%" fo:margin-left="0.4923in">
        <style:tab-stops/>
      </style:paragraph-properties>
      <style:text-properties fo:color="#00B050"/>
    </style:style>
    <style:style style:name="P82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30"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31" style:parent-style-name="Normal" style:family="paragraph">
      <style:paragraph-properties fo:line-height="150%" fo:margin-left="0.4923in">
        <style:tab-stops/>
      </style:paragraph-properties>
    </style:style>
    <style:style style:name="P832" style:parent-style-name="Normal" style:family="paragraph">
      <style:paragraph-properties fo:line-height="150%" fo:margin-left="0.4923in">
        <style:tab-stops/>
      </style:paragraph-properties>
      <style:text-properties fo:color="#00B050"/>
    </style:style>
    <style:style style:name="P833" style:parent-style-name="Normal" style:family="paragraph">
      <style:paragraph-properties fo:line-height="150%" fo:margin-left="0.4923in">
        <style:tab-stops/>
      </style:paragraph-properties>
      <style:text-properties fo:color="#00B050"/>
    </style:style>
    <style:style style:name="P834" style:parent-style-name="Normal" style:family="paragraph">
      <style:paragraph-properties fo:line-height="150%" fo:margin-left="0.4923in">
        <style:tab-stops/>
      </style:paragraph-properties>
      <style:text-properties fo:color="#00B050"/>
    </style:style>
    <style:style style:name="P835" style:parent-style-name="Normal" style:family="paragraph">
      <style:paragraph-properties fo:line-height="150%" fo:margin-left="0.4923in">
        <style:tab-stops/>
      </style:paragraph-properties>
      <style:text-properties fo:color="#00B050"/>
    </style:style>
    <style:style style:name="P836" style:parent-style-name="Normal" style:family="paragraph">
      <style:paragraph-properties fo:line-height="150%" fo:margin-left="0.4923in">
        <style:tab-stops/>
      </style:paragraph-properties>
      <style:text-properties fo:color="#00B050"/>
    </style:style>
    <style:style style:name="P837"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38" style:parent-style-name="Normal" style:family="paragraph">
      <style:paragraph-properties fo:line-height="150%" fo:margin-left="0.4923in">
        <style:tab-stops/>
      </style:paragraph-properties>
    </style:style>
    <style:style style:name="T839" style:parent-style-name="Fuentedepárrafopredeter." style:family="text">
      <style:text-properties fo:color="#00B050"/>
    </style:style>
    <style:style style:name="T840" style:parent-style-name="Fuentedepárrafopredeter." style:family="text">
      <style:text-properties fo:font-style="italic" style:font-style-asian="italic" fo:color="#00B050"/>
    </style:style>
    <style:style style:name="T841" style:parent-style-name="Fuentedepárrafopredeter." style:family="text">
      <style:text-properties fo:color="#00B050"/>
    </style:style>
    <style:style style:name="T842" style:parent-style-name="Fuentedepárrafopredeter." style:family="text">
      <style:text-properties fo:font-style="italic" style:font-style-asian="italic" fo:color="#00B050"/>
    </style:style>
    <style:style style:name="T843" style:parent-style-name="Fuentedepárrafopredeter." style:family="text">
      <style:text-properties fo:color="#00B050"/>
    </style:style>
    <style:style style:name="T844" style:parent-style-name="Fuentedepárrafopredeter." style:family="text">
      <style:text-properties fo:font-style="italic" style:font-style-asian="italic" fo:color="#00B050"/>
    </style:style>
    <style:style style:name="T845" style:parent-style-name="Fuentedepárrafopredeter." style:family="text">
      <style:text-properties fo:color="#00B050"/>
    </style:style>
    <style:style style:name="T846" style:parent-style-name="Fuentedepárrafopredeter." style:family="text">
      <style:text-properties fo:color="#00B050"/>
    </style:style>
    <style:style style:name="P847" style:parent-style-name="Normal" style:family="paragraph">
      <style:paragraph-properties fo:line-height="150%" fo:margin-left="0.4923in">
        <style:tab-stops/>
      </style:paragraph-properties>
    </style:style>
    <style:style style:name="P848" style:parent-style-name="Normal" style:family="paragraph">
      <style:paragraph-properties fo:line-height="150%" fo:margin-left="0.4923in">
        <style:tab-stops/>
      </style:paragraph-properties>
      <style:text-properties fo:color="#00B050"/>
    </style:style>
    <style:style style:name="P849" style:parent-style-name="Normal" style:family="paragraph">
      <style:paragraph-properties fo:line-height="150%" fo:margin-left="0.4923in">
        <style:tab-stops/>
      </style:paragraph-properties>
      <style:text-properties fo:color="#00B050"/>
    </style:style>
    <style:style style:name="P850" style:parent-style-name="Normal" style:family="paragraph">
      <style:paragraph-properties fo:line-height="150%"/>
      <style:text-properties fo:color="#00B050"/>
    </style:style>
    <style:style style:name="P851" style:parent-style-name="Normal" style:family="paragraph">
      <style:paragraph-properties style:text-autospace="none" fo:margin-bottom="0.0833in" fo:line-height="150%" fo:margin-left="0.4916in" fo:text-indent="0.4916in">
        <style:tab-stops/>
      </style:paragraph-properties>
    </style:style>
    <style:style style:name="T8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53" style:parent-style-name="Normal" style:family="paragraph">
      <style:paragraph-properties style:text-autospace="none" fo:margin-bottom="0.0833in" fo:line-height="150%" fo:margin-left="0.9833in" fo:text-indent="0.4916in">
        <style:tab-stops/>
      </style:paragraph-properties>
    </style:style>
    <style:style style:name="T8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55"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56"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57" style:parent-style-name="Normal" style:family="paragraph">
      <style:paragraph-properties fo:margin-bottom="0.0833in" fo:line-height="150%" fo:margin-left="0.4923in">
        <style:tab-stops/>
      </style:paragraph-properties>
    </style:style>
    <style:style style:name="T858" style:parent-style-name="Fuentedepárrafopredeter." style:family="text">
      <style:text-properties fo:color="#00B050"/>
    </style:style>
    <style:style style:name="T859" style:parent-style-name="Fuentedepárrafopredeter." style:family="text">
      <style:text-properties fo:font-style="italic" style:font-style-asian="italic" fo:color="#00B050"/>
    </style:style>
    <style:style style:name="T860" style:parent-style-name="Fuentedepárrafopredeter." style:family="text">
      <style:text-properties fo:color="#00B050"/>
    </style:style>
    <style:style style:name="T861" style:parent-style-name="Fuentedepárrafopredeter." style:family="text">
      <style:text-properties fo:font-style="italic" style:font-style-asian="italic" fo:color="#00B050"/>
    </style:style>
    <style:style style:name="T862" style:parent-style-name="Fuentedepárrafopredeter." style:family="text">
      <style:text-properties fo:color="#00B050"/>
    </style:style>
    <style:style style:name="T863" style:parent-style-name="Fuentedepárrafopredeter." style:family="text">
      <style:text-properties fo:font-style="italic" style:font-style-asian="italic" fo:color="#00B050"/>
    </style:style>
    <style:style style:name="T864" style:parent-style-name="Fuentedepárrafopredeter." style:family="text">
      <style:text-properties fo:color="#00B050"/>
    </style:style>
    <style:style style:name="T865" style:parent-style-name="Fuentedepárrafopredeter." style:family="text">
      <style:text-properties fo:color="#00B050"/>
    </style:style>
    <style:style style:name="P866" style:parent-style-name="Normal" style:family="paragraph">
      <style:paragraph-properties style:text-autospace="none" fo:margin-bottom="0.0833in" fo:line-height="150%"/>
    </style:style>
    <style:style style:name="T867" style:parent-style-name="Fuentedepárrafopredeter." style:family="text">
      <style:text-properties fo:font-style="italic" style:font-style-asian="italic"/>
    </style:style>
    <style:style style:name="T868" style:parent-style-name="Fuentedepárrafopredeter." style:family="text">
      <style:text-properties fo:font-style="italic" style:font-style-asian="italic"/>
    </style:style>
    <style:style style:name="T869" style:parent-style-name="Fuentedepárrafopredeter." style:family="text">
      <style:text-properties fo:font-style="italic" style:font-style-asian="italic"/>
    </style:style>
    <style:style style:name="P870" style:parent-style-name="Normal" style:family="paragraph">
      <style:paragraph-properties fo:line-height="150%" fo:margin-left="0.4923in">
        <style:tab-stops/>
      </style:paragraph-properties>
    </style:style>
    <style:style style:name="T871" style:parent-style-name="Fuentedepárrafopredeter." style:family="text">
      <style:text-properties fo:font-weight="bold" style:font-weight-asian="bold" fo:color="#00B050"/>
    </style:style>
    <style:style style:name="T872" style:parent-style-name="Fuentedepárrafopredeter." style:family="text">
      <style:text-properties fo:color="#00B050"/>
    </style:style>
    <style:style style:name="T873" style:parent-style-name="Fuentedepárrafopredeter." style:family="text">
      <style:text-properties fo:font-style="italic" style:font-style-asian="italic" fo:color="#00B050"/>
    </style:style>
    <style:style style:name="T874" style:parent-style-name="Fuentedepárrafopredeter." style:family="text">
      <style:text-properties fo:color="#00B050"/>
    </style:style>
    <style:style style:name="T875" style:parent-style-name="Fuentedepárrafopredeter." style:family="text">
      <style:text-properties fo:font-style="italic" style:font-style-asian="italic" fo:color="#00B050"/>
    </style:style>
    <style:style style:name="T876" style:parent-style-name="Fuentedepárrafopredeter." style:family="text">
      <style:text-properties fo:color="#00B050"/>
    </style:style>
    <style:style style:name="T877" style:parent-style-name="Fuentedepárrafopredeter." style:family="text">
      <style:text-properties fo:color="#00B050"/>
    </style:style>
    <style:style style:name="T878" style:parent-style-name="Fuentedepárrafopredeter." style:family="text">
      <style:text-properties fo:font-style="italic" style:font-style-asian="italic" fo:color="#00B050"/>
    </style:style>
    <style:style style:name="T879" style:parent-style-name="Fuentedepárrafopredeter." style:family="text">
      <style:text-properties fo:color="#00B050"/>
    </style:style>
    <style:style style:name="T880" style:parent-style-name="Fuentedepárrafopredeter." style:family="text">
      <style:text-properties fo:font-style="italic" style:font-style-asian="italic" fo:color="#00B050"/>
    </style:style>
    <style:style style:name="T881" style:parent-style-name="Fuentedepárrafopredeter." style:family="text">
      <style:text-properties fo:color="#00B050"/>
    </style:style>
    <style:style style:name="T882" style:parent-style-name="Fuentedepárrafopredeter." style:family="text">
      <style:text-properties fo:color="#00B050"/>
    </style:style>
    <style:style style:name="T883" style:parent-style-name="Fuentedepárrafopredeter." style:family="text">
      <style:text-properties fo:color="#00B050"/>
    </style:style>
    <style:style style:name="T884" style:parent-style-name="Fuentedepárrafopredeter." style:family="text">
      <style:text-properties fo:color="#00B050"/>
    </style:style>
    <style:style style:name="T885" style:parent-style-name="Fuentedepárrafopredeter." style:family="text">
      <style:text-properties fo:color="#00B050"/>
    </style:style>
    <style:style style:name="T886" style:parent-style-name="Fuentedepárrafopredeter." style:family="text">
      <style:text-properties fo:color="#00B050"/>
    </style:style>
    <style:style style:name="T887" style:parent-style-name="Fuentedepárrafopredeter." style:family="text">
      <style:text-properties fo:color="#00B050"/>
    </style:style>
    <style:style style:name="T888" style:parent-style-name="Fuentedepárrafopredeter." style:family="text">
      <style:text-properties fo:color="#00B050"/>
    </style:style>
    <style:style style:name="T889" style:parent-style-name="Fuentedepárrafopredeter." style:family="text">
      <style:text-properties fo:color="#00B050"/>
    </style:style>
    <style:style style:name="T890" style:parent-style-name="Fuentedepárrafopredeter." style:family="text">
      <style:text-properties fo:color="#00B050"/>
    </style:style>
    <style:style style:name="T891" style:parent-style-name="Fuentedepárrafopredeter." style:family="text">
      <style:text-properties fo:color="#00B050"/>
    </style:style>
    <style:style style:name="P892" style:parent-style-name="Normal" style:family="paragraph">
      <style:paragraph-properties fo:line-height="150%" fo:margin-left="0.4923in">
        <style:tab-stops/>
      </style:paragraph-properties>
    </style:style>
    <style:style style:name="T893" style:parent-style-name="Fuentedepárrafopredeter." style:family="text">
      <style:text-properties fo:color="#00B050"/>
    </style:style>
    <style:style style:name="T894" style:parent-style-name="Fuentedepárrafopredeter." style:family="text">
      <style:text-properties fo:font-style="italic" style:font-style-asian="italic" style:font-style-complex="italic" fo:color="#00B050"/>
    </style:style>
    <style:style style:name="T895" style:parent-style-name="Fuentedepárrafopredeter." style:family="text">
      <style:text-properties fo:color="#00B050"/>
    </style:style>
    <style:style style:name="P896" style:parent-style-name="Normal" style:family="paragraph">
      <style:paragraph-properties fo:margin-left="0.4916in" fo:text-indent="0.0006in">
        <style:tab-stops/>
      </style:paragraph-properties>
    </style:style>
    <style:style style:name="T897" style:parent-style-name="Fuentedepárrafopredeter." style:family="text">
      <style:text-properties fo:font-weight="bold" style:font-weight-asian="bold" fo:color="#00B050"/>
    </style:style>
    <style:style style:name="T89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99" style:parent-style-name="Normal" style:family="paragraph">
      <style:paragraph-properties fo:margin-left="0.4916in">
        <style:tab-stops/>
      </style:paragraph-properties>
    </style:style>
    <style:style style:name="T900" style:parent-style-name="Fuentedepárrafopredeter." style:family="text">
      <style:text-properties fo:font-weight="bold" style:font-weight-asian="bold" fo:color="#00B050"/>
    </style:style>
    <style:style style:name="P901" style:parent-style-name="Normal" style:family="paragraph">
      <style:paragraph-properties fo:margin-left="0.4916in">
        <style:tab-stops/>
      </style:paragraph-properties>
      <style:text-properties fo:font-weight="bold" style:font-weight-asian="bold" fo:color="#00B050"/>
    </style:style>
    <style:style style:name="P902" style:parent-style-name="Normal" style:family="paragraph">
      <style:paragraph-properties fo:margin-left="0.4916in">
        <style:tab-stops/>
      </style:paragraph-properties>
      <style:text-properties fo:font-weight="bold" style:font-weight-asian="bold" fo:color="#00B050"/>
    </style:style>
    <style:style style:name="P903" style:parent-style-name="Normal" style:family="paragraph">
      <style:paragraph-properties fo:margin-left="0.4916in">
        <style:tab-stops/>
      </style:paragraph-properties>
      <style:text-properties fo:font-weight="bold" style:font-weight-asian="bold" fo:color="#00B050"/>
    </style:style>
    <style:style style:name="P904" style:parent-style-name="Normal" style:family="paragraph">
      <style:paragraph-properties fo:margin-left="0.4916in">
        <style:tab-stops/>
      </style:paragraph-properties>
      <style:text-properties fo:font-weight="bold" style:font-weight-asian="bold" fo:color="#00B050"/>
    </style:style>
    <style:style style:name="P905" style:parent-style-name="Normal" style:family="paragraph">
      <style:paragraph-properties fo:margin-left="0.4916in">
        <style:tab-stops/>
      </style:paragraph-properties>
      <style:text-properties fo:font-weight="bold" style:font-weight-asian="bold" fo:color="#00B050"/>
    </style:style>
    <style:style style:name="P906" style:parent-style-name="Normal" style:family="paragraph">
      <style:paragraph-properties fo:margin-left="0.4916in">
        <style:tab-stops/>
      </style:paragraph-properties>
      <style:text-properties fo:font-weight="bold" style:font-weight-asian="bold" fo:color="#00B050"/>
    </style:style>
    <style:style style:name="P907" style:parent-style-name="Normal" style:family="paragraph">
      <style:paragraph-properties fo:margin-left="0.4916in">
        <style:tab-stops/>
      </style:paragraph-properties>
      <style:text-properties fo:font-weight="bold" style:font-weight-asian="bold" fo:color="#00B050"/>
    </style:style>
    <style:style style:name="P908" style:parent-style-name="Normal" style:family="paragraph">
      <style:paragraph-properties fo:margin-left="0.4916in">
        <style:tab-stops/>
      </style:paragraph-properties>
      <style:text-properties fo:font-weight="bold" style:font-weight-asian="bold" fo:color="#00B050"/>
    </style:style>
    <style:style style:name="P909" style:parent-style-name="Normal" style:family="paragraph">
      <style:paragraph-properties fo:margin-left="0.4916in">
        <style:tab-stops/>
      </style:paragraph-properties>
      <style:text-properties fo:font-weight="bold" style:font-weight-asian="bold" fo:color="#00B050"/>
    </style:style>
    <style:style style:name="P910" style:parent-style-name="Normal" style:family="paragraph">
      <style:paragraph-properties style:text-autospace="none" fo:margin-bottom="0.0833in" fo:line-height="150%" fo:margin-left="0.5in">
        <style:tab-stops/>
      </style:paragraph-properties>
      <style:text-properties fo:color="#00B050"/>
    </style:style>
    <style:style style:name="P911" style:parent-style-name="Normal" style:family="paragraph">
      <style:paragraph-properties style:text-autospace="none" fo:margin-bottom="0.0833in" fo:line-height="150%" fo:margin-left="0.9916in" fo:text-indent="0.4833in">
        <style:tab-stops/>
      </style:paragraph-properties>
    </style:style>
    <style:style style:name="T9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13" style:parent-style-name="Normal" style:family="paragraph">
      <style:paragraph-properties fo:margin-left="0.4916in">
        <style:tab-stops/>
      </style:paragraph-properties>
      <style:text-properties fo:font-weight="bold" style:font-weight-asian="bold" fo:color="#00B050"/>
    </style:style>
    <style:style style:name="P914" style:parent-style-name="Normal" style:family="paragraph">
      <style:paragraph-properties style:text-autospace="none" fo:margin-bottom="0.0833in" fo:line-height="150%"/>
    </style:style>
    <style:style style:name="P915" style:parent-style-name="Normal" style:family="paragraph">
      <style:paragraph-properties fo:line-height="150%" fo:margin-left="0.4923in">
        <style:tab-stops/>
      </style:paragraph-properties>
    </style:style>
    <style:style style:name="T916" style:parent-style-name="Fuentedepárrafopredeter." style:family="text">
      <style:text-properties fo:font-weight="bold" style:font-weight-asian="bold" fo:color="#00B050"/>
    </style:style>
    <style:style style:name="T917" style:parent-style-name="Fuentedepárrafopredeter." style:family="text">
      <style:text-properties fo:color="#00B050"/>
    </style:style>
    <style:style style:name="T918" style:parent-style-name="Fuentedepárrafopredeter." style:family="text">
      <style:text-properties fo:color="#00B050"/>
    </style:style>
    <style:style style:name="T919" style:parent-style-name="Fuentedepárrafopredeter." style:family="text">
      <style:text-properties fo:color="#00B050"/>
    </style:style>
    <style:style style:name="T920" style:parent-style-name="Fuentedepárrafopredeter." style:family="text">
      <style:text-properties fo:color="#00B050"/>
    </style:style>
    <style:style style:name="T921" style:parent-style-name="Fuentedepárrafopredeter." style:family="text">
      <style:text-properties fo:color="#00B050"/>
    </style:style>
    <style:style style:name="T922" style:parent-style-name="Fuentedepárrafopredeter." style:family="text">
      <style:text-properties fo:color="#00B050"/>
    </style:style>
    <style:style style:name="P923" style:parent-style-name="Normal" style:family="paragraph">
      <style:paragraph-properties fo:line-height="150%" fo:margin-left="0.4923in">
        <style:tab-stops/>
      </style:paragraph-properties>
      <style:text-properties fo:color="#00B050"/>
    </style:style>
    <style:style style:name="P924" style:parent-style-name="Normal" style:family="paragraph">
      <style:paragraph-properties fo:line-height="150%" fo:margin-left="0.4923in">
        <style:tab-stops/>
      </style:paragraph-properties>
      <style:text-properties fo:color="#00B050"/>
    </style:style>
    <style:style style:name="P925" style:parent-style-name="Normal" style:family="paragraph">
      <style:paragraph-properties fo:line-height="150%"/>
      <style:text-properties fo:color="#00B050"/>
    </style:style>
    <style:style style:name="P926" style:parent-style-name="Normal" style:family="paragraph">
      <style:paragraph-properties fo:line-height="150%" fo:margin-left="0.4923in">
        <style:tab-stops/>
      </style:paragraph-properties>
    </style:style>
    <style:style style:name="T927" style:parent-style-name="Fuentedepárrafopredeter." style:family="text">
      <style:text-properties fo:color="#00B050"/>
    </style:style>
    <style:style style:name="P928" style:parent-style-name="Normal" style:family="paragraph">
      <style:paragraph-properties fo:line-height="150%" fo:margin-left="0.4923in">
        <style:tab-stops/>
      </style:paragraph-properties>
      <style:text-properties fo:color="#00B050"/>
    </style:style>
    <style:style style:name="P929" style:parent-style-name="Normal" style:family="paragraph">
      <style:paragraph-properties fo:line-height="150%" fo:margin-left="0.4923in">
        <style:tab-stops/>
      </style:paragraph-properties>
      <style:text-properties fo:color="#00B050"/>
    </style:style>
    <style:style style:name="P930" style:parent-style-name="Normal" style:family="paragraph">
      <style:paragraph-properties fo:line-height="150%" fo:margin-left="0.4923in">
        <style:tab-stops/>
      </style:paragraph-properties>
      <style:text-properties fo:color="#00B050"/>
    </style:style>
    <style:style style:name="P931" style:parent-style-name="Normal" style:family="paragraph">
      <style:paragraph-properties fo:line-height="150%" fo:margin-left="0.4923in">
        <style:tab-stops/>
      </style:paragraph-properties>
      <style:text-properties fo:color="#00B050"/>
    </style:style>
    <style:style style:name="P932" style:parent-style-name="Normal" style:family="paragraph">
      <style:paragraph-properties fo:line-height="150%" fo:margin-left="0.4923in">
        <style:tab-stops/>
      </style:paragraph-properties>
      <style:text-properties fo:color="#00B050"/>
    </style:style>
    <style:style style:name="P933" style:parent-style-name="Normal" style:family="paragraph">
      <style:paragraph-properties fo:line-height="150%" fo:margin-left="0.4923in">
        <style:tab-stops/>
      </style:paragraph-properties>
      <style:text-properties fo:color="#00B050"/>
    </style:style>
    <style:style style:name="P934" style:parent-style-name="Normal" style:family="paragraph">
      <style:paragraph-properties fo:line-height="150%" fo:margin-left="0.4923in">
        <style:tab-stops/>
      </style:paragraph-properties>
      <style:text-properties fo:color="#00B050"/>
    </style:style>
    <style:style style:name="P935" style:parent-style-name="Normal" style:family="paragraph">
      <style:paragraph-properties fo:line-height="150%" fo:margin-left="0.4923in">
        <style:tab-stops/>
      </style:paragraph-properties>
      <style:text-properties fo:color="#00B050"/>
    </style:style>
    <style:style style:name="P936" style:parent-style-name="Normal" style:family="paragraph">
      <style:paragraph-properties fo:line-height="150%" fo:margin-left="0.4923in">
        <style:tab-stops/>
      </style:paragraph-properties>
      <style:text-properties fo:color="#00B050"/>
    </style:style>
    <style:style style:name="P937" style:parent-style-name="Normal" style:family="paragraph">
      <style:paragraph-properties fo:line-height="150%" fo:margin-left="0.4923in">
        <style:tab-stops/>
      </style:paragraph-properties>
      <style:text-properties fo:color="#00B050"/>
    </style:style>
    <style:style style:name="P938" style:parent-style-name="Normal" style:family="paragraph">
      <style:paragraph-properties fo:line-height="150%" fo:margin-left="0.4923in">
        <style:tab-stops/>
      </style:paragraph-properties>
      <style:text-properties fo:color="#00B050"/>
    </style:style>
    <style:style style:name="P939" style:parent-style-name="Normal" style:family="paragraph">
      <style:paragraph-properties fo:line-height="150%" fo:margin-left="0.4923in">
        <style:tab-stops/>
      </style:paragraph-properties>
      <style:text-properties fo:color="#00B050"/>
    </style:style>
    <style:style style:name="P940" style:parent-style-name="Normal" style:family="paragraph">
      <style:paragraph-properties style:text-autospace="none" fo:margin-bottom="0.0833in" fo:line-height="150%" fo:margin-left="0.9916in" fo:text-indent="0.4833in">
        <style:tab-stops/>
      </style:paragraph-properties>
    </style:style>
    <style:style style:name="T9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4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47" style:parent-style-name="Normal" style:family="paragraph">
      <style:paragraph-properties fo:line-height="150%" fo:margin-left="0.4923in">
        <style:tab-stops/>
      </style:paragraph-properties>
      <style:text-properties fo:color="#00B050"/>
    </style:style>
    <style:style style:name="P948" style:parent-style-name="Normal" style:family="paragraph">
      <style:paragraph-properties fo:line-height="150%" fo:margin-left="0.4923in" fo:text-indent="0.4909in">
        <style:tab-stops/>
      </style:paragraph-properties>
      <style:text-properties fo:color="#00B050"/>
    </style:style>
    <style:style style:name="P949" style:parent-style-name="Normal" style:family="paragraph">
      <style:paragraph-properties fo:line-height="150%" fo:margin-left="0.4923in" fo:text-indent="0.4909in">
        <style:tab-stops/>
      </style:paragraph-properties>
      <style:text-properties fo:color="#00B050"/>
    </style:style>
    <style:style style:name="P950" style:parent-style-name="Normal" style:family="paragraph">
      <style:paragraph-properties fo:line-height="150%" fo:margin-left="0.4923in" fo:text-indent="0.4909in">
        <style:tab-stops/>
      </style:paragraph-properties>
      <style:text-properties fo:color="#00B050"/>
    </style:style>
    <style:style style:name="P951" style:parent-style-name="Normal" style:family="paragraph">
      <style:paragraph-properties fo:line-height="150%" fo:margin-left="0.4923in" fo:text-indent="0.4909in">
        <style:tab-stops/>
      </style:paragraph-properties>
      <style:text-properties fo:color="#00B050"/>
    </style:style>
    <style:style style:name="P952" style:parent-style-name="Normal" style:family="paragraph">
      <style:paragraph-properties fo:line-height="150%" fo:margin-left="0.4923in" fo:text-indent="0.4909in">
        <style:tab-stops/>
      </style:paragraph-properties>
      <style:text-properties fo:color="#00B050"/>
    </style:style>
    <style:style style:name="P953" style:parent-style-name="Normal" style:family="paragraph">
      <style:paragraph-properties style:text-autospace="none" fo:margin-bottom="0.0833in" fo:line-height="150%" fo:margin-left="0.9916in" fo:text-indent="0.4833in">
        <style:tab-stops/>
      </style:paragraph-properties>
    </style:style>
    <style:style style:name="T9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55" style:parent-style-name="Normal" style:family="paragraph">
      <style:paragraph-properties style:text-autospace="none" fo:margin-bottom="0.0833in" fo:line-height="150%"/>
    </style:style>
    <style:style style:name="T956" style:parent-style-name="Fuentedepárrafopredeter." style:family="text">
      <style:text-properties fo:font-style="italic" style:font-style-asian="italic"/>
    </style:style>
    <style:style style:name="P957" style:parent-style-name="Normal" style:family="paragraph">
      <style:paragraph-properties fo:line-height="150%" fo:margin-left="0.4923in">
        <style:tab-stops/>
      </style:paragraph-properties>
    </style:style>
    <style:style style:name="T958" style:parent-style-name="Fuentedepárrafopredeter." style:family="text">
      <style:text-properties fo:font-weight="bold" style:font-weight-asian="bold" fo:color="#00B050"/>
    </style:style>
    <style:style style:name="T959" style:parent-style-name="Fuentedepárrafopredeter." style:family="text">
      <style:text-properties fo:color="#00B050"/>
    </style:style>
    <style:style style:name="P960" style:parent-style-name="Normal" style:family="paragraph"/>
    <style:style style:name="T961" style:parent-style-name="Fuentedepárrafopredeter." style:family="text">
      <style:text-properties fo:color="#00B050"/>
    </style:style>
    <style:style style:name="P962" style:parent-style-name="Normal" style:family="paragraph"/>
    <style:style style:name="T963" style:parent-style-name="Fuentedepárrafopredeter." style:family="text">
      <style:text-properties fo:color="#00B050"/>
    </style:style>
    <style:style style:name="P964" style:parent-style-name="Normal" style:family="paragraph"/>
    <style:style style:name="T965" style:parent-style-name="Fuentedepárrafopredeter." style:family="text">
      <style:text-properties fo:color="#00B050"/>
    </style:style>
    <style:style style:name="P966" style:parent-style-name="Normal" style:family="paragraph"/>
    <style:style style:name="T967" style:parent-style-name="Fuentedepárrafopredeter." style:family="text">
      <style:text-properties fo:color="#00B050"/>
    </style:style>
    <style:style style:name="P968" style:parent-style-name="Normal" style:family="paragraph"/>
    <style:style style:name="T969" style:parent-style-name="Fuentedepárrafopredeter." style:family="text">
      <style:text-properties fo:color="#00B050"/>
    </style:style>
    <style:style style:name="P970" style:parent-style-name="Normal" style:family="paragraph"/>
    <style:style style:name="T971" style:parent-style-name="Fuentedepárrafopredeter." style:family="text">
      <style:text-properties fo:color="#00B050"/>
    </style:style>
    <style:style style:name="P972" style:parent-style-name="Normal" style:family="paragraph"/>
    <style:style style:name="T973" style:parent-style-name="Fuentedepárrafopredeter." style:family="text">
      <style:text-properties fo:color="#00B050"/>
    </style:style>
    <style:style style:name="P974" style:parent-style-name="Normal" style:family="paragraph"/>
    <style:style style:name="T975" style:parent-style-name="Fuentedepárrafopredeter." style:family="text">
      <style:text-properties fo:color="#00B050"/>
    </style:style>
    <style:style style:name="P976" style:parent-style-name="Normal" style:family="paragraph"/>
    <style:style style:name="T977" style:parent-style-name="Fuentedepárrafopredeter." style:family="text">
      <style:text-properties fo:color="#00B050"/>
    </style:style>
    <style:style style:name="P978" style:parent-style-name="Normal" style:family="paragraph"/>
    <style:style style:name="T979" style:parent-style-name="Fuentedepárrafopredeter." style:family="text">
      <style:text-properties fo:color="#00B050"/>
    </style:style>
    <style:style style:name="T980" style:parent-style-name="Fuentedepárrafopredeter." style:family="text">
      <style:text-properties fo:color="#00B050"/>
    </style:style>
    <style:style style:name="P981" style:parent-style-name="Normal" style:family="paragraph"/>
    <style:style style:name="T982" style:parent-style-name="Fuentedepárrafopredeter." style:family="text">
      <style:text-properties fo:color="#00B050"/>
    </style:style>
    <style:style style:name="P983" style:parent-style-name="Normal" style:family="paragraph">
      <style:paragraph-properties fo:background-color="#DDDDDD"/>
    </style:style>
    <style:style style:name="T984" style:parent-style-name="Fuentedepárrafopredeter." style:family="text">
      <style:text-properties style:font-name="Nimbus Mono L" fo:color="#000000" fo:font-size="9pt" style:font-size-asian="9pt" style:font-size-complex="9pt"/>
    </style:style>
    <style:style style:name="P985" style:parent-style-name="Normal" style:family="paragraph">
      <style:paragraph-properties fo:background-color="#DDDDDD"/>
    </style:style>
    <style:style style:name="T986" style:parent-style-name="Fuentedepárrafopredeter." style:family="text">
      <style:text-properties style:font-name="Nimbus Mono L" fo:color="#000000" fo:font-size="9pt" style:font-size-asian="9pt" style:font-size-complex="9pt"/>
    </style:style>
    <style:style style:name="P987" style:parent-style-name="Normal" style:family="paragraph">
      <style:paragraph-properties fo:background-color="#DDDDDD"/>
    </style:style>
    <style:style style:name="T988" style:parent-style-name="Fuentedepárrafopredeter." style:family="text">
      <style:text-properties style:font-name="Nimbus Mono L" fo:color="#000000" fo:font-size="9pt" style:font-size-asian="9pt" style:font-size-complex="9pt"/>
    </style:style>
    <style:style style:name="P989" style:parent-style-name="Normal" style:family="paragraph">
      <style:paragraph-properties fo:background-color="#DDDDDD"/>
    </style:style>
    <style:style style:name="T990" style:parent-style-name="Fuentedepárrafopredeter." style:family="text">
      <style:text-properties style:font-name="Nimbus Mono L" fo:color="#000000" fo:font-size="9pt" style:font-size-asian="9pt" style:font-size-complex="9pt" fo:background-color="#FFFF00"/>
    </style:style>
    <style:style style:name="P991" style:parent-style-name="Normal" style:family="paragraph">
      <style:paragraph-properties fo:background-color="#DDDDDD"/>
    </style:style>
    <style:style style:name="T992" style:parent-style-name="Fuentedepárrafopredeter." style:family="text">
      <style:text-properties style:font-name="Nimbus Mono L" fo:color="#000000" fo:font-size="9pt" style:font-size-asian="9pt" style:font-size-complex="9pt" fo:background-color="#FFFF00"/>
    </style:style>
    <style:style style:name="P993" style:parent-style-name="Normal" style:family="paragraph">
      <style:paragraph-properties fo:background-color="#DDDDDD"/>
    </style:style>
    <style:style style:name="T994" style:parent-style-name="Fuentedepárrafopredeter." style:family="text">
      <style:text-properties style:font-name="Nimbus Mono L" fo:color="#000000" fo:font-size="9pt" style:font-size-asian="9pt" style:font-size-complex="9pt"/>
    </style:style>
    <style:style style:name="P995" style:parent-style-name="Normal" style:family="paragraph">
      <style:paragraph-properties fo:background-color="#DDDDDD"/>
    </style:style>
    <style:style style:name="T996" style:parent-style-name="Fuentedepárrafopredeter." style:family="text">
      <style:text-properties style:font-name="Nimbus Mono L" fo:color="#000000" fo:font-size="9pt" style:font-size-asian="9pt" style:font-size-complex="9pt" fo:background-color="#FFFF00"/>
    </style:style>
    <style:style style:name="P997" style:parent-style-name="Normal" style:family="paragraph">
      <style:paragraph-properties fo:background-color="#DDDDDD"/>
    </style:style>
    <style:style style:name="T998" style:parent-style-name="Fuentedepárrafopredeter." style:family="text">
      <style:text-properties style:font-name="Nimbus Mono L" fo:color="#000000" fo:font-size="9pt" style:font-size-asian="9pt" style:font-size-complex="9pt"/>
    </style:style>
    <style:style style:name="P999" style:parent-style-name="Normal" style:family="paragraph">
      <style:paragraph-properties fo:background-color="#DDDDDD"/>
    </style:style>
    <style:style style:name="T1000" style:parent-style-name="Fuentedepárrafopredeter." style:family="text">
      <style:text-properties style:font-name="Nimbus Mono L" fo:color="#000000" fo:font-size="9pt" style:font-size-asian="9pt" style:font-size-complex="9pt" fo:background-color="#FFFF00"/>
    </style:style>
    <style:style style:name="P1001" style:parent-style-name="Normal" style:family="paragraph"/>
    <style:style style:name="T1002" style:parent-style-name="Fuentedepárrafopredeter." style:family="text">
      <style:text-properties fo:color="#00B050"/>
    </style:style>
    <style:style style:name="P1003" style:parent-style-name="Normal" style:family="paragraph">
      <style:paragraph-properties fo:background-color="#DDDDDD"/>
      <style:text-properties style:font-name="Nimbus Mono L" fo:color="#000000" fo:font-size="9pt" style:font-size-asian="9pt" style:font-size-complex="9pt"/>
    </style:style>
    <style:style style:name="P1004" style:parent-style-name="Normal" style:family="paragraph">
      <style:paragraph-properties fo:background-color="#DDDDDD"/>
      <style:text-properties style:font-name="Nimbus Mono L" fo:color="#000000" fo:font-size="9pt" style:font-size-asian="9pt" style:font-size-complex="9pt"/>
    </style:style>
    <style:style style:name="P1005" style:parent-style-name="Normal" style:family="paragraph">
      <style:paragraph-properties fo:background-color="#DDDDDD"/>
      <style:text-properties style:font-name="Nimbus Mono L" fo:color="#000000" fo:font-size="9pt" style:font-size-asian="9pt" style:font-size-complex="9pt" fo:background-color="#FFFF00"/>
    </style:style>
    <style:style style:name="P1006" style:parent-style-name="Normal" style:family="paragraph">
      <style:paragraph-properties fo:background-color="#DDDDDD"/>
      <style:text-properties style:font-name="Nimbus Mono L" fo:color="#000000" fo:font-size="9pt" style:font-size-asian="9pt" style:font-size-complex="9pt"/>
    </style:style>
    <style:style style:name="P1007" style:parent-style-name="Normal" style:family="paragraph">
      <style:paragraph-properties fo:background-color="#DDDDDD"/>
      <style:text-properties style:font-name="Nimbus Mono L" fo:color="#000000" fo:font-size="9pt" style:font-size-asian="9pt" style:font-size-complex="9pt" fo:background-color="#FFFF00"/>
    </style:style>
    <style:style style:name="P1008" style:parent-style-name="Normal" style:family="paragraph">
      <style:paragraph-properties fo:background-color="#DDDDDD"/>
      <style:text-properties style:font-name="Nimbus Mono L" fo:color="#000000" fo:font-size="9pt" style:font-size-asian="9pt" style:font-size-complex="9pt"/>
    </style:style>
    <style:style style:name="P1009" style:parent-style-name="Normal" style:family="paragraph">
      <style:paragraph-properties fo:background-color="#DDDDDD"/>
      <style:text-properties style:font-name="Nimbus Mono L" fo:color="#000000" fo:font-size="9pt" style:font-size-asian="9pt" style:font-size-complex="9pt" fo:background-color="#FFFF00"/>
    </style:style>
    <style:style style:name="P1010" style:parent-style-name="Normal" style:family="paragraph">
      <style:paragraph-properties fo:background-color="#DDDDDD"/>
      <style:text-properties style:font-name="Nimbus Mono L" fo:color="#000000" fo:font-size="9pt" style:font-size-asian="9pt" style:font-size-complex="9pt" fo:background-color="#FFFF00"/>
    </style:style>
    <style:style style:name="P1011" style:parent-style-name="Normal" style:family="paragraph">
      <style:paragraph-properties fo:background-color="#DDDDDD"/>
      <style:text-properties style:font-name="Nimbus Mono L" fo:color="#000000" fo:font-size="9pt" style:font-size-asian="9pt" style:font-size-complex="9pt" fo:background-color="#FFFF00"/>
    </style:style>
    <style:style style:name="P1012" style:parent-style-name="Normal" style:family="paragraph"/>
    <style:style style:name="T1013" style:parent-style-name="Fuentedepárrafopredeter." style:family="text">
      <style:text-properties fo:color="#00B050"/>
    </style:style>
    <style:style style:name="P1014" style:parent-style-name="Normal" style:family="paragraph">
      <style:paragraph-properties fo:background-color="#DDDDDD"/>
      <style:text-properties style:font-name="Nimbus Mono L" fo:color="#000000" fo:font-size="9pt" style:font-size-asian="9pt" style:font-size-complex="9pt"/>
    </style:style>
    <style:style style:name="P1015" style:parent-style-name="Normal" style:family="paragraph">
      <style:paragraph-properties fo:background-color="#DDDDDD"/>
      <style:text-properties style:font-name="Nimbus Mono L" fo:color="#000000" fo:font-size="9pt" style:font-size-asian="9pt" style:font-size-complex="9pt"/>
    </style:style>
    <style:style style:name="P1016" style:parent-style-name="Normal" style:family="paragraph">
      <style:paragraph-properties fo:background-color="#DDDDDD"/>
      <style:text-properties style:font-name="Nimbus Mono L" fo:color="#000000" fo:font-size="9pt" style:font-size-asian="9pt" style:font-size-complex="9pt" fo:background-color="#FFFF00"/>
    </style:style>
    <style:style style:name="P1017" style:parent-style-name="Normal" style:family="paragraph">
      <style:paragraph-properties fo:background-color="#DDDDDD"/>
      <style:text-properties style:font-name="Nimbus Mono L" fo:color="#000000" fo:font-size="9pt" style:font-size-asian="9pt" style:font-size-complex="9pt"/>
    </style:style>
    <style:style style:name="P1018" style:parent-style-name="Normal" style:family="paragraph">
      <style:paragraph-properties fo:background-color="#DDDDDD"/>
      <style:text-properties style:font-name="Nimbus Mono L" fo:color="#000000" fo:font-size="9pt" style:font-size-asian="9pt" style:font-size-complex="9pt" fo:background-color="#FFFF00"/>
    </style:style>
    <style:style style:name="P1019" style:parent-style-name="Normal" style:family="paragraph">
      <style:paragraph-properties fo:background-color="#DDDDDD"/>
      <style:text-properties style:font-name="Nimbus Mono L" fo:color="#000000" fo:font-size="9pt" style:font-size-asian="9pt" style:font-size-complex="9pt" fo:background-color="#FFFF00"/>
    </style:style>
    <style:style style:name="P1020" style:parent-style-name="Normal" style:family="paragraph">
      <style:paragraph-properties fo:background-color="#DDDDDD"/>
      <style:text-properties style:font-name="Nimbus Mono L" fo:color="#000000" fo:font-size="9pt" style:font-size-asian="9pt" style:font-size-complex="9pt" fo:background-color="#FFFF00"/>
    </style:style>
    <style:style style:name="P1021" style:parent-style-name="Normal" style:family="paragraph">
      <style:paragraph-properties fo:background-color="#DDDDDD"/>
      <style:text-properties style:font-name="Nimbus Mono L" fo:color="#000000" fo:font-size="9pt" style:font-size-asian="9pt" style:font-size-complex="9pt" fo:background-color="#FFFF00"/>
    </style:style>
    <style:style style:name="P1022" style:parent-style-name="Normal" style:family="paragraph">
      <style:paragraph-properties fo:background-color="#DDDDDD"/>
      <style:text-properties style:font-name="Nimbus Mono L" fo:color="#000000" fo:font-size="9pt" style:font-size-asian="9pt" style:font-size-complex="9pt"/>
    </style:style>
    <style:style style:name="P1023" style:parent-style-name="Normal" style:family="paragraph"/>
    <style:style style:name="T1024" style:parent-style-name="Fuentedepárrafopredeter." style:family="text">
      <style:text-properties fo:color="#00B050"/>
    </style:style>
    <style:style style:name="P1025" style:parent-style-name="Normal" style:family="paragraph">
      <style:paragraph-properties fo:background-color="#DDDDDD"/>
      <style:text-properties style:font-name="Nimbus Mono L" fo:color="#000000" fo:font-size="9pt" style:font-size-asian="9pt" style:font-size-complex="9pt"/>
    </style:style>
    <style:style style:name="P1026" style:parent-style-name="Normal" style:family="paragraph">
      <style:paragraph-properties fo:background-color="#DDDDDD"/>
      <style:text-properties style:font-name="Nimbus Mono L" fo:color="#000000" fo:font-size="9pt" style:font-size-asian="9pt" style:font-size-complex="9pt"/>
    </style:style>
    <style:style style:name="P1027" style:parent-style-name="Normal" style:family="paragraph">
      <style:paragraph-properties fo:background-color="#DDDDDD"/>
      <style:text-properties style:font-name="Nimbus Mono L" fo:color="#000000" fo:font-size="9pt" style:font-size-asian="9pt" style:font-size-complex="9pt" fo:background-color="#FFFF00"/>
    </style:style>
    <style:style style:name="P1028" style:parent-style-name="Normal" style:family="paragraph">
      <style:paragraph-properties fo:background-color="#DDDDDD"/>
      <style:text-properties style:font-name="Nimbus Mono L" fo:color="#000000" fo:font-size="9pt" style:font-size-asian="9pt" style:font-size-complex="9pt" fo:background-color="#FFFF00"/>
    </style:style>
    <style:style style:name="P1029" style:parent-style-name="Normal" style:family="paragraph">
      <style:paragraph-properties fo:background-color="#DDDDDD"/>
      <style:text-properties style:font-name="Nimbus Mono L" fo:color="#000000" fo:font-size="9pt" style:font-size-asian="9pt" style:font-size-complex="9pt"/>
    </style:style>
    <style:style style:name="P1030" style:parent-style-name="Normal" style:family="paragraph">
      <style:paragraph-properties fo:background-color="#DDDDDD"/>
      <style:text-properties style:font-name="Nimbus Mono L" fo:color="#000000" fo:font-size="9pt" style:font-size-asian="9pt" style:font-size-complex="9pt" fo:background-color="#FFFF00"/>
    </style:style>
    <style:style style:name="P1031" style:parent-style-name="Normal" style:family="paragraph">
      <style:paragraph-properties fo:background-color="#DDDDDD"/>
      <style:text-properties style:font-name="Nimbus Mono L" fo:color="#000000" fo:font-size="9pt" style:font-size-asian="9pt" style:font-size-complex="9pt"/>
    </style:style>
    <style:style style:name="P1032" style:parent-style-name="Normal" style:family="paragraph">
      <style:paragraph-properties fo:background-color="#DDDDDD"/>
      <style:text-properties style:font-name="Nimbus Mono L" fo:color="#000000" fo:font-size="9pt" style:font-size-asian="9pt" style:font-size-complex="9pt" fo:background-color="#FFFF00"/>
    </style:style>
    <style:style style:name="P1033" style:parent-style-name="Normal" style:family="paragraph">
      <style:paragraph-properties fo:background-color="#DDDDDD"/>
      <style:text-properties style:font-name="Nimbus Mono L" fo:color="#000000" fo:font-size="9pt" style:font-size-asian="9pt" style:font-size-complex="9pt"/>
    </style:style>
    <style:style style:name="P1034" style:parent-style-name="Normal" style:family="paragraph">
      <style:paragraph-properties style:text-autospace="none" fo:margin-bottom="0.0833in" fo:line-height="150%"/>
    </style:style>
    <style:style style:name="T1035" style:parent-style-name="Fuentedepárrafopredeter." style:family="text">
      <style:text-properties fo:font-style="italic" style:font-style-asian="italic"/>
    </style:style>
    <style:style style:name="P1036" style:parent-style-name="Normal" style:family="paragraph">
      <style:paragraph-properties fo:line-height="150%" fo:margin-left="0.4923in">
        <style:tab-stops/>
      </style:paragraph-properties>
    </style:style>
    <style:style style:name="T1037" style:parent-style-name="Fuentedepárrafopredeter." style:family="text">
      <style:text-properties fo:font-weight="bold" style:font-weight-asian="bold" fo:color="#00B050"/>
    </style:style>
    <style:style style:name="T1038" style:parent-style-name="Fuentedepárrafopredeter." style:family="text">
      <style:text-properties fo:font-weight="bold" style:font-weight-asian="bold" fo:color="#00B050"/>
    </style:style>
    <style:style style:name="T1039" style:parent-style-name="Fuentedepárrafopredeter." style:family="text">
      <style:text-properties fo:color="#00B050"/>
    </style:style>
    <style:style style:name="T1040" style:parent-style-name="Fuentedepárrafopredeter." style:family="text">
      <style:text-properties fo:color="#00B050"/>
    </style:style>
    <style:style style:name="P1041" style:parent-style-name="Normal" style:family="paragraph">
      <style:paragraph-properties style:text-autospace="none" fo:margin-bottom="0.0833in" fo:line-height="150%" fo:margin-left="0.9916in" fo:text-indent="0.4833in">
        <style:tab-stops/>
      </style:paragraph-properties>
    </style:style>
    <style:style style:name="T1042" style:parent-style-name="Fuentedepárrafopredeter." style:family="text">
      <style:text-properties fo:font-weight="bold" style:font-weight-asian="bold" fo:color="#00B050"/>
    </style:style>
    <style:style style:name="T10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0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45" style:parent-style-name="Normal" style:family="paragraph">
      <style:paragraph-properties style:text-autospace="none" fo:margin-bottom="0.0833in" fo:line-height="150%" fo:margin-left="0.9916in" fo:text-indent="0.4833in">
        <style:tab-stops/>
      </style:paragraph-properties>
    </style:style>
    <style:style style:name="T1046" style:parent-style-name="Fuentedepárrafopredeter." style:family="text">
      <style:text-properties fo:font-weight="bold" style:font-weight-asian="bold" fo:color="#00B050"/>
    </style:style>
    <style:style style:name="T104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04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49" style:parent-style-name="Normal" style:family="paragraph">
      <style:paragraph-properties style:text-autospace="none" fo:margin-bottom="0.0833in" fo:line-height="150%" fo:margin-left="0.9916in" fo:text-indent="0.4833in">
        <style:tab-stops/>
      </style:paragraph-properties>
    </style:style>
    <style:style style:name="T105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0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52" style:parent-style-name="Normal" style:family="paragraph">
      <style:paragraph-properties style:text-autospace="none" fo:margin-bottom="0.0833in" fo:line-height="150%" fo:margin-left="1.475in">
        <style:tab-stops/>
      </style:paragraph-properties>
    </style:style>
    <style:style style:name="T1053" style:parent-style-name="Fuentedepárrafopredeter." style:family="text">
      <style:text-properties fo:font-weight="bold" style:font-weight-asian="bold" fo:color="#00B050"/>
    </style:style>
    <style:style style:name="T10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0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56" style:parent-style-name="Normal" style:family="paragraph">
      <style:text-properties fo:font-weight="bold" style:font-weight-asian="bold" fo:color="#00B050"/>
    </style:style>
    <style:style style:name="P1057" style:parent-style-name="Normal" style:family="paragraph">
      <style:paragraph-properties style:text-autospace="none" fo:margin-bottom="0.0833in" fo:line-height="150%"/>
    </style:style>
    <style:style style:name="T1058" style:parent-style-name="Fuentedepárrafopredeter." style:family="text">
      <style:text-properties fo:font-style="italic" style:font-style-asian="italic"/>
    </style:style>
    <style:style style:name="T1059" style:parent-style-name="Fuentedepárrafopredeter." style:family="text">
      <style:text-properties fo:font-style="italic" style:font-style-asian="italic"/>
    </style:style>
    <style:style style:name="T1060" style:parent-style-name="Fuentedepárrafopredeter." style:family="text">
      <style:text-properties fo:font-style="italic" style:font-style-asian="italic"/>
    </style:style>
    <style:style style:name="P1061" style:parent-style-name="Normal" style:family="paragraph">
      <style:paragraph-properties fo:line-height="150%" fo:margin-left="0.4923in">
        <style:tab-stops/>
      </style:paragraph-properties>
    </style:style>
    <style:style style:name="T1062" style:parent-style-name="Fuentedepárrafopredeter." style:family="text">
      <style:text-properties fo:font-weight="bold" style:font-weight-asian="bold" fo:color="#00B050"/>
    </style:style>
    <style:style style:name="T1063" style:parent-style-name="Fuentedepárrafopredeter." style:family="text">
      <style:text-properties fo:color="#00B050"/>
    </style:style>
    <style:style style:name="T1064" style:parent-style-name="Fuentedepárrafopredeter." style:family="text">
      <style:text-properties fo:color="#00B050"/>
    </style:style>
    <style:style style:name="T1065" style:parent-style-name="Fuentedepárrafopredeter." style:family="text">
      <style:text-properties fo:color="#00B050"/>
    </style:style>
    <style:style style:name="P1066" style:parent-style-name="Normal" style:family="paragraph"/>
    <style:style style:name="T1067" style:parent-style-name="Fuentedepárrafopredeter." style:family="text">
      <style:text-properties fo:color="#00B050"/>
    </style:style>
    <style:style style:name="T1068" style:parent-style-name="Fuentedepárrafopredeter." style:family="text">
      <style:text-properties fo:color="#00B050"/>
    </style:style>
    <style:style style:name="P1069" style:parent-style-name="Normal" style:family="paragraph"/>
    <style:style style:name="T1070" style:parent-style-name="Fuentedepárrafopredeter." style:family="text">
      <style:text-properties fo:color="#00B050"/>
    </style:style>
    <style:style style:name="P1071" style:parent-style-name="Normal" style:family="paragraph"/>
    <style:style style:name="T1072" style:parent-style-name="Fuentedepárrafopredeter." style:family="text">
      <style:text-properties fo:color="#00B050"/>
    </style:style>
    <style:style style:name="P1073" style:parent-style-name="Normal" style:family="paragraph"/>
    <style:style style:name="T1074" style:parent-style-name="Fuentedepárrafopredeter." style:family="text">
      <style:text-properties fo:color="#00B050"/>
    </style:style>
    <style:style style:name="P1075" style:parent-style-name="Normal" style:family="paragraph"/>
    <style:style style:name="T1076" style:parent-style-name="Fuentedepárrafopredeter." style:family="text">
      <style:text-properties fo:color="#00B050"/>
    </style:style>
    <style:style style:name="P1077" style:parent-style-name="Normal" style:family="paragraph">
      <style:paragraph-properties fo:line-height="150%" fo:margin-left="0.4923in">
        <style:tab-stops/>
      </style:paragraph-properties>
    </style:style>
    <style:style style:name="T1078" style:parent-style-name="Fuentedepárrafopredeter." style:family="text">
      <style:text-properties fo:color="#00B050"/>
    </style:style>
    <style:style style:name="T1079" style:parent-style-name="Fuentedepárrafopredeter." style:family="text">
      <style:text-properties fo:color="#00B050"/>
    </style:style>
    <style:style style:name="T1080" style:parent-style-name="Fuentedepárrafopredeter." style:family="text">
      <style:text-properties fo:color="#00B050"/>
    </style:style>
    <style:style style:name="T1081" style:parent-style-name="Fuentedepárrafopredeter." style:family="text">
      <style:text-properties fo:color="#00B050"/>
    </style:style>
    <style:style style:name="T1082" style:parent-style-name="Fuentedepárrafopredeter." style:family="text">
      <style:text-properties fo:color="#00B050"/>
    </style:style>
    <style:style style:name="T1083" style:parent-style-name="Fuentedepárrafopredeter." style:family="text">
      <style:text-properties fo:color="#00B050"/>
    </style:style>
    <style:style style:name="T1084" style:parent-style-name="Fuentedepárrafopredeter." style:family="text">
      <style:text-properties fo:color="#00B050"/>
    </style:style>
    <style:style style:name="T1085" style:parent-style-name="Fuentedepárrafopredeter." style:family="text">
      <style:text-properties fo:color="#00B050"/>
    </style:style>
    <style:style style:name="T1086" style:parent-style-name="Fuentedepárrafopredeter." style:family="text">
      <style:text-properties fo:color="#00B050"/>
    </style:style>
    <style:style style:name="T1087" style:parent-style-name="Fuentedepárrafopredeter." style:family="text">
      <style:text-properties fo:font-style="italic" style:font-style-asian="italic" fo:color="#00B050"/>
    </style:style>
    <style:style style:name="T1088" style:parent-style-name="Fuentedepárrafopredeter." style:family="text">
      <style:text-properties fo:color="#00B050"/>
    </style:style>
    <style:style style:name="P1089" style:parent-style-name="Normal" style:family="paragraph">
      <style:paragraph-properties fo:background-color="#DDDDDD"/>
      <style:text-properties style:font-name="Nimbus Mono L" fo:color="#000000" fo:font-size="9pt" style:font-size-asian="9pt" style:font-size-complex="9pt"/>
    </style:style>
    <style:style style:name="P1090" style:parent-style-name="Normal" style:family="paragraph">
      <style:paragraph-properties fo:background-color="#DDDDDD"/>
      <style:text-properties style:font-name="Nimbus Mono L" fo:color="#000000" fo:font-size="9pt" style:font-size-asian="9pt" style:font-size-complex="9pt"/>
    </style:style>
    <style:style style:name="P1091" style:parent-style-name="Normal" style:family="paragraph">
      <style:paragraph-properties fo:background-color="#DDDDDD"/>
      <style:text-properties style:font-name="Nimbus Mono L" fo:color="#000000" fo:font-size="9pt" style:font-size-asian="9pt" style:font-size-complex="9pt"/>
    </style:style>
    <style:style style:name="P1092" style:parent-style-name="Normal" style:family="paragraph">
      <style:paragraph-properties fo:background-color="#DDDDDD"/>
      <style:text-properties style:font-name="Nimbus Mono L" fo:color="#000000" fo:font-size="9pt" style:font-size-asian="9pt" style:font-size-complex="9pt"/>
    </style:style>
    <style:style style:name="P1093" style:parent-style-name="Normal" style:family="paragraph">
      <style:paragraph-properties fo:background-color="#DDDDDD"/>
      <style:text-properties style:font-name="Nimbus Mono L" fo:color="#000000" fo:font-size="9pt" style:font-size-asian="9pt" style:font-size-complex="9pt"/>
    </style:style>
    <style:style style:name="P1094" style:parent-style-name="Normal" style:family="paragraph">
      <style:paragraph-properties fo:background-color="#DDDDDD"/>
      <style:text-properties style:font-name="Nimbus Mono L" fo:color="#000000" fo:font-size="9pt" style:font-size-asian="9pt" style:font-size-complex="9pt"/>
    </style:style>
    <style:style style:name="P1095" style:parent-style-name="Normal" style:family="paragraph">
      <style:paragraph-properties fo:background-color="#DDDDDD"/>
      <style:text-properties style:font-name="Nimbus Mono L" fo:color="#000000" fo:font-size="9pt" style:font-size-asian="9pt" style:font-size-complex="9pt"/>
    </style:style>
    <style:style style:name="P1096" style:parent-style-name="Normal" style:family="paragraph">
      <style:paragraph-properties fo:background-color="#DDDDDD"/>
    </style:style>
    <style:style style:name="T1097" style:parent-style-name="Fuentedepárrafopredeter." style:family="text">
      <style:text-properties style:font-name="Nimbus Mono L" fo:color="#000000" fo:font-size="9pt" style:font-size-asian="9pt" style:font-size-complex="9pt" fo:background-color="#FFFF00"/>
    </style:style>
    <style:style style:name="T1098" style:parent-style-name="Fuentedepárrafopredeter." style:family="text">
      <style:text-properties style:font-name="Nimbus Mono L" fo:color="#000000" fo:font-size="9pt" style:font-size-asian="9pt" style:font-size-complex="9pt"/>
    </style:style>
    <style:style style:name="P1099" style:parent-style-name="Normal" style:family="paragraph">
      <style:paragraph-properties fo:background-color="#DDDDDD"/>
    </style:style>
    <style:style style:name="T1100" style:parent-style-name="Fuentedepárrafopredeter." style:family="text">
      <style:text-properties style:font-name="Nimbus Mono L" fo:color="#000000" fo:font-size="9pt" style:font-size-asian="9pt" style:font-size-complex="9pt" fo:background-color="#FFFF00"/>
    </style:style>
    <style:style style:name="T1101" style:parent-style-name="Fuentedepárrafopredeter." style:family="text">
      <style:text-properties style:font-name="Nimbus Mono L" fo:color="#000000" fo:font-size="9pt" style:font-size-asian="9pt" style:font-size-complex="9pt"/>
    </style:style>
    <style:style style:name="P1102" style:parent-style-name="Normal" style:family="paragraph">
      <style:paragraph-properties fo:background-color="#DDDDDD"/>
    </style:style>
    <style:style style:name="T1103" style:parent-style-name="Fuentedepárrafopredeter." style:family="text">
      <style:text-properties style:font-name="Nimbus Mono L" fo:color="#000000" fo:font-size="9pt" style:font-size-asian="9pt" style:font-size-complex="9pt" fo:background-color="#FFFF00"/>
    </style:style>
    <style:style style:name="T1104" style:parent-style-name="Fuentedepárrafopredeter." style:family="text">
      <style:text-properties style:font-name="Nimbus Mono L" fo:color="#000000" fo:font-size="9pt" style:font-size-asian="9pt" style:font-size-complex="9pt"/>
    </style:style>
    <style:style style:name="P1105" style:parent-style-name="Normal" style:family="paragraph">
      <style:paragraph-properties fo:background-color="#DDDDDD"/>
    </style:style>
    <style:style style:name="T1106" style:parent-style-name="Fuentedepárrafopredeter." style:family="text">
      <style:text-properties style:font-name="Nimbus Mono L" fo:color="#000000" fo:font-size="9pt" style:font-size-asian="9pt" style:font-size-complex="9pt" fo:background-color="#FFFF00"/>
    </style:style>
    <style:style style:name="T1107" style:parent-style-name="Fuentedepárrafopredeter." style:family="text">
      <style:text-properties style:font-name="Nimbus Mono L" fo:color="#000000" fo:font-size="9pt" style:font-size-asian="9pt" style:font-size-complex="9pt"/>
    </style:style>
    <style:style style:name="P1108" style:parent-style-name="Normal" style:family="paragraph">
      <style:paragraph-properties fo:background-color="#DDDDDD"/>
      <style:text-properties style:font-name="Nimbus Mono L" fo:color="#000000" fo:font-size="9pt" style:font-size-asian="9pt" style:font-size-complex="9pt"/>
    </style:style>
    <style:style style:name="P1109" style:parent-style-name="Normal" style:family="paragraph">
      <style:paragraph-properties fo:background-color="#DDDDDD"/>
      <style:text-properties style:font-name="Nimbus Mono L" fo:color="#000000" fo:font-size="9pt" style:font-size-asian="9pt" style:font-size-complex="9pt"/>
    </style:style>
    <style:style style:name="P1110" style:parent-style-name="Normal" style:family="paragraph">
      <style:paragraph-properties fo:background-color="#DDDDDD"/>
      <style:text-properties style:font-name="Nimbus Mono L" fo:color="#000000" fo:font-size="9pt" style:font-size-asian="9pt" style:font-size-complex="9pt"/>
    </style:style>
    <style:style style:name="P1111" style:parent-style-name="Normal" style:family="paragraph">
      <style:paragraph-properties fo:background-color="#DDDDDD"/>
      <style:text-properties style:font-name="Nimbus Mono L" fo:color="#000000" fo:font-size="9pt" style:font-size-asian="9pt" style:font-size-complex="9pt"/>
    </style:style>
    <style:style style:name="P1112" style:parent-style-name="Normal" style:family="paragraph">
      <style:paragraph-properties fo:background-color="#DDDDDD"/>
    </style:style>
    <style:style style:name="T1113" style:parent-style-name="Fuentedepárrafopredeter." style:family="text">
      <style:text-properties style:font-name="Nimbus Mono L" fo:color="#000000" fo:font-size="9pt" style:font-size-asian="9pt" style:font-size-complex="9pt" fo:background-color="#FFFF00"/>
    </style:style>
    <style:style style:name="T1114" style:parent-style-name="Fuentedepárrafopredeter." style:family="text">
      <style:text-properties style:font-name="Nimbus Mono L" fo:color="#000000" fo:font-size="9pt" style:font-size-asian="9pt" style:font-size-complex="9pt"/>
    </style:style>
    <style:style style:name="P1115" style:parent-style-name="Normal" style:family="paragraph">
      <style:paragraph-properties fo:background-color="#DDDDDD"/>
    </style:style>
    <style:style style:name="T1116" style:parent-style-name="Fuentedepárrafopredeter." style:family="text">
      <style:text-properties style:font-name="Nimbus Mono L" fo:color="#000000" fo:font-size="9pt" style:font-size-asian="9pt" style:font-size-complex="9pt" fo:background-color="#FFFF00"/>
    </style:style>
    <style:style style:name="T1117" style:parent-style-name="Fuentedepárrafopredeter." style:family="text">
      <style:text-properties style:font-name="Nimbus Mono L" fo:color="#000000" fo:font-size="9pt" style:font-size-asian="9pt" style:font-size-complex="9pt"/>
    </style:style>
    <style:style style:name="P1118" style:parent-style-name="Normal" style:family="paragraph">
      <style:paragraph-properties fo:background-color="#DDDDDD"/>
    </style:style>
    <style:style style:name="T1119" style:parent-style-name="Fuentedepárrafopredeter." style:family="text">
      <style:text-properties style:font-name="Nimbus Mono L" fo:color="#000000" fo:font-size="9pt" style:font-size-asian="9pt" style:font-size-complex="9pt" fo:background-color="#FFFF00"/>
    </style:style>
    <style:style style:name="T1120" style:parent-style-name="Fuentedepárrafopredeter." style:family="text">
      <style:text-properties style:font-name="Nimbus Mono L" fo:color="#000000" fo:font-size="9pt" style:font-size-asian="9pt" style:font-size-complex="9pt"/>
    </style:style>
    <style:style style:name="P1121" style:parent-style-name="Normal" style:family="paragraph">
      <style:text-properties style:font-name="Nimbus Mono L" fo:color="#000000" fo:font-size="9pt" style:font-size-asian="9pt" style:font-size-complex="9pt"/>
    </style:style>
    <style:style style:name="P1122" style:parent-style-name="Normal" style:family="paragraph">
      <style:paragraph-properties style:text-autospace="none" fo:margin-bottom="0.0833in" fo:line-height="150%"/>
    </style:style>
    <style:style style:name="P1123" style:parent-style-name="Normal" style:family="paragraph">
      <style:paragraph-properties fo:line-height="150%" fo:margin-left="0.4923in">
        <style:tab-stops/>
      </style:paragraph-properties>
    </style:style>
    <style:style style:name="T1124" style:parent-style-name="Fuentedepárrafopredeter." style:family="text">
      <style:text-properties fo:font-weight="bold" style:font-weight-asian="bold" fo:color="#00B050"/>
    </style:style>
    <style:style style:name="T1125" style:parent-style-name="Fuentedepárrafopredeter." style:family="text">
      <style:text-properties fo:font-weight="bold" style:font-weight-asian="bold" fo:color="#00B050"/>
    </style:style>
    <style:style style:name="T1126" style:parent-style-name="Fuentedepárrafopredeter." style:family="text">
      <style:text-properties fo:color="#00B050"/>
    </style:style>
    <style:style style:name="P1127" style:parent-style-name="Normal" style:family="paragraph">
      <style:paragraph-properties fo:margin-left="0.4916in">
        <style:tab-stops/>
      </style:paragraph-properties>
    </style:style>
    <style:style style:name="P1128" style:parent-style-name="Normal" style:family="paragraph">
      <style:paragraph-properties fo:margin-left="0.4916in">
        <style:tab-stops/>
      </style:paragraph-properties>
      <style:text-properties fo:font-weight="bold" style:font-weight-asian="bold" fo:color="#00B050"/>
    </style:style>
    <style:style style:name="P1129" style:parent-style-name="Normal" style:family="paragraph">
      <style:paragraph-properties fo:margin-left="0.4916in">
        <style:tab-stops/>
      </style:paragraph-properties>
      <style:text-properties fo:font-weight="bold" style:font-weight-asian="bold" fo:color="#00B050"/>
    </style:style>
    <style:style style:name="P1130" style:parent-style-name="Normal" style:family="paragraph">
      <style:paragraph-properties fo:margin-left="0.4916in">
        <style:tab-stops/>
      </style:paragraph-properties>
      <style:text-properties fo:font-weight="bold" style:font-weight-asian="bold" fo:color="#00B050"/>
    </style:style>
    <style:style style:name="P1131" style:parent-style-name="Normal" style:family="paragraph">
      <style:paragraph-properties fo:margin-left="0.4916in">
        <style:tab-stops/>
      </style:paragraph-properties>
      <style:text-properties fo:font-weight="bold" style:font-weight-asian="bold" fo:color="#00B050"/>
    </style:style>
    <style:style style:name="P1132" style:parent-style-name="Normal" style:family="paragraph">
      <style:paragraph-properties fo:margin-left="0.4916in">
        <style:tab-stops/>
      </style:paragraph-properties>
      <style:text-properties fo:font-weight="bold" style:font-weight-asian="bold" fo:color="#00B050"/>
    </style:style>
    <style:style style:name="P1133" style:parent-style-name="Normal" style:family="paragraph">
      <style:paragraph-properties fo:margin-lef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134" style:parent-style-name="Normal" style:family="paragraph">
      <style:paragraph-properties fo:margin-left="0.4916in" fo:text-indent="0.0083in">
        <style:tab-stops/>
      </style:paragraph-properties>
    </style:style>
    <style:style style:name="T11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36" style:parent-style-name="Normal" style:family="paragraph">
      <style:paragraph-properties style:text-autospace="none" fo:margin-bottom="0.0833in" fo:line-height="150%"/>
    </style:style>
    <style:style style:name="T1137" style:parent-style-name="Fuentedepárrafopredeter." style:family="text">
      <style:text-properties fo:font-style="italic" style:font-style-asian="italic"/>
    </style:style>
    <style:style style:name="P1138" style:parent-style-name="Normal" style:family="paragraph">
      <style:paragraph-properties style:text-autospace="none" fo:margin-bottom="0.0833in" fo:line-height="150%" fo:margin-left="0.4916in">
        <style:tab-stops/>
      </style:paragraph-properties>
    </style:style>
    <style:style style:name="T1139" style:parent-style-name="Fuentedepárrafopredeter." style:family="text">
      <style:text-properties fo:font-weight="bold" style:font-weight-asian="bold" fo:color="#00B050"/>
    </style:style>
    <style:style style:name="T1140" style:parent-style-name="Fuentedepárrafopredeter." style:family="text">
      <style:text-properties fo:font-weight="bold" style:font-weight-asian="bold" fo:color="#00B050"/>
    </style:style>
    <style:style style:name="T1141" style:parent-style-name="Fuentedepárrafopredeter." style:family="text">
      <style:text-properties fo:color="#00B050"/>
    </style:style>
    <style:style style:name="P1142" style:parent-style-name="Normal" style:family="paragraph">
      <style:paragraph-properties fo:margin-left="0.4916in" fo:text-indent="0.0083in">
        <style:tab-stops/>
      </style:paragraph-properties>
    </style:style>
    <style:style style:name="T11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4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47"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48"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49"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50"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51" style:parent-style-name="Normal" style:family="paragraph">
      <style:paragraph-properties fo:margin-left="1.475in" fo:text-indent="0.4916in">
        <style:tab-stops/>
      </style:paragraph-properties>
    </style:style>
    <style:style style:name="T11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53" style:parent-style-name="Normal" style:family="paragraph">
      <style:paragraph-properties fo:margin-left="0.4916in" fo:text-indent="0.0083in">
        <style:tab-stops/>
      </style:paragraph-properties>
    </style:style>
    <style:style style:name="T11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5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58" style:parent-style-name="Normal" style:family="paragraph">
      <style:paragraph-properties style:text-autospace="none" fo:margin-bottom="0.0833in" fo:line-height="150%" fo:margin-left="1.9666in">
        <style:tab-stops/>
      </style:paragraph-properties>
    </style:style>
    <style:style style:name="T11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6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161" style:parent-style-name="Normal" style:family="paragraph">
      <style:paragraph-properties style:text-autospace="none" fo:margin-bottom="0.0833in" fo:line-height="150%"/>
    </style:style>
    <style:style style:name="T1162" style:parent-style-name="Fuentedepárrafopredeter." style:family="text">
      <style:text-properties fo:font-style="italic" style:font-style-asian="italic"/>
    </style:style>
    <style:style style:name="P1163" style:parent-style-name="Normal" style:family="paragraph">
      <style:paragraph-properties style:text-autospace="none" fo:margin-bottom="0.0833in" fo:line-height="150%" fo:margin-left="0.4923in">
        <style:tab-stops/>
      </style:paragraph-properties>
    </style:style>
    <style:style style:name="T1164" style:parent-style-name="Fuentedepárrafopredeter." style:family="text">
      <style:text-properties fo:font-weight="bold" style:font-weight-asian="bold" fo:color="#00B050"/>
    </style:style>
    <style:style style:name="T1165" style:parent-style-name="Fuentedepárrafopredeter." style:family="text">
      <style:text-properties fo:color="#00B050"/>
    </style:style>
    <style:style style:name="T1166" style:parent-style-name="Fuentedepárrafopredeter." style:family="text">
      <style:text-properties fo:color="#00B050"/>
    </style:style>
    <style:style style:name="T1167" style:parent-style-name="Fuentedepárrafopredeter." style:family="text">
      <style:text-properties fo:color="#00B050"/>
    </style:style>
    <style:style style:name="P1168" style:parent-style-name="Normal" style:family="paragraph">
      <style:paragraph-properties style:text-autospace="none" fo:margin-bottom="0.0833in" fo:line-height="150%" fo:margin-left="0.4923in" fo:text-indent="0.4909in">
        <style:tab-stops/>
      </style:paragraph-properties>
      <style:text-properties fo:color="#00B050"/>
    </style:style>
    <style:style style:name="P1169" style:parent-style-name="Normal" style:family="paragraph">
      <style:paragraph-properties style:text-autospace="none" fo:margin-bottom="0.0833in" fo:line-height="150%"/>
      <style:text-properties fo:color="#00B050"/>
    </style:style>
    <style:style style:name="P1170" style:parent-style-name="Normal" style:family="paragraph">
      <style:paragraph-properties style:text-autospace="none" fo:margin-bottom="0.0833in" fo:line-height="150%"/>
      <style:text-properties fo:color="#00B050"/>
    </style:style>
    <style:style style:name="P1171" style:parent-style-name="Normal" style:family="paragraph">
      <style:paragraph-properties style:text-autospace="none" fo:margin-bottom="0.0833in" fo:line-height="150%" fo:margin-left="0.4923in">
        <style:tab-stops/>
      </style:paragraph-properties>
    </style:style>
    <style:style style:name="T1172" style:parent-style-name="Fuentedepárrafopredeter." style:family="text">
      <style:text-properties fo:color="#00B050"/>
    </style:style>
    <style:style style:name="P1173" style:parent-style-name="Normal" style:family="paragraph">
      <style:paragraph-properties style:text-autospace="none" fo:margin-bottom="0.0833in" fo:line-height="150%" fo:margin-left="0.9833in" fo:text-indent="0.4916in">
        <style:tab-stops/>
      </style:paragraph-properties>
    </style:style>
    <style:style style:name="T11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75" style:parent-style-name="Normal" style:family="paragraph">
      <style:paragraph-properties style:text-autospace="none" fo:margin-bottom="0.0833in" fo:line-height="150%" fo:margin-left="0.9833in" fo:text-indent="0.4916in">
        <style:tab-stops/>
      </style:paragraph-properties>
    </style:style>
    <style:style style:name="T1176" style:parent-style-name="Fuentedepárrafopredeter." style:family="text">
      <style:text-properties fo:color="#00B050"/>
    </style:style>
    <style:style style:name="T11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78"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1179" style:parent-style-name="Normal" style:family="paragraph">
      <style:paragraph-properties style:text-autospace="none" fo:margin-bottom="0.0833in" fo:line-height="150%" fo:margin-left="0.4923in">
        <style:tab-stops/>
      </style:paragraph-properties>
      <style:text-properties fo:color="#00B050"/>
    </style:style>
    <style:style style:name="P1180" style:parent-style-name="Normal" style:family="paragraph">
      <style:paragraph-properties style:text-autospace="none" fo:margin-bottom="0.0833in" fo:line-height="150%"/>
    </style:style>
    <style:style style:name="P1181" style:parent-style-name="Normal" style:family="paragraph">
      <style:paragraph-properties style:text-autospace="none" fo:margin-bottom="0.0833in" fo:line-height="150%" fo:margin-left="0.5in">
        <style:tab-stops/>
      </style:paragraph-properties>
    </style:style>
    <style:style style:name="T1182" style:parent-style-name="Fuentedepárrafopredeter." style:family="text">
      <style:text-properties fo:font-weight="bold" style:font-weight-asian="bold" fo:color="#00B050"/>
    </style:style>
    <style:style style:name="T1183" style:parent-style-name="Fuentedepárrafopredeter." style:family="text">
      <style:text-properties fo:font-weight="bold" style:font-weight-asian="bold" fo:color="#FF0000"/>
    </style:style>
    <style:style style:name="P1184" style:parent-style-name="Normal" style:family="paragraph">
      <style:paragraph-properties fo:margin-left="0.4916in">
        <style:tab-stops/>
      </style:paragraph-properties>
    </style:style>
    <style:style style:name="P118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1186" style:parent-style-name="Normal" style:family="paragraph">
      <style:paragraph-properties style:text-autospace="none" fo:margin-bottom="0.0833in" fo:line-height="150%"/>
    </style:style>
    <style:style style:name="T1187" style:parent-style-name="Fuentedepárrafopredeter." style:family="text">
      <style:text-properties fo:font-style="italic" style:font-style-asian="italic"/>
    </style:style>
    <style:style style:name="T1188" style:parent-style-name="Fuentedepárrafopredeter." style:family="text">
      <style:text-properties fo:font-style="italic" style:font-style-asian="italic"/>
    </style:style>
    <style:style style:name="T1189" style:parent-style-name="Fuentedepárrafopredeter." style:family="text">
      <style:text-properties style:font-name="Courier"/>
    </style:style>
    <style:style style:name="P1190" style:parent-style-name="Normal" style:family="paragraph">
      <style:paragraph-properties style:text-autospace="none" fo:margin-bottom="0.0833in" fo:line-height="150%"/>
    </style:style>
    <style:style style:name="T1191" style:parent-style-name="Fuentedepárrafopredeter." style:family="text">
      <style:text-properties fo:font-style="italic" style:font-style-asian="italic"/>
    </style:style>
    <style:style style:name="T1192" style:parent-style-name="Fuentedepárrafopredeter." style:family="text">
      <style:text-properties fo:font-style="italic" style:font-style-asian="italic"/>
    </style:style>
    <style:style style:name="P119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194" style:parent-style-name="Normal" style:family="paragraph">
      <style:paragraph-properties style:text-autospace="none" fo:margin-bottom="0.0833in" fo:line-height="150%"/>
    </style:style>
    <style:style style:name="P119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196" style:parent-style-name="Normal" style:family="paragraph">
      <style:paragraph-properties style:text-autospace="none" fo:margin-bottom="0.0833in" fo:line-height="150%"/>
    </style:style>
    <style:style style:name="T1197" style:parent-style-name="Fuentedepárrafopredeter." style:family="text">
      <style:text-properties fo:font-style="italic" style:font-style-asian="italic"/>
    </style:style>
    <style:style style:name="T1198" style:parent-style-name="Fuentedepárrafopredeter." style:family="text">
      <style:text-properties fo:font-style="italic" style:font-style-asian="italic"/>
    </style:style>
    <style:style style:name="P119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200" style:parent-style-name="Normal" style:family="paragraph">
      <style:paragraph-properties style:text-autospace="none" fo:margin-bottom="0.0833in" fo:line-height="150%"/>
    </style:style>
    <style:style style:name="T1201" style:parent-style-name="Fuentedepárrafopredeter." style:family="text">
      <style:text-properties fo:font-style="italic" style:font-style-asian="italic"/>
    </style:style>
    <style:style style:name="T1202" style:parent-style-name="Fuentedepárrafopredeter." style:family="text">
      <style:text-properties fo:font-style="italic" style:font-style-asian="italic"/>
    </style:style>
    <style:style style:name="T1203" style:parent-style-name="Fuentedepárrafopredeter." style:family="text">
      <style:text-properties fo:font-style="italic" style:font-style-asian="italic"/>
    </style:style>
    <style:style style:name="T1204" style:parent-style-name="Fuentedepárrafopredeter." style:family="text">
      <style:text-properties fo:font-style="italic" style:font-style-asian="italic"/>
    </style:style>
    <style:style style:name="T1205" style:parent-style-name="Fuentedepárrafopredeter." style:family="text">
      <style:text-properties fo:font-style="italic" style:font-style-asian="italic"/>
    </style:style>
    <style:style style:name="P1206" style:parent-style-name="Normal" style:family="paragraph">
      <style:paragraph-properties fo:break-before="page" fo:text-align="start" fo:margin-bottom="0.1111in" fo:line-height="100%"/>
    </style:style>
    <style:style style:name="TableColumn1208" style:family="table-column">
      <style:table-column-properties style:column-width="2.318in" style:use-optimal-column-width="false"/>
    </style:style>
    <style:style style:name="TableColumn1209" style:family="table-column">
      <style:table-column-properties style:column-width="3.5805in" style:use-optimal-column-width="false"/>
    </style:style>
    <style:style style:name="Table1207" style:family="table">
      <style:table-properties style:width="5.8986in" fo:margin-left="0in" table:align="left"/>
    </style:style>
    <style:style style:name="TableRow1210" style:family="table-row">
      <style:table-row-properties style:use-optimal-row-height="false"/>
    </style:style>
    <style:style style:name="TableCell1211" style:family="table-cell">
      <style:table-cell-properties fo:border="0.0069in solid #BFBFBF" fo:background-color="#F2F2F2" style:writing-mode="lr-tb" fo:padding-top="0in" fo:padding-left="0.075in" fo:padding-bottom="0in" fo:padding-right="0.075in"/>
    </style:style>
    <style:style style:name="P1212" style:parent-style-name="Normal" style:family="paragraph">
      <style:paragraph-properties fo:text-align="center"/>
      <style:text-properties fo:font-weight="bold" style:font-weight-asian="bold" style:font-weight-complex="bold"/>
    </style:style>
    <style:style style:name="T1213" style:parent-style-name="Fuentedepárrafopredeter." style:family="text">
      <style:text-properties style:font-weight-complex="bold"/>
    </style:style>
    <style:style style:name="TableRow1214" style:family="table-row">
      <style:table-row-properties style:use-optimal-row-height="false"/>
    </style:style>
    <style:style style:name="TableCell1215" style:family="table-cell">
      <style:table-cell-properties fo:border="0.0069in solid #BFBFBF" style:writing-mode="lr-tb" fo:padding-top="0in" fo:padding-left="0.075in" fo:padding-bottom="0in" fo:padding-right="0.075in"/>
    </style:style>
    <style:style style:name="P1216" style:parent-style-name="Normal" style:family="paragraph">
      <style:text-properties fo:font-weight="bold" style:font-weight-asian="bold" style:font-weight-complex="bold" fo:language="en" fo:country="GB"/>
    </style:style>
    <style:style style:name="P1217" style:parent-style-name="Normal" style:family="paragraph">
      <style:text-properties fo:font-weight="bold" style:font-weight-asian="bold" style:font-weight-complex="bold" fo:language="en" fo:country="GB"/>
    </style:style>
    <style:style style:name="TableCell1218" style:family="table-cell">
      <style:table-cell-properties fo:border="0.0069in solid #BFBFBF" style:writing-mode="lr-tb" fo:padding-top="0in" fo:padding-left="0.075in" fo:padding-bottom="0in" fo:padding-right="0.075in"/>
    </style:style>
    <style:style style:name="TableRow1219" style:family="table-row">
      <style:table-row-properties style:use-optimal-row-height="false"/>
    </style:style>
    <style:style style:name="TableCell1220" style:family="table-cell">
      <style:table-cell-properties fo:border="0.0069in solid #BFBFBF" fo:background-color="#F2F2F2" style:writing-mode="lr-tb" fo:padding-top="0in" fo:padding-left="0.075in" fo:padding-bottom="0in" fo:padding-right="0.075in"/>
    </style:style>
    <style:style style:name="P1221" style:parent-style-name="Normal" style:family="paragraph">
      <style:text-properties fo:font-weight="bold" style:font-weight-asian="bold" style:font-weight-complex="bold" fo:language="en" fo:country="GB"/>
    </style:style>
    <style:style style:name="TableCell1222" style:family="table-cell">
      <style:table-cell-properties fo:border="0.0069in solid #BFBFBF" fo:background-color="#F2F2F2" style:writing-mode="lr-tb" fo:padding-top="0in" fo:padding-left="0.075in" fo:padding-bottom="0in" fo:padding-right="0.075in"/>
    </style:style>
    <style:style style:name="TableRow1223" style:family="table-row">
      <style:table-row-properties style:use-optimal-row-height="false"/>
    </style:style>
    <style:style style:name="TableCell1224" style:family="table-cell">
      <style:table-cell-properties fo:border="0.0069in solid #BFBFBF" style:writing-mode="lr-tb" fo:padding-top="0in" fo:padding-left="0.075in" fo:padding-bottom="0in" fo:padding-right="0.075in"/>
    </style:style>
    <style:style style:name="P1225" style:parent-style-name="Normal" style:family="paragraph">
      <style:text-properties fo:font-weight="bold" style:font-weight-asian="bold" style:font-weight-complex="bold"/>
    </style:style>
    <style:style style:name="TableCell1226" style:family="table-cell">
      <style:table-cell-properties fo:border="0.0069in solid #BFBFBF" style:writing-mode="lr-tb" fo:padding-top="0in" fo:padding-left="0.075in" fo:padding-bottom="0in" fo:padding-right="0.075in"/>
    </style:style>
    <style:style style:name="TableRow1227" style:family="table-row">
      <style:table-row-properties style:use-optimal-row-height="false"/>
    </style:style>
    <style:style style:name="TableCell1228" style:family="table-cell">
      <style:table-cell-properties fo:border="0.0069in solid #BFBFBF" fo:background-color="#F2F2F2" style:writing-mode="lr-tb" fo:padding-top="0in" fo:padding-left="0.075in" fo:padding-bottom="0in" fo:padding-right="0.075in"/>
    </style:style>
    <style:style style:name="P1229" style:parent-style-name="Normal" style:family="paragraph">
      <style:text-properties fo:font-weight="bold" style:font-weight-asian="bold" style:font-weight-complex="bold" fo:language="en" fo:country="GB"/>
    </style:style>
    <style:style style:name="TableCell1230" style:family="table-cell">
      <style:table-cell-properties fo:border="0.0069in solid #BFBFBF" fo:background-color="#F2F2F2" style:writing-mode="lr-tb" fo:padding-top="0in" fo:padding-left="0.075in" fo:padding-bottom="0in" fo:padding-right="0.075in"/>
    </style:style>
    <style:style style:name="P1231" style:parent-style-name="Normal" style:family="paragraph">
      <style:paragraph-properties fo:text-align="start"/>
    </style:style>
    <style:style style:name="P1232" style:parent-style-name="Normal" style:family="paragraph">
      <style:paragraph-properties fo:text-align="start"/>
      <style:text-properties fo:language="en" fo:country="GB"/>
    </style:style>
    <style:style style:name="P1233" style:parent-style-name="Normal" style:family="paragraph">
      <style:paragraph-properties fo:text-align="start"/>
    </style:style>
    <style:style style:name="TableRow1234" style:family="table-row">
      <style:table-row-properties style:use-optimal-row-height="false"/>
    </style:style>
    <style:style style:name="TableCell1235" style:family="table-cell">
      <style:table-cell-properties fo:border="0.0069in solid #BFBFBF" style:writing-mode="lr-tb" fo:padding-top="0in" fo:padding-left="0.075in" fo:padding-bottom="0in" fo:padding-right="0.075in"/>
    </style:style>
    <style:style style:name="P1236" style:parent-style-name="Normal" style:family="paragraph">
      <style:text-properties fo:font-weight="bold" style:font-weight-asian="bold" style:font-weight-complex="bold"/>
    </style:style>
    <style:style style:name="TableCell1237" style:family="table-cell">
      <style:table-cell-properties fo:border="0.0069in solid #BFBFBF" style:writing-mode="lr-tb" fo:padding-top="0in" fo:padding-left="0.075in" fo:padding-bottom="0in" fo:padding-right="0.075in"/>
    </style:style>
    <style:style style:name="TableRow1238" style:family="table-row">
      <style:table-row-properties style:use-optimal-row-height="false"/>
    </style:style>
    <style:style style:name="TableCell1239" style:family="table-cell">
      <style:table-cell-properties fo:border="0.0069in solid #BFBFBF" fo:background-color="#F2F2F2" style:writing-mode="lr-tb" fo:padding-top="0in" fo:padding-left="0.075in" fo:padding-bottom="0in" fo:padding-right="0.075in"/>
    </style:style>
    <style:style style:name="P1240" style:parent-style-name="Normal" style:family="paragraph">
      <style:paragraph-properties fo:text-align="start"/>
    </style:style>
    <style:style style:name="T1241" style:parent-style-name="ConsolaCar" style:family="text">
      <style:text-properties fo:font-weight="bold" style:font-weight-asian="bold" style:font-weight-complex="bold" fo:language="en" fo:country="GB"/>
    </style:style>
    <style:style style:name="T1242" style:parent-style-name="Fuentedepárrafopredeter." style:family="text">
      <style:text-properties fo:font-weight="bold" style:font-weight-asian="bold" style:font-weight-complex="bold" fo:language="en" fo:country="GB"/>
    </style:style>
    <style:style style:name="T1243" style:parent-style-name="ConsolaCar" style:family="text">
      <style:text-properties fo:font-weight="bold" style:font-weight-asian="bold" style:font-weight-complex="bold" fo:language="en" fo:country="GB"/>
    </style:style>
    <style:style style:name="TableCell1244" style:family="table-cell">
      <style:table-cell-properties fo:border="0.0069in solid #BFBFBF" fo:background-color="#F2F2F2" style:writing-mode="lr-tb" fo:padding-top="0in" fo:padding-left="0.075in" fo:padding-bottom="0in" fo:padding-right="0.075in"/>
    </style:style>
    <style:style style:name="TableColumn1246" style:family="table-column">
      <style:table-column-properties style:column-width="2.2611in" style:use-optimal-column-width="false"/>
    </style:style>
    <style:style style:name="TableColumn1247" style:family="table-column">
      <style:table-column-properties style:column-width="3.6375in" style:use-optimal-column-width="false"/>
    </style:style>
    <style:style style:name="Table1245" style:family="table">
      <style:table-properties style:width="5.8986in" fo:margin-left="0in" table:align="left"/>
    </style:style>
    <style:style style:name="TableRow1248" style:family="table-row">
      <style:table-row-properties style:use-optimal-row-height="false"/>
    </style:style>
    <style:style style:name="TableCell1249" style:family="table-cell">
      <style:table-cell-properties fo:border="0.0069in solid #BFBFBF" fo:background-color="#F2F2F2" style:writing-mode="lr-tb" fo:padding-top="0in" fo:padding-left="0.075in" fo:padding-bottom="0in" fo:padding-right="0.075in"/>
    </style:style>
    <style:style style:name="P1250" style:parent-style-name="Normal" style:family="paragraph">
      <style:paragraph-properties fo:text-align="center"/>
      <style:text-properties fo:font-weight="bold" style:font-weight-asian="bold" style:font-weight-complex="bold"/>
    </style:style>
    <style:style style:name="TableRow1251" style:family="table-row">
      <style:table-row-properties style:use-optimal-row-height="false"/>
    </style:style>
    <style:style style:name="TableCell1252" style:family="table-cell">
      <style:table-cell-properties fo:border="0.0069in solid #BFBFBF" style:writing-mode="lr-tb" fo:padding-top="0in" fo:padding-left="0.075in" fo:padding-bottom="0in" fo:padding-right="0.075in"/>
    </style:style>
    <style:style style:name="P1253" style:parent-style-name="Normal" style:family="paragraph">
      <style:text-properties fo:font-weight="bold" style:font-weight-asian="bold" style:font-weight-complex="bold" fo:language="en" fo:country="GB"/>
    </style:style>
    <style:style style:name="TableCell1254" style:family="table-cell">
      <style:table-cell-properties fo:border="0.0069in solid #BFBFBF" style:writing-mode="lr-tb" fo:padding-top="0in" fo:padding-left="0.075in" fo:padding-bottom="0in" fo:padding-right="0.075in"/>
    </style:style>
    <style:style style:name="TableRow1255" style:family="table-row">
      <style:table-row-properties style:use-optimal-row-height="false"/>
    </style:style>
    <style:style style:name="TableCell1256" style:family="table-cell">
      <style:table-cell-properties fo:border="0.0069in solid #BFBFBF" fo:background-color="#F2F2F2" style:writing-mode="lr-tb" fo:padding-top="0in" fo:padding-left="0.075in" fo:padding-bottom="0in" fo:padding-right="0.075in"/>
    </style:style>
    <style:style style:name="P1257" style:parent-style-name="Normal" style:family="paragraph">
      <style:text-properties fo:font-weight="bold" style:font-weight-asian="bold" style:font-weight-complex="bold" fo:language="en" fo:country="GB"/>
    </style:style>
    <style:style style:name="TableCell1258" style:family="table-cell">
      <style:table-cell-properties fo:border="0.0069in solid #BFBFBF" fo:background-color="#F2F2F2" style:writing-mode="lr-tb" fo:padding-top="0in" fo:padding-left="0.075in" fo:padding-bottom="0in" fo:padding-right="0.075in"/>
    </style:style>
    <style:style style:name="TableColumn1260" style:family="table-column">
      <style:table-column-properties style:column-width="2.2611in" style:use-optimal-column-width="false"/>
    </style:style>
    <style:style style:name="TableColumn1261" style:family="table-column">
      <style:table-column-properties style:column-width="3.6375in" style:use-optimal-column-width="false"/>
    </style:style>
    <style:style style:name="Table1259" style:family="table">
      <style:table-properties style:width="5.8986in" fo:margin-left="0in" table:align="left"/>
    </style:style>
    <style:style style:name="TableRow1262" style:family="table-row">
      <style:table-row-properties style:use-optimal-row-height="false"/>
    </style:style>
    <style:style style:name="TableCell1263" style:family="table-cell">
      <style:table-cell-properties fo:border="0.0069in solid #BFBFBF" fo:background-color="#F2F2F2" style:writing-mode="lr-tb" fo:padding-top="0in" fo:padding-left="0.075in" fo:padding-bottom="0in" fo:padding-right="0.075in"/>
    </style:style>
    <style:style style:name="P1264" style:parent-style-name="Normal" style:family="paragraph">
      <style:paragraph-properties fo:text-align="center"/>
      <style:text-properties fo:font-weight="bold" style:font-weight-asian="bold" style:font-weight-complex="bold"/>
    </style:style>
    <style:style style:name="TableRow1265" style:family="table-row">
      <style:table-row-properties style:use-optimal-row-height="false"/>
    </style:style>
    <style:style style:name="TableCell1266" style:family="table-cell">
      <style:table-cell-properties fo:border="0.0069in solid #BFBFBF" style:writing-mode="lr-tb" fo:padding-top="0in" fo:padding-left="0.075in" fo:padding-bottom="0in" fo:padding-right="0.075in"/>
    </style:style>
    <style:style style:name="P1267" style:parent-style-name="Normal" style:family="paragraph">
      <style:text-properties fo:font-weight="bold" style:font-weight-asian="bold" style:font-weight-complex="bold" fo:language="en" fo:country="GB"/>
    </style:style>
    <style:style style:name="P1268" style:parent-style-name="Normal" style:family="paragraph">
      <style:text-properties fo:font-weight="bold" style:font-weight-asian="bold" style:font-weight-complex="bold" fo:language="en" fo:country="GB"/>
    </style:style>
    <style:style style:name="TableCell1269" style:family="table-cell">
      <style:table-cell-properties fo:border="0.0069in solid #BFBFBF" style:writing-mode="lr-tb" fo:padding-top="0in" fo:padding-left="0.075in" fo:padding-bottom="0in" fo:padding-right="0.075in"/>
    </style:style>
    <style:style style:name="TableRow1270" style:family="table-row">
      <style:table-row-properties style:use-optimal-row-height="false"/>
    </style:style>
    <style:style style:name="TableCell1271" style:family="table-cell">
      <style:table-cell-properties fo:border="0.0069in solid #BFBFBF" fo:background-color="#F2F2F2" style:writing-mode="lr-tb" fo:padding-top="0in" fo:padding-left="0.075in" fo:padding-bottom="0in" fo:padding-right="0.075in"/>
    </style:style>
    <style:style style:name="P1272" style:parent-style-name="Normal" style:family="paragraph">
      <style:text-properties fo:font-weight="bold" style:font-weight-asian="bold" style:font-weight-complex="bold"/>
    </style:style>
    <style:style style:name="TableCell1273" style:family="table-cell">
      <style:table-cell-properties fo:border="0.0069in solid #BFBFBF" fo:background-color="#F2F2F2" style:writing-mode="lr-tb" fo:padding-top="0in" fo:padding-left="0.075in" fo:padding-bottom="0in" fo:padding-right="0.075in"/>
    </style:style>
    <style:style style:name="TableRow1274" style:family="table-row">
      <style:table-row-properties style:use-optimal-row-height="false"/>
    </style:style>
    <style:style style:name="TableCell1275" style:family="table-cell">
      <style:table-cell-properties fo:border="0.0069in solid #BFBFBF" style:writing-mode="lr-tb" fo:padding-top="0in" fo:padding-left="0.075in" fo:padding-bottom="0in" fo:padding-right="0.075in"/>
    </style:style>
    <style:style style:name="P1276" style:parent-style-name="Normal" style:family="paragraph">
      <style:text-properties fo:font-weight="bold" style:font-weight-asian="bold" style:font-weight-complex="bold" fo:language="en" fo:country="GB"/>
    </style:style>
    <style:style style:name="TableCell1277" style:family="table-cell">
      <style:table-cell-properties fo:border="0.0069in solid #BFBFBF" style:writing-mode="lr-tb" fo:padding-top="0in" fo:padding-left="0.075in" fo:padding-bottom="0in" fo:padding-right="0.075in"/>
    </style:style>
    <style:style style:name="TableRow1278" style:family="table-row">
      <style:table-row-properties style:use-optimal-row-height="false"/>
    </style:style>
    <style:style style:name="TableCell1279" style:family="table-cell">
      <style:table-cell-properties fo:border="0.0069in solid #BFBFBF" fo:background-color="#F2F2F2" style:writing-mode="lr-tb" fo:padding-top="0in" fo:padding-left="0.075in" fo:padding-bottom="0in" fo:padding-right="0.075in"/>
    </style:style>
    <style:style style:name="P1280" style:parent-style-name="Normal" style:family="paragraph">
      <style:text-properties fo:font-weight="bold" style:font-weight-asian="bold" style:font-weight-complex="bold"/>
    </style:style>
    <style:style style:name="TableCell1281" style:family="table-cell">
      <style:table-cell-properties fo:border="0.0069in solid #BFBFBF" fo:background-color="#F2F2F2" style:writing-mode="lr-tb" fo:padding-top="0in" fo:padding-left="0.075in" fo:padding-bottom="0in" fo:padding-right="0.075in"/>
    </style:style>
    <style:style style:name="TableRow1282" style:family="table-row">
      <style:table-row-properties style:use-optimal-row-height="false"/>
    </style:style>
    <style:style style:name="TableCell1283" style:family="table-cell">
      <style:table-cell-properties fo:border="0.0069in solid #BFBFBF" style:writing-mode="lr-tb" fo:padding-top="0in" fo:padding-left="0.075in" fo:padding-bottom="0in" fo:padding-right="0.075in"/>
    </style:style>
    <style:style style:name="P1284" style:parent-style-name="Normal" style:family="paragraph">
      <style:text-properties fo:font-weight="bold" style:font-weight-asian="bold" style:font-weight-complex="bold" fo:language="en" fo:country="GB"/>
    </style:style>
    <style:style style:name="TableCell1285" style:family="table-cell">
      <style:table-cell-properties fo:border="0.0069in solid #BFBFBF" style:writing-mode="lr-tb" fo:padding-top="0in" fo:padding-left="0.075in" fo:padding-bottom="0in" fo:padding-right="0.075in"/>
    </style:style>
    <style:style style:name="TableRow1286" style:family="table-row">
      <style:table-row-properties style:use-optimal-row-height="false"/>
    </style:style>
    <style:style style:name="TableCell1287" style:family="table-cell">
      <style:table-cell-properties fo:border="0.0069in solid #BFBFBF" fo:background-color="#F2F2F2" style:writing-mode="lr-tb" fo:padding-top="0in" fo:padding-left="0.075in" fo:padding-bottom="0in" fo:padding-right="0.075in"/>
    </style:style>
    <style:style style:name="P1288" style:parent-style-name="Normal" style:family="paragraph">
      <style:text-properties fo:font-weight="bold" style:font-weight-asian="bold" style:font-weight-complex="bold" fo:language="en" fo:country="GB"/>
    </style:style>
    <style:style style:name="TableCell1289" style:family="table-cell">
      <style:table-cell-properties fo:border="0.0069in solid #BFBFBF" fo:background-color="#F2F2F2" style:writing-mode="lr-tb" fo:padding-top="0in" fo:padding-left="0.075in" fo:padding-bottom="0in" fo:padding-right="0.075in"/>
    </style:style>
    <style:style style:name="TableRow1290" style:family="table-row">
      <style:table-row-properties style:use-optimal-row-height="false"/>
    </style:style>
    <style:style style:name="TableCell1291" style:family="table-cell">
      <style:table-cell-properties fo:border="0.0069in solid #BFBFBF" style:writing-mode="lr-tb" fo:padding-top="0in" fo:padding-left="0.075in" fo:padding-bottom="0in" fo:padding-right="0.075in"/>
    </style:style>
    <style:style style:name="P1292" style:parent-style-name="Normal" style:family="paragraph">
      <style:text-properties fo:font-weight="bold" style:font-weight-asian="bold" style:font-weight-complex="bold" fo:language="en" fo:country="GB"/>
    </style:style>
    <style:style style:name="TableCell1293" style:family="table-cell">
      <style:table-cell-properties fo:border="0.0069in solid #BFBFBF" style:writing-mode="lr-tb" fo:padding-top="0in" fo:padding-left="0.075in" fo:padding-bottom="0in" fo:padding-right="0.075in"/>
    </style:style>
    <style:style style:name="P1294" style:parent-style-name="Normal" style:family="paragraph">
      <style:text-properties fo:language="en" fo:country="GB"/>
    </style:style>
    <style:style style:name="TableRow1295" style:family="table-row">
      <style:table-row-properties style:use-optimal-row-height="false"/>
    </style:style>
    <style:style style:name="TableCell1296" style:family="table-cell">
      <style:table-cell-properties fo:border="0.0069in solid #BFBFBF" fo:background-color="#F2F2F2" style:writing-mode="lr-tb" fo:padding-top="0in" fo:padding-left="0.075in" fo:padding-bottom="0in" fo:padding-right="0.075in"/>
    </style:style>
    <style:style style:name="P1297" style:parent-style-name="Normal" style:family="paragraph">
      <style:text-properties fo:font-weight="bold" style:font-weight-asian="bold" style:font-weight-complex="bold" fo:language="en" fo:country="GB"/>
    </style:style>
    <style:style style:name="TableCell1298" style:family="table-cell">
      <style:table-cell-properties fo:border="0.0069in solid #BFBFBF" fo:background-color="#F2F2F2" style:writing-mode="lr-tb" fo:padding-top="0in" fo:padding-left="0.075in" fo:padding-bottom="0in" fo:padding-right="0.075in"/>
    </style:style>
    <style:style style:family="graphic" style:name="a5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88972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89375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80983in, 0in, 0in, 0in)" style:horizontal-rel="page-content"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85196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96613in, 0in, 0in, 0in)" style:horizontal-rel="page-content"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graphic-properties fo:wrap-option="wrap" fo:padding-top="0.00833in" fo:padding-bottom="0.00833in" fo:padding-left="0.00833in" fo:padding-right="0.00833in" draw:textarea-vertical-align="top" draw:textarea-horizontal-align="left" style:wrap="run-through" style:run-through="foreground" draw:fill="none" draw:stroke="solid" svg:stroke-width="0.03111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 45136357F</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 buen informe</text:h>
      <text:list text:style-name="LFO10"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6in" svg:height="3.97167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5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soft-page-break/>
      <text:h text:style-name="Título2" text:outline-level="2">Activación de R1</text:h>
      <text:list text:style-name="LFO11"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11" text:continue-numbering="true">
        <text:list-item>
          <text:p text:style-name="P44">Analiza el 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3" draw:style-name="a2" draw:name="Imagen 3" text:anchor-type="paragraph" svg:x="0.12514in" svg:y="-0.16264in" svg:width="5.90556in" svg:height="1.30625in" style:rel-width="scale" style:rel-height="scale"><draw:image xlink:href="media/image3.png" xlink:type="simple" xlink:show="embed" xlink:actuate="onLoad"/><svg:title/><svg:desc/></draw:frame></text:p>
      <text:p text:style-name="P48"><text:span text:style-name="T49">Imagen 1.4_2.1: Captura de mensajes de Wireshark en la interfaz eth0 de R1</text:span></text:p>
      <text:p text:style-name="P50"/>
      <text:soft-page-break/>
      <text:p text:style-name="P51"><draw:frame draw:z-index="4" draw:style-name="a3" draw:name="Imagen1" text:anchor-type="paragraph" svg:x="0in" svg:y="0in" svg:width="5.02986in" svg:height="6.87208in" style:rel-width="scale" style:rel-height="scale"><draw:image xlink:href="media/image4.png" xlink:type="simple" xlink:show="embed" xlink:actuate="onLoad"/><svg:title/><svg:desc/></draw:frame><text:span text:style-name="T52">Imagen 1.4_2.2: Contenido de los mensajes de Wireshark en la interfaz eth0 de R1</text:span></text:p>
      <text:p text:style-name="P53"><draw:frame draw:z-index="5" draw:style-name="a4" draw:name="Imagen 6" text:anchor-type="paragraph" svg:x="0in" svg:y="0.04292in" svg:width="5.90556in" svg:height="2.10278in" style:rel-width="scale" style:rel-height="scale"><draw:image xlink:href="media/image5.png" xlink:type="simple" xlink:show="embed" xlink:actuate="onLoad"/><svg:title/><svg:desc/></draw:frame><text:span text:style-name="T54">Imagen 1.4_2.3: Captura de mensajes de Wireshark en la interfaz eth3 de R1</text:span></text:p>
      <text:soft-page-break/>
      <text:p text:style-name="P55"><draw:frame draw:z-index="6" draw:style-name="a5" draw:name="Imagen2" text:anchor-type="paragraph" svg:x="0in" svg:y="0in" svg:width="5.90556in" svg:height="2.04528in" style:rel-width="scale" style:rel-height="scale"><draw:image xlink:href="media/image6.png" xlink:type="simple" xlink:show="embed" xlink:actuate="onLoad"/><svg:title/><svg:desc/></draw:frame><text:span text:style-name="T56">Imagen 1.4_2.4: Captura de mensajes de Wireshark en la interfaz eth4 de R1</text:span></text:p>
      <text:p text:style-name="P57"/>
      <text:p text:style-name="P58"/>
      <text:p text:style-name="P59">R1#debug ip ospf events</text:p>
      <text:p text:style-name="P60">R1#</text:p>
      <text:p text:style-name="P61">*Mar 30 13:20:18.455: OSPF: end of Wait on interface GigabitEthernet4/0</text:p>
      <text:p text:style-name="P62">*Mar 30 13:20:18.455: OSPF: DR/BDR election on GigabitEthernet4/0</text:p>
      <text:p text:style-name="P63">*Mar 30 13:20:18.455: OSPF: Elect BDR 50.0.0.2</text:p>
      <text:p text:style-name="P64"><text:span text:style-name="T65">*Mar 30 13:20:18.455: OSPF:<text:s/></text:span><text:span text:style-name="T66">Elect DR 50.0.0.2</text:span></text:p>
      <text:p text:style-name="P67"><text:span text:style-name="T68">*Mar 30 13:20:18.455: OSPF:<text:s/></text:span><text:span text:style-name="T69">Elect BDR 0.0.0.0</text:span></text:p>
      <text:p text:style-name="P70"><text:span text:style-name="T71">*Mar 30 13:20:18.459: OSPF:<text:s/></text:span><text:span text:style-name="T72">Elect DR 50.0.0.2</text:span></text:p>
      <text:p text:style-name="P73"><text:span text:style-name="T74">*Mar 30 13:20:18.459: <text:s text:c="7"/></text:span><text:span text:style-name="T75">DR: 50.0.0.2 (Id) <text:s text:c="2"/>BDR: none</text:span></text:p>
      <text:p text:style-name="P76">*Mar 30 13:20:18.459: OSPF: Send hello to 224.0.0.5 area 1 on GigabitEthernet4/0 from 50.0.0.2</text:p>
      <text:p text:style-name="P77">R1#</text:p>
      <text:p text:style-name="P78">*Mar 30 13:20:21.379: OSPF: Send hello to 224.0.0.5 area 1 on GigabitEthernet3/0 from 10.0.0.1</text:p>
      <text:p text:style-name="P79">R1#</text:p>
      <text:p text:style-name="P80">*Mar 30 13:20:24.423: OSPF: Send hello to 224.0.0.5 area 1 on FastEthernet0/0 from 11.0.0.1</text:p>
      <text:p text:style-name="P81">R1#</text:p>
      <text:p text:style-name="P82">*Mar 30 13:20:28.459: OSPF: Send hello to 224.0.0.5 area 1 on GigabitEthernet4/0 from 50.0.0.2</text:p>
      <text:p text:style-name="P83">R1#</text:p>
      <text:p text:style-name="P84">*Mar 30 13:20:31.379: OSPF: Send hello to 224.0.0.5 area 1 on GigabitEthernet3/0 from 10.0.0.1</text:p>
      <text:soft-page-break/>
      <text:p text:style-name="P85">R1#</text:p>
      <text:p text:style-name="P86">*Mar 30 13:20:34.423: OSPF: Send hello to 224.0.0.5 area 1 on FastEthernet0/0 from 11.0.0.1</text:p>
      <text:p text:style-name="P87">R1#</text:p>
      <text:p text:style-name="P88">*Mar 30 13:20:38.459: OSPF: Send hello to 224.0.0.5 area 1 on GigabitEthernet4/0 from 50.0.0.2</text:p>
      <text:p text:style-name="P89">R1#</text:p>
      <text:p text:style-name="P90">*Mar 30 13:20:41.379: OSPF: Send hello to 224.0.0.5 area 1 on GigabitEthernet3/0 from 10.0.0.1</text:p>
      <text:p text:style-name="P91">R1#</text:p>
      <text:p text:style-name="P92">*Mar 30 13:20:44.423: OSPF: Send hello to 224.0.0.5 area 1 on FastEthernet0/0 from 11.0.0.1</text:p>
      <text:p text:style-name="P93">R1#</text:p>
      <text:p text:style-name="P94">*Mar 30 13:20:48.459: OSPF: Send hello to 224.0.0.5 area 1 on GigabitEthernet4/0 from 50.0.0.2</text:p>
      <text:p text:style-name="P95">R1#</text:p>
      <text:p text:style-name="P96">*Mar 30 13:20:51.379: OSPF: Send hello to 224.0.0.5 area 1 on GigabitEthernet3/0 from 10.0.0.1</text:p>
      <text:p text:style-name="P97">R1#</text:p>
      <text:p text:style-name="P98">*Mar 30 13:20:54.423: OSPF: Send hello to 224.0.0.5 area 1 on FastEthernet0/0 from 11.0.0.1</text:p>
      <text:p text:style-name="P99">R1#</text:p>
      <text:p text:style-name="P100">*Mar 30 13:20:58.459: OSPF: Send hello to 224.0.0.5 area 1 on GigabitEthernet4/0 from 50.0.0.2</text:p>
      <text:p text:style-name="P101">R1#</text:p>
      <text:p text:style-name="P102">*Mar 30 13:21:01.379: OSPF: Send hello to 224.0.0.5 area 1 on GigabitEthernet3/0 from 10.0.0.1</text:p>
      <text:p text:style-name="P103">R1#</text:p>
      <text:p text:style-name="P104">*Mar 30 13:21:04.423: OSPF: Send hello to 224.0.0.5 area 1 on FastEthernet0/0 from 11.0.0.1</text:p>
      <text:p text:style-name="P105"/>
      <text:list text:style-name="LFO11" text:continue-numbering="true">
        <text:list-item>
          <text:p text:style-name="P106">Observa los mensajes<text:s/><text:span text:style-name="T107">HELLO</text:span><text:s/>que se envían al arrancar OSPF en R1 y analízalos utilizando<text:s/><text:span text:style-name="T108">wireshark</text:span>.</text:p>
          <text:list text:continue-numbering="true">
            <text:list-item>
              <text:p text:style-name="P109">¿Cada cuánto tiempo se envían dichos mensajes? Observa si coincide con el valor del campo<text:s/><text:span text:style-name="T110">HELLO Interval</text:span><text:s/>de los mensajes.</text:p>
            </text:list-item>
          </text:list>
        </text:list-item>
      </text:list>
      <text:p text:style-name="P111"><text:span text:style-name="T112">RESPUESTA:</text:span><text:span text:style-name="T113"><text:s/>se envían cada 10s y en efecto ese es el tiempo que aparece indicado en la cabecera de los paquetes de OSPF.</text:span></text:p>
      <text:soft-page-break/>
      <text:list text:style-name="LFO11" text:continue-numbering="true">
        <text:list-item>
          <text:list>
            <text:list-item>
              <text:p text:style-name="P114">Comprueba que el campo<text:s/><text:span text:style-name="T115">Area ID</text:span><text:s/>se corresponde con el identificador de área que has configurado.</text:p>
            </text:list-item>
          </text:list>
        </text:list-item>
      </text:list>
      <text:p text:style-name="P116"><text:span text:style-name="T117">RESPUESTA:<text:s/></text:span><text:span text:style-name="T118">así es. El área configurada es el área 1 y en la cabecera aparece así indicado como '0.0.0.1'.</text:span></text:p>
      <text:list text:style-name="LFO11" text:continue-numbering="true">
        <text:list-item>
          <text:list>
            <text:list-item>
              <text:p text:style-name="P119">Comprueba que el identificador del<text:s/><text:span text:style-name="T120">route</text:span>r se corresponde con el que has configurado mirando el campo<text:s/><text:span text:style-name="T121">Source OSPF Router</text:span><text:s/>de la cabecera obligatoria de OSPF en los mensajes<text:s/><text:span text:style-name="T122">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3"><text:span text:style-name="T124">RESPUESTA:</text:span><text:span text:style-name="T125"><text:s/>el identificador de router, 50.0.0.2, es correctamente el que aparece en la cabecera de los mensajes HELLO; este identificador aparece en efecto en cualquier interfaz de modo análogo a como aparece en la<text:s/></text:span><text:span text:style-name="T126">Imagen 2.2<text:s/></text:span><text:span text:style-name="T127">de la interfaz eth0.</text:span></text:p>
      <text:list text:style-name="LFO11" text:continue-numbering="true">
        <text:list-item>
          <text:list>
            <text:list-item>
              <text:p text:style-name="P128">Observa el valor de los campos<text:s/><text:span text:style-name="T129">DR</text:span><text:s/>y<text:s/><text:span text:style-name="T130">BDR</text:span><text:s/>en los primeros mensajes<text:s/><text:span text:style-name="T131">HELLO</text:span>. ¿Qué ocurre con dichos campos transcurridos 40 segundos después del primer mensaje<text:s/><text:span text:style-name="T132">HELLO</text:span>? ¿Por qué?</text:p>
            </text:list-item>
          </text:list>
        </text:list-item>
      </text:list>
      <text:p text:style-name="P133"><text:span text:style-name="T134">RESPUESTA:</text:span><text:span text:style-name="T135"><text:s/>los campos<text:s/></text:span><text:span text:style-name="T136">Designated Router<text:s/></text:span><text:span text:style-name="T137">('Router designado') y<text:s/></text:span><text:span text:style-name="T138">Backup Designated Router<text:s/></text:span><text:span text:style-name="T139">('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text:s/></text:span><text:span text:style-name="T140">Router priority<text:s/></text:span><text:span text:style-name="T141">de la cabecera de los mensajes HELLO) y en caso de empate, mayor identificador.</text:span></text:p>
      <text:list text:style-name="LFO11" text:continue-numbering="true">
        <text:list-item>
          <text:p text:style-name="P142">¿Se observan en las capturas mensajes<text:s/><text:span text:style-name="T143">DB Description</text:span><text:s/>o<text:s/><text:span text:style-name="T144">LS Update</text:span>? ¿Por qué?</text:p>
        </text:list-item>
      </text:list>
      <text:p text:style-name="P145"><text:span text:style-name="T146">RESPUESTA</text:span><text:span text:style-name="T147">: no se observan, como es de esperar. Los mensajes<text:s/></text:span><text:span text:style-name="T148">DB Description<text:s/></text:span><text:span text:style-name="T149">son mensajes iniciales<text:s/></text:span><text:span text:style-name="T150">unicast</text:span><text:span text:style-name="T151"><text:s/>que intercambian dos routers para dar a conocer los LSA almacenados en sus bases de datos. Dado que hay un único router OSPF en la red, no tiene con quién intercambiar información.</text:span></text:p>
      <text:soft-page-break/>
      <text:p text:style-name="P152"><text:span text:style-name="T153">Por su parte, excepto cambios en la topología, los routers OSPF únicamente envían mensajes HELLO. Dado que no hay cambios en la subred, ningún mensaje<text:s/></text:span><text:span text:style-name="T154">LS Update<text:s/></text:span><text:span text:style-name="T155">es generado.</text:span></text:p>
      <text:list text:style-name="LFO11" text:continue-numbering="true">
        <text:list-item>
          <text:p text:style-name="P156">¿Debería haber aprendido alguna ruta R1? Compruébalo consultando la tabla de encaminamiento mediante la orden<text:s/><text:span text:style-name="ConsolaCar">show ip route</text:span>. Incluye aquí la salida.</text:p>
        </text:list-item>
      </text:list>
      <text:p text:style-name="P157"><draw:frame draw:z-index="7" draw:style-name="a6" draw:name="Imagen 8" text:anchor-type="paragraph" svg:x="0.44569in" svg:y="0.89639in" svg:width="5.90556in" svg:height="1.19722in" style:rel-width="scale" style:rel-height="scale"><draw:image xlink:href="media/image7.png" xlink:type="simple" xlink:show="embed" xlink:actuate="onLoad"/><svg:title/><svg:desc/></draw:frame><text:span text:style-name="T158">RESPUESTA:</text:span><text:span text:style-name="T159"><text:s/>por el mismo razonamiento que en la pregunta anterior, dado que R1 es el único router OSPF en la red, no recibe información de ningún otro router para construir su LSDB, de modo que<text:s/></text:span><text:span text:style-name="T160">no aprende ninguna ruta</text:span><text:span text:style-name="T161">.</text:span></text:p>
      <text:p text:style-name="P162"><text:s text:c="3"/></text:p>
      <text:p text:style-name="P163"><text:span text:style-name="T164">Imagen 1.4_5: Tabla de rutas del router R1 con la orden ‘show ip route’</text:span></text:p>
      <text:p text:style-name="P165"/>
      <text:list text:style-name="LFO11" text:continue-numbering="true">
        <text:list-item>
          <text:p text:style-name="P166">Consulta la información de los vecinos que ha conocido R1 a través de los mensajes<text:s/><text:span text:style-name="T167">HELLO</text:span><text:s/>recibidos mediante:<text:s/><text:span text:style-name="T168">show ip ospf neighbor.<text:s/></text:span>Incluye y comenta la salida obtenida.</text:p>
        </text:list-item>
      </text:list>
      <text:p text:style-name="P169"><draw:frame draw:z-index="8" draw:style-name="a7" draw:name="Imagen 9" text:anchor-type="paragraph" svg:x="1.59528in" svg:y="0.27792in" svg:width="3.44806in" svg:height="0.60431in" style:rel-width="scale" style:rel-height="scale"><draw:image xlink:href="media/image8.png" xlink:type="simple" xlink:show="embed" xlink:actuate="onLoad"/><svg:title/><svg:desc/></draw:frame><text:span text:style-name="T170">RESPUESTA</text:span><text:span text:style-name="T171">: la salida es nula, debido a lo ya explicado en las preguntas 4 y 5.</text:span></text:p>
      <text:p text:style-name="P172"/>
      <text:p text:style-name="P173"/>
      <text:p text:style-name="P174"><text:span text:style-name="T175">Imagen 1.4_6: Salida de la orden ‘show ip ospf negihbor’</text:span></text:p>
      <text:p text:style-name="P176"/>
      <text:list text:style-name="LFO11" text:continue-numbering="true">
        <text:list-item>
          <text:p text:style-name="P177">Consulta la información de la base de datos de<text:s/><text:span text:style-name="T178">Router Link States</text:span><text:s/>de R1 con:<text:s/><text:span text:style-name="T179">show ip ospf database router</text:span>. Incluye y comenta la salida obtenida<text:span text:style-name="T180">.</text:span></text:p>
        </text:list-item>
      </text:list>
      <text:p text:style-name="P181"><text:span text:style-name="T182">RESPUESTA</text:span><text:span text:style-name="T183">: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p>
      <text:soft-page-break/>
      <text:p text:style-name="P184"><draw:frame draw:z-index="9" draw:style-name="a8" draw:name="Imagen 10" text:anchor-type="paragraph" svg:x="1.43542in" svg:y="0.00083in" svg:width="3.61653in" svg:height="4.06653in" style:rel-width="scale" style:rel-height="scale"><draw:image xlink:href="media/image9.png" xlink:type="simple" xlink:show="embed" xlink:actuate="onLoad"/><svg:title/><svg:desc/></draw:frame></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text:span text:style-name="T197">Imagen 1.4_7: Información de la base de datos del router OSPF con <text:s/>la orden ‘show ip ospf database router’</text:span></text:p>
      <text:p text:style-name="P198"/>
      <text:list text:style-name="LFO11" text:continue-numbering="true">
        <text:list-item>
          <text:p text:style-name="P199">Consulta la información de la base de datos de<text:s/><text:span text:style-name="T200">Network Link States</text:span><text:s/>de R1 con:<text:s/><text:span text:style-name="T201">show ip ospf database network.</text:span><text:s/>Incluye y comenta la salida obtenida<text:span text:style-name="T202">.</text:span></text:p>
        </text:list-item>
      </text:list>
      <text:p text:style-name="P203"><draw:frame draw:z-index="2" draw:style-name="a9" draw:name="Imagen 7" text:anchor-type="paragraph" svg:x="0.50986in" svg:y="0.65431in" svg:width="5.62833in" svg:height="0.6425in" style:rel-width="scale" style:rel-height="scale"><draw:image xlink:href="media/image10.png" xlink:type="simple" xlink:show="embed" xlink:actuate="onLoad"/><svg:title/><svg:desc/></draw:frame><text:span text:style-name="T204">RESPUESTA</text:span><text:span text:style-name="T205">: dado que no hay otros routers OSPF en la misma subred, como ya se ha señalado, no hay información sobre la topología de esta, de modo que la salida es nula.</text:span></text:p>
      <text:p text:style-name="P206"><text:span text:style-name="T207">Imagen 1.4_6: Salida de la orden ‘show ip ospf negihbor’</text:span></text:p>
      <text:p text:style-name="P208"/>
      <text:h text:style-name="Título2" text:outline-level="2">Activación de R2</text:h>
      <text:p text:style-name="Normal">Para observar los mensajes que envíe R2 cuando se active OSPF, y los que envíe R1 a consecuencia de la activación de R2, arranca<text:s/><text:span text:style-name="T209">wireshark</text:span><text:s/>en los enlaces de R2 con R1 y R3 y en el enlace de R1 con R5.</text:p>
      <text:p text:style-name="Normal">A continuación, configura OSPF en el encaminador R2 para que su identificador de<text:s/><text:span text:style-name="T210">route</text:span>r sea la mayor de sus direcciones IP y para que exporte las rutas hacia las dos redes a las que está conectado. Incluye aquí las órdenes:</text:p>
      <text:soft-page-break/>
      <text:p text:style-name="P211">RESPUESTA:</text:p>
      <text:p text:style-name="P212">R2#enable</text:p>
      <text:p text:style-name="P213">R2#config t</text:p>
      <text:p text:style-name="P214">R2(config)#router ospf 1</text:p>
      <text:p text:style-name="P215">R2(config-router)#network 10.0.0.0 255.0.0.0 area 1</text:p>
      <text:p text:style-name="P216">R2(config-router)#network 20.0.0.0 255.0.0.0 area 1 <text:s text:c="13"/></text:p>
      <text:p text:style-name="P217">R2(config-router)#router-id 20.0.0.1</text:p>
      <text:p text:style-name="P218">R2(config-router)# AÑADIDO POSTERIORMENTE: auto-cost reference-bandwidth 1000</text:p>
      <text:p text:style-name="P219">R2(config-router)#exit</text:p>
      <text:p text:style-name="P220">R2(config)#exit</text:p>
      <text:p text:style-name="P221">R2#wr</text:p>
      <text:p text:style-name="Normal">Activa los mensajes de depuración. Incluye aquí la orden</text:p>
      <text:p text:style-name="Normal"><text:span text:style-name="T222">RESPUESTA: la orden utilizada es<text:s/></text:span><text:span text:style-name="T223">‘debug ip ospf events’<text:s/></text:span><text:span text:style-name="T224">como se puede observar en la siguiente imagen:</text:span></text:p>
      <text:p text:style-name="P225">R2#debug ip ospf events</text:p>
      <text:p text:style-name="P226">OSPF events debugging is on</text:p>
      <text:p text:style-name="P227">R2#</text:p>
      <text:p text:style-name="P228">*Apr <text:s/>2 11:56:45.447: OSPF: Rcv hello from 50.0.0.2 area 1 from GigabitEthernet3/0 10.0.0.1</text:p>
      <text:p text:style-name="P229">*Apr <text:s/>2 11:56:45.447: OSPF: End of hello processing</text:p>
      <text:p text:style-name="P230">R2#</text:p>
      <text:p text:style-name="P231">*Apr <text:s/>2 11:56:48.155: OSPF: Send hello to 224.0.0.5 area 1 on GigabitEthernet3/0 from 10.0.0.2</text:p>
      <text:p text:style-name="P232">R2#</text:p>
      <text:p text:style-name="P233">*Apr <text:s/>2 11:56:49.299: OSPF: Send hello to 224.0.0.5 area 1 on GigabitEthernet4/0 from 20.0.0.1</text:p>
      <text:p text:style-name="P234">R2#</text:p>
      <text:p text:style-name="P235">*Apr <text:s/>2 11:56:55.443: OSPF: Rcv hello from 50.0.0.2 area 1 from GigabitEthernet3/0 10.0.0.1</text:p>
      <text:p text:style-name="P236">*Apr <text:s/>2 11:56:55.443: OSPF: End of hello processing</text:p>
      <text:p text:style-name="P237">R2#</text:p>
      <text:p text:style-name="P238">*Apr <text:s/>2 11:56:58.155: OSPF: Send hello to 224.0.0.5 area 1 on GigabitEthernet3/0 from 10.0.0.2</text:p>
      <text:soft-page-break/>
      <text:p text:style-name="P239">R2#</text:p>
      <text:p text:style-name="P240">*Apr <text:s/>2 11:56:59.299: OSPF: Send hello to 224.0.0.5 area 1 on GigabitEthernet4/0 from 20.0.0.1</text:p>
      <text:p text:style-name="P241">R2#</text:p>
      <text:p text:style-name="P242">*Apr <text:s/>2 11:57:05.411: OSPF: Rcv hello from 50.0.0.2 area 1 from GigabitEthernet3/0 10.0.0.1</text:p>
      <text:p text:style-name="P243">*Apr <text:s/>2 11:57:05.411: OSPF: End of hello processing</text:p>
      <text:p text:style-name="P244">R2#</text:p>
      <text:p text:style-name="P245">*Apr <text:s/>2 11:57:08.155: OSPF: Send hello to 224.0.0.5 area 1 on GigabitEthernet3/0 from 10.0.0.2</text:p>
      <text:p text:style-name="P246">R2#</text:p>
      <text:p text:style-name="P247">*Apr <text:s/>2 11:57:09.299: OSPF: Send hello to 224.0.0.5 area 1 on GigabitEthernet4/0 from 20.0.0.1</text:p>
      <text:p text:style-name="P248">R2#</text:p>
      <text:p text:style-name="P249">*Apr <text:s/>2 11:57:15.459: OSPF: Rcv hello from 50.0.0.2 area 1 from GigabitEthernet3/0 10.0.0.1</text:p>
      <text:p text:style-name="P250">*Apr <text:s/>2 11:57:15.459: OSPF: End of hello processing</text:p>
      <text:p text:style-name="P251">R2#</text:p>
      <text:p text:style-name="P252">*Apr <text:s/>2 11:57:18.155: OSPF: Send hello to 224.0.0.5 area 1 on GigabitEthernet3/0 from 10.0.0.2</text:p>
      <text:p text:style-name="P253">R2#</text:p>
      <text:p text:style-name="P254">*Apr <text:s/>2 11:57:19.299: OSPF: Send hello to 224.0.0.5 area 1 on GigabitEthernet4/0 from 20.0.0.1</text:p>
      <text:p text:style-name="P255">R2#</text:p>
      <text:p text:style-name="P256">*Apr <text:s/>2 11:57:25.467: OSPF: Rcv hello from 50.0.0.2 area 1 from GigabitEthernet3/0 10.0.0.1</text:p>
      <text:p text:style-name="P257">*Apr <text:s/>2 11:57:25.467: OSPF: End of hello processing</text:p>
      <text:p text:style-name="P258">R2#</text:p>
      <text:p text:style-name="P259">*Apr <text:s/>2 11:57:28.155: OSPF: Send hello to 224.0.0.5 area 1 on GigabitEthernet3/0 from 10.0.0.2</text:p>
      <text:p text:style-name="P260">R2#</text:p>
      <text:p text:style-name="P261">*Apr <text:s/>2 11:57:29.299: OSPF: Send hello to 224.0.0.5 area 1 on GigabitEthernet4/0 from 20.0.0.1</text:p>
      <text:p text:style-name="P262">R2#</text:p>
      <text:p text:style-name="P263">*Apr <text:s/>2 11:57:35.427: OSPF: Rcv hello from 50.0.0.2 area 1 from GigabitEthernet3/0 10.0.0.1</text:p>
      <text:p text:style-name="P264">*Apr <text:s/>2 11:57:35.427: OSPF: End of hello processing</text:p>
      <text:p text:style-name="P265">R2#</text:p>
      <text:soft-page-break/>
      <text:p text:style-name="P266">*Apr <text:s/>2 11:57:38.155: OSPF: Send hello to 224.0.0.5 area 1 on GigabitEthernet3/0 from 10.0.0.2</text:p>
      <text:p text:style-name="P267">R2#</text:p>
      <text:p text:style-name="P268">*Apr <text:s/>2 11:57:39.299: OSPF: Send hello to 224.0.0.5 area 1 on GigabitEthernet4/0 from 20.0.0.1</text:p>
      <text:p text:style-name="P269">R2#</text:p>
      <text:p text:style-name="P270">*Apr <text:s/>2 11:57:45.475: OSPF: Rcv hello from 50.0.0.2 area 1 from GigabitEthernet3/0 10.0.0.1</text:p>
      <text:p text:style-name="P271">*Apr <text:s/>2 11:57:45.475: OSPF: End of hello processing</text:p>
      <text:p text:style-name="P272">R2#</text:p>
      <text:p text:style-name="P273">*Apr <text:s/>2 11:57:48.155: OSPF: Send hello to 224.0.0.5 area 1 on GigabitEthernet3/0 from 10.0.0.2</text:p>
      <text:p text:style-name="P274">R2#</text:p>
      <text:p text:style-name="P275">*Apr <text:s/>2 11:57:49.299: OSPF: Send hello to 224.0.0.5 area 1 on GigabitEthernet4/0 from 20.0.0.1</text:p>
      <text:p text:style-name="P276">R2#</text:p>
      <text:p text:style-name="P277">*Apr <text:s/>2 11:57:55.443: OSPF: Rcv hello from 50.0.0.2 area 1 from GigabitEthernet3/0 10.0.0.1</text:p>
      <text:p text:style-name="P278">*Apr <text:s/>2 11:57:55.443: OSPF: End of hello processing</text:p>
      <text:p text:style-name="P279">R2#</text:p>
      <text:p text:style-name="P280">*Apr <text:s/>2 11:57:58.155: OSPF: Send hello to 224.0.0.5 area 1 on GigabitEthernet3/0 from 10.0.0.2</text:p>
      <text:p text:style-name="P281">R2#</text:p>
      <text:p text:style-name="P282">*Apr <text:s/>2 11:57:59.299: OSPF: Send hello to 224.0.0.5 area 1 on GigabitEthernet4/0 from 20.0.0.1</text:p>
      <text:p text:style-name="P283">R2#</text:p>
      <text:p text:style-name="P284">*Apr <text:s/>2 11:58:05.443: OSPF: Rcv hello from 50.0.0.2 area 1 from GigabitEthernet3/0 10.0.0.1</text:p>
      <text:p text:style-name="P285">*Apr <text:s/>2 11:58:05.443: OSPF: End of hello processing</text:p>
      <text:p text:style-name="P286">R2#</text:p>
      <text:p text:style-name="P287">*Apr <text:s/>2 11:58:08.155: OSPF: Send hello to 224.0.0.5 area 1 on GigabitEthernet3/0 from 10.0.0.2</text:p>
      <text:p text:style-name="P288">R2#</text:p>
      <text:p text:style-name="P289">*Apr <text:s/>2 11:58:09.299: OSPF: Send hello to 224.0.0.5 area 1 on GigabitEthernet4/0 from 20.0.0.1</text:p>
      <text:p text:style-name="P290">R2#</text:p>
      <text:p text:style-name="P291">*Apr <text:s/>2 11:58:15.419: OSPF: Rcv hello from 50.0.0.2 area 1 from GigabitEthernet3/0 10.0.0.1</text:p>
      <text:p text:style-name="P292">*Apr <text:s/>2 11:58:15.419: OSPF: End of hello processing</text:p>
      <text:soft-page-break/>
      <text:p text:style-name="P293">R2#</text:p>
      <text:p text:style-name="P294">*Apr <text:s/>2 11:58:18.155: OSPF: Send hello to 224.0.0.5 area 1 on GigabitEthernet3/0 from 10.0.0.2</text:p>
      <text:p text:style-name="P295">R2#</text:p>
      <text:p text:style-name="P296">*Apr <text:s/>2 11:58:19.299: OSPF: Send hello to 224.0.0.5 area 1 on GigabitEthernet4/0 from 20.0.0.1</text:p>
      <text:p text:style-name="P297">R2#</text:p>
      <text:p text:style-name="P298">*Apr <text:s/>2 11:58:25.443: OSPF: Rcv hello from 50.0.0.2 area 1 from GigabitEthernet3/0 10.0.0.1</text:p>
      <text:p text:style-name="P299">*Apr <text:s/>2 11:58:25.443: OSPF: End of hello processing</text:p>
      <text:p text:style-name="P300">R2#</text:p>
      <text:p text:style-name="P301">*Apr <text:s/>2 11:58:28.155: OSPF: Send hello to 224.0.0.5 area 1 on GigabitEthernet3/0 from 10.0.0.2</text:p>
      <text:p text:style-name="P302">R2#</text:p>
      <text:p text:style-name="P303">*Apr <text:s/>2 11:58:29.299: OSPF: Send hello to 224.0.0.5 area 1 on GigabitEthernet4/0 from 20.0.0.1</text:p>
      <text:p text:style-name="P304">R2#</text:p>
      <text:p text:style-name="P305">*Apr <text:s/>2 11:58:35.435: OSPF: Rcv hello from 50.0.0.2 area 1 from GigabitEthernet3/0 10.0.0.1</text:p>
      <text:p text:style-name="P306">*Apr <text:s/>2 11:58:35.435: OSPF: End of hello processing</text:p>
      <text:p text:style-name="P307">R2#</text:p>
      <text:p text:style-name="P308">*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text:s/><text:span text:style-name="T309">show ip route ospf</text:span><text:s/>en cada encaminador:</text:p>
      <text:list text:style-name="LFO12" text:continue-numbering="true">
        <text:list-item>
          <text:p text:style-name="P310">Observa la captura realizada entre R1 y R2 y responde a las siguientes cuestiones:</text:p>
          <text:list text:continue-numbering="true">
            <text:list-item>
              <text:p text:style-name="P311">¿Qué tipo de mensajes aparecen cuando R1 detecta la presencia de R2 y viceversa? ¿Cuál es su propósito? ¿Qué IP de destino llevan esos mensajes?</text:p>
            </text:list-item>
          </text:list>
        </text:list-item>
      </text:list>
      <text:p text:style-name="P312"><text:span text:style-name="T313">RESPUESTA</text:span><text:span text:style-name="T314">: tras el envío de mensajes HELLO, cuando los routers detectan su presencia mutuamente, primero generan una serie de mensaje<text:s/></text:span><text:span text:style-name="T315">DB Description (DBD)</text:span><text:span text:style-name="T316">. Tras eso, cada uno genera un<text:s/></text:span><text:span text:style-name="T317">LS Request (LSR)</text:span><text:span text:style-name="T318">. A continuación se generan varios<text:s/></text:span><text:span text:style-name="T319">LS Update (LSU)<text:s/></text:span><text:span text:style-name="T320">y, finalmente,<text:s/></text:span><text:span text:style-name="T321">LS Acknowledge (LSAck)</text:span><text:span text:style-name="T322">.</text:span></text:p>
      <text:p text:style-name="P323"><text:span text:style-name="T324"><text:tab/>Los mensajes<text:s/></text:span><text:span text:style-name="T325">DBD<text:s/></text:span><text:span text:style-name="T326">contienen descripciones de la topología del área o sistema autónomo. Son una expresión de la LSDB del área que los routers<text:s/></text:span><text:soft-page-break/><text:span text:style-name="T327">intercambian de modo individual (unicast). Dado que la LSDB puede ser grande, comunicar sus contenidos puede requerir de varios mensajes.</text:span></text:p>
      <text:p text:style-name="P328"><text:span text:style-name="T329"><text:tab/>Los mensajes<text:s/></text:span><text:span text:style-name="T330">LSR<text:s/></text:span><text:span text:style-name="T331">se envían desde un router para solicitar información actualizada de una porción de la LSDB de otro router. En ellos se especifica los enlaces sobre los cuales se solicita información. También son mensajes unicast.</text:span></text:p>
      <text:p text:style-name="P332"><text:span text:style-name="T333"><text:tab/>Los<text:s/></text:span><text:span text:style-name="T334">LSU<text:s/></text:span><text:span text:style-name="T335">contienen información actualizada sobre ciertos enlaces en la LSDB. Los<text:s/></text:span><text:span text:style-name="T336">LSU<text:s/></text:span><text:span text:style-name="T337">son respuestas a los<text:s/></text:span><text:span text:style-name="T338">LSR</text:span><text:span text:style-name="T339">, aunque también se envían de modo habitual en modo broadcast <text:s/>cuando hay algún cambio en la red (entendiendo aquí por broadcast a «todos los routers OSPF», esto es, a la dirección 224.0.0.5).</text:span></text:p>
      <text:p text:style-name="P340"><draw:frame draw:z-index="10" draw:style-name="a10" draw:name="Imagen 11" text:anchor-type="paragraph" svg:x="0.72278in" svg:y="1.13542in" svg:width="5.27639in" svg:height="3.11889in" style:rel-width="scale" style:rel-height="scale"><draw:image xlink:href="media/image11.png" xlink:type="simple" xlink:show="embed" xlink:actuate="onLoad"/><svg:title/><svg:desc/></draw:frame><text:span text:style-name="T341"><text:tab/>Por último, los mensajes<text:s/></text:span><text:span text:style-name="T342">LSAck<text:s/></text:span><text:span text:style-name="T343">son la porción de fiabilidad del protocolo de estado de enlace. Se envían en respuesta a cada<text:s/></text:span><text:span text:style-name="T344">LSU</text:span><text:span text:style-name="T345">. Si un<text:s/></text:span><text:span text:style-name="T346">LSU<text:s/></text:span><text:span text:style-name="T347">no recibe respuesta tras cinco segundos desde algún router, se le reenvía de modo unicast la<text:s/></text:span><text:span text:style-name="T348">LSU<text:s/></text:span><text:span text:style-name="T349">correspondiente.</text:span></text:p>
      <text:p text:style-name="P350">Imagen 1.5_1.1: Captura de wireshark sobre la interfaz eth3 entre R1 y R2</text:p>
      <text:soft-page-break/>
      <text:p text:style-name="P351"><draw:frame draw:z-index="11" draw:style-name="a11" draw:name="Imagen 12" text:anchor-type="paragraph" svg:x="0.90153in" svg:y="0.01333in" svg:width="4.86375in" svg:height="2.80833in" style:rel-width="scale" style:rel-height="scale"><draw:image xlink:href="media/image12.png" xlink:type="simple" xlink:show="embed" xlink:actuate="onLoad"/><svg:title/><svg:desc/></draw:frame></text:p>
      <text:p text:style-name="P352"/>
      <text:p text:style-name="P353"/>
      <text:p text:style-name="P354"/>
      <text:p text:style-name="P355"/>
      <text:p text:style-name="P356"/>
      <text:p text:style-name="P357"/>
      <text:p text:style-name="P358">Imagen 1.5_1.2: Contenido del mensaje nº 82 (HELLO emitido por R2 al activar OSPF)</text:p>
      <text:p text:style-name="P359"><draw:frame draw:z-index="12" draw:style-name="a12" draw:name="Imagen 13" text:anchor-type="paragraph" svg:x="0.79639in" svg:y="0.08972in" svg:width="5.11653in" svg:height="2.10194in" style:rel-width="scale" style:rel-height="scale"><draw:image xlink:href="media/image13.png" xlink:type="simple" xlink:show="embed" xlink:actuate="onLoad"/><svg:title/><svg:desc/></draw:frame></text:p>
      <text:p text:style-name="P360">Imagen 1.5_1.3: Contenido del mensaje nº 89 (DB Description mandado de R2 a R1)</text:p>
      <text:p text:style-name="P361"/>
      <text:list text:style-name="LFO12" text:continue-numbering="true">
        <text:list-item>
          <text:list>
            <text:list-item>
              <text:p text:style-name="P362">Observa los mensajes<text:s/><text:span text:style-name="T363">LS Request</text:span><text:s/>que envían R1 y R2. ¿Qué<text:s/><text:span text:style-name="T364">LSA</text:span><text:s/>pide cada uno al otro? ¿Qué IP de destino llevan estos mensajes?</text:p>
            </text:list-item>
          </text:list>
        </text:list-item>
      </text:list>
      <text:p text:style-name="P365"><text:span text:style-name="T366">RESPUESTA</text:span><text:span text:style-name="T367">: piden información de la interfaz por la que no están conectados. Esto es, R1 pide información a R2 sobre la interfaz 20.0.0.1 y R2 pide información a R1 sobre la interfaz 50.0.0.2, que son las que registradas para OSPF de las que no disponen información.</text:span></text:p>
      <text:p text:style-name="P368"/>
      <text:p text:style-name="P369"/>
      <text:p text:style-name="P370"/>
      <text:p text:style-name="P371"/>
      <text:p text:style-name="P372"/>
      <text:soft-page-break/>
      <text:p text:style-name="P373"><draw:frame draw:z-index="13" draw:style-name="a13" draw:name="Imagen 16" text:anchor-type="paragraph" svg:x="1.02083in" svg:y="2.76931in" svg:width="5.55361in" svg:height="2.55361in" style:rel-width="scale" style:rel-height="scale"><draw:image xlink:href="media/image14.png" xlink:type="simple" xlink:show="embed" xlink:actuate="onLoad"/><svg:title/><svg:desc/></draw:frame><draw:frame draw:z-index="16" draw:style-name="a14" draw:name="Imagen 19" text:anchor-type="paragraph" svg:x="0.98903in" svg:y="0.00083in" svg:width="5.55278in" svg:height="2.35in" style:rel-width="scale" style:rel-height="scale"><draw:image xlink:href="media/image15.png" xlink:type="simple" xlink:show="embed" xlink:actuate="onLoad"/><svg:title/><svg:desc/></draw:frame><text:span text:style-name="T374">Imagen 1.5_1.4: Contenido del mensaje nº97 (LS REQUEST emitido por R1)</text:span></text:p>
      <text:p text:style-name="P375"/>
      <text:p text:style-name="P376"/>
      <text:p text:style-name="P377">Imagen 1.5_1.5: Contenido del mensaje nº96 (REQUEST emitido por R2)</text:p>
      <text:list text:style-name="LFO12" text:continue-numbering="true">
        <text:list-item>
          <text:list>
            <text:list-item>
              <text:p text:style-name="P378">Observa el primer mensaje<text:s/><text:span text:style-name="T379">LS Update</text:span><text:s/>que envía R1. Comprueba que se corresponde con el<text:s/><text:span text:style-name="T380">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381">LS Age</text:span><text:s/>del anuncio que viaja en el mensaje, y explica su valor.</text:p>
            </text:list-item>
          </text:list>
        </text:list-item>
      </text:list>
      <text:p text:style-name="P382"><text:span text:style-name="T383">RESPUESTA</text:span><text:span text:style-name="T384">: en efecto, el primer mensaje<text:s/></text:span><text:span text:style-name="T385">LSU Router LSA<text:s/></text:span><text:span text:style-name="T386">que envía R1 responde a el<text:s/></text:span><text:span text:style-name="T387">LSR<text:s/></text:span><text:span text:style-name="T388">que envía R2 en relación a la interfaz 50.0.0.2, que es la interfaz que R2 no conoce y no tiene apuntada en su base de datos y por tanto lo solicita porque le falta. El mensaje (enviado a través de unicast de un router a otro)<text:s/></text:span><text:span text:style-name="T389">no<text:s/></text:span><text:span text:style-name="T390">incluye la información de que R1 haya descubierto a R2, tal y como resaltamos en el mensaje donde ,dentro de la información de las interfaces que conoce R1, por<text:s/></text:span><text:soft-page-break/><text:span text:style-name="T391">la red de la interfaz 10.0.0.0 que conecta R1 y R2 el campo<text:s/></text:span><text:span text:style-name="T392">Link-Type</text:span><text:span text:style-name="T393"><text:s/>indica conexión a<text:s/></text:span><text:span text:style-name="T394">Stub</text:span><text:span text:style-name="T395">, lo que quiere decir que R1 no ha reconocido ningún router OSPF por esa interfaz. Otros campos determinados por el tipo<text:s/></text:span><text:span text:style-name="T396">Stub</text:span><text:span text:style-name="T397"><text:s/>son el campo<text:s/></text:span><text:span text:style-name="T398">Link ID</text:span><text:span text:style-name="T399"><text:s/>que contiene la red a la que está conectado el router (10.0.0.0) y el campo<text:s/></text:span><text:span text:style-name="T400">Link Data<text:s/></text:span><text:span text:style-name="T401">que contiene la máscara de la subred.</text:span></text:p>
      <text:p text:style-name="P402"><text:span text:style-name="T403"><text:s/>En cuanto al contenido de dicho mensaje debería cambiar próximamente, a través de otro mensaje<text:s/></text:span><text:span text:style-name="T404">LS-Update</text:span><text:span text:style-name="T405"><text:s/>donde el router R1 indique a través de los campos anteriores que hay otros routers por esa interfaz y él los conoce a través del tipo<text:s/></text:span><text:span text:style-name="T406">Transit<text:s/></text:span><text:span text:style-name="T407">en el campo<text:s/></text:span><text:span text:style-name="T408">Link-Type</text:span><text:span text:style-name="T409">, así como cambios en los campos mencionados anteriormente.</text:span></text:p>
      <text:p text:style-name="P410"><text:span text:style-name="T411"><text:tab/>El<text:s/></text:span><text:span text:style-name="T412">LS Age<text:s/></text:span><text:span text:style-name="T413">indica el tiempo pasado desde la generación del anuncio o<text:s/></text:span><text:span text:style-name="T414">LSA<text:s/></text:span><text:span text:style-name="T415">(en segundos)</text:span><text:span text:style-name="T416"><text:s/>que mandó el router R2 en la imagen siguiente para informar de las interfaces que tiene configuradas al resto de routers vecinos</text:span><text:span text:style-name="T417">. Este valor aumenta un segundo cada vez que un router reenvía un anuncio generado <text:s/>por otro router.</text:span></text:p>
      <text:p text:style-name="P418"><draw:frame draw:z-index="17" draw:style-name="a15" draw:name="Imagen14" text:anchor-type="paragraph" svg:x="0.65903in" svg:y="0.00194in" svg:width="4.98903in" svg:height="1.98903in" style:rel-width="scale" style:rel-height="scale"><draw:image xlink:href="media/image14.png" xlink:type="simple" xlink:show="embed" xlink:actuate="onLoad"/><svg:title/><svg:desc/></draw:frame></text:p>
      <text:p text:style-name="P419"/>
      <text:p text:style-name="P420">Imagen: LS REQUEST de R2</text:p>
      <text:soft-page-break/>
      <text:p text:style-name="P421"><draw:frame draw:z-index="23" draw:style-name="a16" draw:name="Imagen 42" text:anchor-type="paragraph" svg:x="1.26542in" svg:y="0.01097in" svg:width="4.07444in" svg:height="4.48458in" style:rel-width="scale" style:rel-height="scale"><draw:image xlink:href="media/image16.png" xlink:type="simple" xlink:show="embed" xlink:actuate="onLoad"/><svg:title/><svg:desc/></draw:frame></text:p>
      <text:p text:style-name="P422"/>
      <text:p text:style-name="P423"/>
      <text:p text:style-name="P424"/>
      <text:p text:style-name="P425"/>
      <text:p text:style-name="P426"/>
      <text:p text:style-name="P427"/>
      <text:p text:style-name="P428"/>
      <text:p text:style-name="P429"/>
      <text:p text:style-name="P430"><draw:custom-shape svg:x="2.92514in" svg:y="0.14528in" svg:width="1.19861in" svg:height="0.15694in" draw:z-index="22" draw:id="id0" draw:style-name="a17" draw:name="Rectángulo: esquinas redondeadas 37"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431"/>
      <text:p text:style-name="P432"/>
      <text:p text:style-name="P433"/>
      <text:p text:style-name="P434"/>
      <text:p text:style-name="P435"/>
      <text:p text:style-name="P436"/>
      <text:p text:style-name="P437"><text:s text:c="19"/>Imagen 1.5_1.6: Contenido del mensaje nº 100 (LS Update emitido por R1)</text:p>
      <text:list text:style-name="LFO12" text:continue-numbering="true">
        <text:list-item>
          <text:list>
            <text:list-item>
              <text:p text:style-name="P438">Observa el primer mensaje<text:s/><text:span text:style-name="T439">LS Update</text:span><text:s/>que envía R2. Comprueba que se corresponde con el<text:s/><text:span text:style-name="T440">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441">LS Age</text:span><text:s/>del anuncio que viaja en el mensaje, y explica su valor.</text:p>
            </text:list-item>
          </text:list>
        </text:list-item>
      </text:list>
      <text:p text:style-name="P442"><text:span text:style-name="T443">RESPUESTA:<text:s/></text:span><text:span text:style-name="T444">en este caso R1 emite un<text:s/></text:span><text:span text:style-name="T445">LS-Request</text:span><text:span text:style-name="T446"><text:s/>preguntando a su router vecino R2 por la información de una de su interfaz 20.0.0.1. Y de manera similar a como ocurrió en el apartado anterior, R2 no reconoce a R1 como vecino porque aún no lo ha descubierto tal y como resaltamos en el contenido del mensaje<text:s/></text:span><text:span text:style-name="T447">LS-Update</text:span><text:span text:style-name="T448"><text:s text:c="2"/></text:span><text:span text:style-name="T449">Router LSA<text:s/></text:span><text:span text:style-name="T450">que le manda a R1, donde el campo<text:s/></text:span><text:span text:style-name="T451">Link-Type</text:span><text:span text:style-name="T452"><text:s/>indica que la conexión se ha realizado a una red<text:s/></text:span><text:span text:style-name="T453">Stub</text:span><text:span text:style-name="T454">, tal y como explicamos anteriormente.</text:span></text:p>
      <text:p text:style-name="P455"><text:span text:style-name="T456"><text:tab/></text:span><text:span text:style-name="T457">La información de este mensaje cambiará próximamente, a través de otro mensaje<text:s/></text:span><text:span text:style-name="T458">LS-Update</text:span><text:span text:style-name="T459">, tal y como mencionamos anteriormente.</text:span></text:p>
      <text:soft-page-break/>
      <text:p text:style-name="P460"><text:span text:style-name="T461"><text:tab/>En cuanto al campo<text:s/></text:span><text:span text:style-name="T462">LS-Age</text:span><text:span text:style-name="T463">,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p>
      <text:p text:style-name="P464"/>
      <text:p text:style-name="P465"><draw:frame draw:z-index="18" draw:style-name="a18" draw:name="Imagen 21" text:anchor-type="paragraph" svg:x="0.73389in" svg:y="0.01028in" svg:width="5.55278in" svg:height="2.35in" style:rel-width="scale" style:rel-height="scale"><draw:image xlink:href="media/image15.png" xlink:type="simple" xlink:show="embed" xlink:actuate="onLoad"/><svg:title/><svg:desc/></draw:frame></text:p>
      <text:p text:style-name="P466"/>
      <text:p text:style-name="P467">Imagen: LS REQUEST de R1</text:p>
      <text:p text:style-name="P468"><draw:frame draw:z-index="24" draw:style-name="a19" draw:name="Imagen 43" text:anchor-type="paragraph" svg:x="0.99167in" svg:y="0.01375in" svg:width="5.0575in" svg:height="4.57167in" style:rel-width="scale" style:rel-height="scale"><draw:image xlink:href="media/image17.png" xlink:type="simple" xlink:show="embed" xlink:actuate="onLoad"/><svg:title/><svg:desc/></draw:frame></text:p>
      <text:p text:style-name="P469"><text:span text:style-name="T470">Imagen 1.5_1.7: Contenido del mensaje nº 99 (LS UPDATE emitido por R2)</text:span></text:p>
      <text:soft-page-break/>
      <text:list text:style-name="LFO12" text:continue-numbering="true">
        <text:list-item>
          <text:list>
            <text:list-item>
              <text:p text:style-name="P471">Observa el segundo y tercer mensajes<text:s/><text:span text:style-name="T472">LS Update</text:span><text:s/>que envía R1. ¿Responden a algún<text:s/><text:span text:style-name="T473">LS Request</text:span><text:s/>previo? ¿Por qué se envían? ¿Qué información contienen? Observa el campo<text:s/><text:span text:style-name="T474">LS Age</text:span><text:s/>de los anuncios que viajan en los mensajes, y explica su valor.</text:p>
            </text:list-item>
          </text:list>
        </text:list-item>
      </text:list>
      <text:p text:style-name="P475"><text:span text:style-name="T476">RESPUESTA:<text:s/></text:span><text:span text:style-name="T477">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text:s/></text:span><text:span text:style-name="T478">imagen 1.5_1.8</text:span><text:span text:style-name="T479">, enviará información acerca de las interfaces a las que está directamente conectado.</text:span></text:p>
      <text:p text:style-name="P480"><text:span text:style-name="T481"><text:tab/></text:span><text:span text:style-name="T482">En particular, en este mensaje la entrada de la dirección 10.0.0.0 ha cambiado, ya que ahora el campo<text:s/></text:span><text:span text:style-name="T483">Link-Type</text:span><text:span text:style-name="T484"><text:s/>está en modo<text:s/></text:span><text:span text:style-name="T485">Transit</text:span><text:span text:style-name="T486">,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p>
      <text:p text:style-name="P487"><text:span text:style-name="T488"><text:tab/>Otros campos como el<text:s/></text:span><text:span text:style-name="T489">Link ID</text:span><text:span text:style-name="T490"><text:s/>contiene la IP del DR de esa subred (que es el él mismo , R1) y el campo<text:s/></text:span><text:span text:style-name="T491">Link Data<text:s/></text:span><text:span text:style-name="T492">que contiene la IP del router en esa subred (10.0.0.1).</text:span></text:p>
      <text:p text:style-name="P493">En este caso, <text:s/>el campo LS-Age es 1 dado que solo ha pasado un segundo desde que se generó el anuncio y se actualizó con la nueva información de la red 10.0.0.0</text:p>
      <text:p text:style-name="P494"/>
      <text:soft-page-break/>
      <text:p text:style-name="P495"><draw:frame draw:z-index="19" draw:style-name="a20" draw:name="Imagen 23" text:anchor-type="paragraph" svg:x="1.69014in" svg:y="0.00083in" svg:width="3.65278in" svg:height="4.41458in" style:rel-width="scale" style:rel-height="scale"><draw:image xlink:href="media/image18.png" xlink:type="simple" xlink:show="embed" xlink:actuate="onLoad"/><svg:title/><svg:desc/></draw:frame><text:span text:style-name="T496"><text:tab/></text:span></text:p>
      <text:p text:style-name="P497"/>
      <text:p text:style-name="P498"/>
      <text:p text:style-name="P499"/>
      <text:p text:style-name="P500"/>
      <text:p text:style-name="P501">Imagen 1.5_1.8: Contenido del mensaje nº 102 (LS UPDATE emitido por R1)</text:p>
      <text:p text:style-name="P502"/>
      <text:p text:style-name="P503">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504"><text:span text:style-name="T505"><text:tab/></text:span><text:span text:style-name="T506">En particular, en este mensaje se indican los IDs de los routers conectados a esa subred (10.0.0.0), es decir , R1 con su ID 50.0.0.2 y R2 con su ID 20.0.0.1</text:span></text:p>
      <text:p text:style-name="P507">Al igual que el mensaje anterior, el campo LS-Age es 1 por la misma explicación que dimos antes.</text:p>
      <text:p text:style-name="P508"/>
      <text:soft-page-break/>
      <text:p text:style-name="P509"><draw:frame draw:z-index="25" draw:style-name="a21" draw:name="Imagen 24" text:anchor-type="paragraph" svg:x="1.11653in" svg:y="0in" svg:width="4.42917in" svg:height="3.77639in" style:rel-width="scale" style:rel-height="scale"><draw:image xlink:href="media/image19.png" xlink:type="simple" xlink:show="embed" xlink:actuate="onLoad"/><svg:title/><svg:desc/></draw:frame><text:span text:style-name="T510"><text:tab/></text:span><text:span text:style-name="T511">Imagen 1.5_1.9: Contenido del mensaje nº 103 (LS UPDATE emitido por R1)</text:span></text:p>
      <text:p text:style-name="P512"/>
      <text:list text:style-name="LFO12" text:continue-numbering="true">
        <text:list-item>
          <text:list>
            <text:list-item>
              <text:p text:style-name="P513">Observa el segundo mensaje<text:s/><text:span text:style-name="T514">LS Update</text:span><text:s/>que envía R2. ¿Responde a algún<text:s/><text:span text:style-name="T515">LS Request</text:span><text:s/>previo? ¿Por qué se envía? ¿Qué información contiene? Observa el campo<text:s/><text:span text:style-name="T516">LS Age</text:span><text:s/>del anuncio que viaja en el mensaje, y explica su valor.<text:s/><text:span text:style-name="T517">/*DEBUG*/</text:span></text:p>
            </text:list-item>
          </text:list>
        </text:list-item>
      </text:list>
      <text:p text:style-name="P518"><text:span text:style-name="T519">RESPUESTA:<text:s/></text:span><text:span text:style-name="T520">en este caso, este mensaje<text:s/></text:span><text:span text:style-name="T521">LS-Update Router LSA</text:span><text:span text:style-name="T522"><text:s/>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p>
      <text:p text:style-name="P523"><text:span text:style-name="T524"><text:tab/></text:span><text:span text:style-name="T525">En cuanto al campo LS-Age, este tiene un valor de 1, tal y como se aprecia en los mensajes de los anteriores apartados.</text:span></text:p>
      <text:p text:style-name="P526"/>
      <text:p text:style-name="P527"/>
      <text:p text:style-name="P528"/>
      <text:p text:style-name="P529"/>
      <text:soft-page-break/>
      <text:p text:style-name="P530"><draw:frame draw:z-index="26" draw:style-name="a22" draw:name="Imagen 25" text:anchor-type="paragraph" svg:x="0.90361in" svg:y="0.27083in" svg:width="4.31889in" svg:height="3.69528in" style:rel-width="scale" style:rel-height="scale"><draw:image xlink:href="media/image20.png" xlink:type="simple" xlink:show="embed" xlink:actuate="onLoad"/><svg:title/><svg:desc/></draw:frame></text:p>
      <text:p text:style-name="P531"/>
      <text:p text:style-name="P532">Imagen 1.5_1.10: Contenido del mensaje nº 103 (LS UPDATE emitido por R1)</text:p>
      <text:p text:style-name="P533"/>
      <text:list text:style-name="LFO12" text:continue-numbering="true">
        <text:list-item>
          <text:list>
            <text:list-item>
              <text:p text:style-name="P534">¿Por qué razón R2 no envía ningún mensaje<text:s/><text:span text:style-name="T535">Network-LSA</text:span>?</text:p>
            </text:list-item>
          </text:list>
        </text:list-item>
      </text:list>
      <text:p text:style-name="P536"><text:span text:style-name="T537">RESPUESTA:<text:s/></text:span><text:span text:style-name="T538">porque solo el router designado (DR) de la subred puede mandar este tipo de mensajes, en nuestro caso solo R1 enviará un LSU de este tipo.</text:span></text:p>
      <text:list text:style-name="LFO12" text:continue-numbering="true">
        <text:list-item>
          <text:list>
            <text:list-item>
              <text:p text:style-name="P539">Observa los mensajes<text:s/><text:span text:style-name="T540">LS Acknowledge</text:span>. Mira su contenido para comprobar a qué LSAs asienten.</text:p>
            </text:list-item>
          </text:list>
        </text:list-item>
      </text:list>
      <text:p text:style-name="P541"><text:span text:style-name="T542">RESPUESTA:<text:s/></text:span><text:span text:style-name="T543"><text:s/>en primer lugar debemos fijarnos en el campo<text:s/></text:span><text:span text:style-name="T544">LS Seq-Number</text:span><text:span text:style-name="T545"><text:s/>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p>
      <text:p text:style-name="P546"><text:span text:style-name="T547"><text:tab/></text:span><text:span text:style-name="T548">En este caso, podemos observar que el mensaje LS-Acknowledge que manda R1 en la<text:s/></text:span><text:span text:style-name="T549">imagen 1.5_1.9<text:s/></text:span><text:span text:style-name="T550">es para asentir los mensajes LS-Update que R2 mandó, lo cual tiene sentido porque R1 era el receptor de esos mensajes y por tanto el que debía confirmar su recepción y porque el contenido del campo<text:s/></text:span><text:soft-page-break/><text:span text:style-name="T551">Advertising Router<text:s/></text:span><text:span text:style-name="T552">es el ID del router que generó el anuncio, <text:s/>que no es otro que R2 (ID = 20.0.0.1) .</text:span></text:p>
      <text:p text:style-name="P553"><text:tab/><text:span text:style-name="T554">Por otro lado, a través de la imagen 1.5_1.8, de manera análoga al mensaje anterior, R2 asiente los mensajes LS-Update recibidos desde R1 ya que el contenido de los asentimientos tiene como identificador en el campo<text:s/></text:span><text:span text:style-name="T555">Advertising Router<text:s/></text:span><text:span text:style-name="T556">es ID de R1 (50.0.0.2).</text:span></text:p>
      <text:p text:style-name="P557"><draw:frame draw:z-index="14" draw:style-name="a23" draw:name="Imagen15" text:anchor-type="paragraph" svg:x="1.23347in" svg:y="0in" svg:width="3.85in" svg:height="4.5in" style:rel-width="scale" style:rel-height="scale"><draw:image xlink:href="media/image21.png" xlink:type="simple" xlink:show="embed" xlink:actuate="onLoad"/><svg:title/><svg:desc/></draw:frame></text:p>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Imagen 1.5_1.9: Contenido del mensaje nº 104 (LS ACKNOWLEDGE emitido por R2)</text:p>
      <text:soft-page-break/>
      <text:p text:style-name="P574"><draw:frame draw:z-index="15" draw:style-name="a24" draw:name="Imagen 20" text:anchor-type="paragraph" svg:x="0in" svg:y="0.08347in" svg:width="4.27167in" svg:height="4.22278in" style:rel-width="scale" style:rel-height="scale"><draw:image xlink:href="media/image22.png" xlink:type="simple" xlink:show="embed" xlink:actuate="onLoad"/><svg:title/><svg:desc/></draw:frame></text:p>
      <text:p text:style-name="P575"/>
      <text:p text:style-name="P576"/>
      <text:p text:style-name="P577"/>
      <text:p text:style-name="P578">Imagen 1.5_1.9: Contenido del mensaje nº 105 (LS ACKNOWLEDGE emitido por R1)</text:p>
      <text:p text:style-name="P579"/>
      <text:list text:style-name="LFO12" text:continue-numbering="true">
        <text:list-item>
          <text:list>
            <text:list-item>
              <text:p text:style-name="P580">Pasados 40 segundos del arranque de R2, ¿qué ocurre con los campos<text:s/><text:span text:style-name="T581">DR</text:span><text:s/>y<text:s/><text:span text:style-name="T582">BDR</text:span><text:s/>de los mensajes<text:s/><text:span text:style-name="T583">HELLO</text:span><text:s/>que intercambian?</text:p>
            </text:list-item>
          </text:list>
        </text:list-item>
      </text:list>
      <text:p text:style-name="P584"><text:span text:style-name="T585">RESPUESTA:</text:span><text:span text:style-name="T586"><text:s/>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pan></text:p>
      <text:p text:style-name="P587">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soft-page-break/>
      <text:p text:style-name="P588"><draw:frame draw:z-index="20" draw:style-name="a25" draw:name="Imagen 26" text:anchor-type="paragraph" svg:x="3.00986in" svg:y="0.36653in" svg:width="3.89292in" svg:height="3.24375in" style:rel-width="scale" style:rel-height="scale"><draw:image xlink:href="media/image23.png" xlink:type="simple" xlink:show="embed" xlink:actuate="onLoad"/><svg:title/><svg:desc/></draw:frame><draw:frame draw:z-index="21" draw:style-name="a26" draw:name="Imagen 28" text:anchor-type="paragraph" svg:x="0.14847in" svg:y="0.35625in" svg:width="3.99167in" svg:height="3.17014in" style:rel-width="scale" style:rel-height="scale"><draw:image xlink:href="media/image24.png" xlink:type="simple" xlink:show="embed" xlink:actuate="onLoad"/><svg:title/><svg:desc/></draw:frame><text:span text:style-name="T589">Imagen 1.5_1.10: Contenido del primer mensaje HELLO <text:s text:c="37"/>Imagen 1.5_1.11: Contenido del <text:s/>mensaje HELLO del del router R2 <text:s text:c="116"/>router R2 pasados 40 segundos</text:span></text:p>
      <text:p text:style-name="P590"/>
      <text:p text:style-name="P591"/>
      <text:list text:style-name="LFO12" text:continue-numbering="true">
        <text:list-item>
          <text:p text:style-name="P592">Observa la captura realizada en R5:</text:p>
          <text:list text:continue-numbering="true">
            <text:list-item>
              <text:p text:style-name="P593">Explica por qué no aparecen los mensajes<text:s/><text:span text:style-name="T594">LS Update</text:span><text:s/>que crea R1 y envía a R2.</text:p>
            </text:list-item>
          </text:list>
        </text:list-item>
      </text:list>
      <text:p text:style-name="P595"><text:span text:style-name="T596">RESPUESTA:<text:s/></text:span><text:span text:style-name="T597">porque estos mensajes LSU se envían anunciando el estado del enlace que por el que se pregunta. Por lo que cualquiera de los dos tipos de mensajes, ya sea<text:s/></text:span><text:span text:style-name="T598">Router-LSA<text:s/></text:span><text:span text:style-name="T599">o<text:s/></text:span><text:span text:style-name="T600">Network-LSA</text:span><text:span text:style-name="T601"><text:s/>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p>
      <text:list text:style-name="LFO12" text:continue-numbering="true">
        <text:list-item>
          <text:list>
            <text:list-item>
              <text:p text:style-name="P602">Explica por qué no aparecen los mensajes<text:s/><text:span text:style-name="T603">LS Update</text:span><text:s/>que crea R2 y envía a R1, y R1 debería propagar por inundación.</text:p>
            </text:list-item>
          </text:list>
        </text:list-item>
      </text:list>
      <text:p text:style-name="P604"><text:span text:style-name="T605">RESPUESTA:<text:s/></text:span><text:span text:style-name="T606">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text:s/></text:span><text:soft-page-break/><text:span text:style-name="T607">que entre R1 y R2 que se mantendrán mandándose HELLOs de manera continua una vez hayan aprendido las rutas a través de los mensajes LSU ya mencionados en apartados anteriores.</text:span></text:p>
      <text:list text:style-name="LFO12" text:continue-numbering="true">
        <text:list-item>
          <text:p text:style-name="P608">Observa la captura realizada en R3:</text:p>
          <text:list text:continue-numbering="true">
            <text:list-item>
              <text:p text:style-name="P609">Explica por qué no aparecen los mensajes<text:s/><text:span text:style-name="T610">LS Update</text:span><text:s/>que crea R2 y envía a R1.</text:p>
            </text:list-item>
          </text:list>
        </text:list-item>
      </text:list>
      <text:p text:style-name="P611"><text:span text:style-name="T612">RESPUESTA:<text:s/></text:span><text:span text:style-name="T613">de manera análoga al apartado 2, R2 no tiene información que mandarle a R1 acerca de la interfaz de R3 ya que éste aún no ha activado el protocolo OSPF por sus interfaces.</text:span></text:p>
      <text:list text:style-name="LFO12" text:continue-numbering="true">
        <text:list-item>
          <text:list>
            <text:list-item>
              <text:p text:style-name="P614">Explica por qué no aparecen los mensajes<text:s/><text:span text:style-name="T615">LS Update</text:span><text:s/>que crea R1 y envía a R2, y R2 debería propagar por inundación.</text:p>
            </text:list-item>
          </text:list>
        </text:list-item>
      </text:list>
      <text:p text:style-name="P616"><text:span text:style-name="T617">RESPUESTA</text:span><text:span text:style-name="T618">: de manera análoga a lo explicado en el apartado 2, R2 no puede propagar el mensaje de R1 por inundación porque aún no puede comunicarse con R3.</text:span></text:p>
      <text:list text:style-name="LFO12" text:continue-numbering="true">
        <text:list-item>
          <text:p text:style-name="P619">¿Deberían haber aprendido alguna ruta R2 y R1? Compruébalo consultando la tabla de encaminamiento en ambos encaminadores mediante la orden<text:s/><text:span text:style-name="T620">show ip route ospf</text:span>. Incluye aquí la salida. Comprueba la métrica de cada ruta y a través de qué<text:s/><text:span text:style-name="T621">route</text:span>r se alcanza.</text:p>
        </text:list-item>
      </text:list>
      <text:p text:style-name="P622"><draw:frame draw:z-index="27" draw:style-name="a27" draw:name="Imagen17" text:anchor-type="paragraph" svg:x="0.32792in" svg:y="2.33625in" svg:width="5.90556in" svg:height="0.35625in" style:rel-width="scale" style:rel-height="scale"><draw:image xlink:href="media/image25.png" xlink:type="simple" xlink:show="embed" xlink:actuate="onLoad"/><svg:title/><svg:desc/></draw:frame><text:span text:style-name="T623">RESPUESTA:</text:span><text:span text:style-name="T624"><text:s/>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p>
      <text:p text:style-name="P625"><draw:frame draw:z-index="28" draw:style-name="a28" draw:name="Imagen 29" text:anchor-type="paragraph" svg:x="0.25431in" svg:y="0.7543in" svg:width="5.90556in" svg:height="0.53736in" style:rel-width="scale" style:rel-height="scale"><draw:image xlink:href="media/image26.png" xlink:type="simple" xlink:show="embed" xlink:actuate="onLoad"/><svg:title/><svg:desc/></draw:frame><text:span text:style-name="T626">Imagen 1.5_4.1: Tabla de encaminamiento del router R1</text:span></text:p>
      <text:p text:style-name="P627">Imagen 1.5_4.2: Tabla de encaminamiento del router R2</text:p>
      <text:p text:style-name="P628"/>
      <text:soft-page-break/>
      <text:list text:style-name="LFO12" text:continue-numbering="true">
        <text:list-item>
          <text:p text:style-name="P629">Consulta la información de los vecinos que ha conocido cada encaminador a través de los mensajes<text:s/><text:span text:style-name="T630">HELLO</text:span><text:s/>mediante:<text:s/><text:span text:style-name="T631">show ip ospf neighbor</text:span>. Incluye la salida.</text:p>
        </text:list-item>
      </text:list>
      <text:p text:style-name="P632"><text:span text:style-name="T633">RESPUESTA:<text:s/></text:span><text:span text:style-name="T634">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p>
      <text:p text:style-name="P635"><draw:frame draw:z-index="29" draw:style-name="a29" draw:name="Imagen 30" text:anchor-type="paragraph" svg:x="0.39167in" svg:y="1.39917in" svg:width="5.90556in" svg:height="0.60431in" style:rel-width="scale" style:rel-height="scale"><draw:image xlink:href="media/image27.png" xlink:type="simple" xlink:show="embed" xlink:actuate="onLoad"/><svg:title/><svg:desc/></draw:frame><text:span text:style-name="T636">Además, contiene información relevante acerca del estado de los routers tal que R1 sabe que R2 es su router designado de respaldo y R2 sabe que R1 es el router designado de la subred. Por otra parte la columna<text:s/></text:span><text:span text:style-name="T637">Dead Time</text:span><text:span text:style-name="T638"><text:s/>indica el periodo en segundos en el que se considera a un vecino OSPF desparecido si no se recibe de él un nuevo HELLO (40 segundos).</text:span></text:p>
      <text:p text:style-name="P639">Imagen 1.5_5.1: Información sobre los vecinos del router OSPF R1</text:p>
      <text:p text:style-name="P640"><draw:frame draw:z-index="30" draw:style-name="a30" draw:name="Imagen 31" text:anchor-type="paragraph" svg:x="0.40361in" svg:y="0.23903in" svg:width="5.90556in" svg:height="0.55903in" style:rel-width="scale" style:rel-height="scale"><draw:image xlink:href="media/image28.png" xlink:type="simple" xlink:show="embed" xlink:actuate="onLoad"/><svg:title/><svg:desc/></draw:frame></text:p>
      <text:p text:style-name="P641">Imagen 1.5_5.1: Información sobre los vecinos del router OSPF R2</text:p>
      <text:p text:style-name="P642"/>
      <text:list text:style-name="LFO12" text:continue-numbering="true">
        <text:list-item>
          <text:p text:style-name="P643">Consulta en cada encaminador la información de las bases de datos de<text:s/><text:span text:style-name="T644">Router Link States</text:span><text:s/>y de<text:s/><text:span text:style-name="T645">Network Link States</text:span><text:s/>mediante:<text:s/><text:span text:style-name="T646">show ip ospf database router</text:span><text:s/>y<text:s/><text:span text:style-name="T647">show ip ospf database network</text:span><text:s/>respectivamente. Comprueba que la información mostrada coincide con el contenido de los últimos<text:s/><text:span text:style-name="T648">LS Update</text:span><text:s/>enviados por los encaminadores.</text:p>
        </text:list-item>
      </text:list>
      <text:p text:style-name="P649"><text:span text:style-name="T650">RESPUESTA:</text:span><text:span text:style-name="T651"><text:s/>tal y como se observa en las<text:s/></text:span><text:span text:style-name="T652">imágenes 6.1<text:s/></text:span><text:span text:style-name="T653">y las que están debajo de ellas correspondientes a los mensajes LSU de R1 y R2, la información coincide dado que son los últimos mensajes que envían por esas interfaces ya que las tablas contienen una entrada por cada último mensaje de tipo<text:s/></text:span><text:span text:style-name="T654">Router-LSA</text:span><text:span text:style-name="T655"><text:s/>enviado por cada router OSPF.</text:span></text:p>
      <text:p text:style-name="P656"/>
      <text:p text:style-name="P657"/>
      <text:soft-page-break/>
      <text:p text:style-name="P658"><draw:frame draw:z-index="31" draw:style-name="a31" draw:name="Imagen 32" text:anchor-type="paragraph" svg:x="-0.61806in" svg:y="0.00486in" svg:width="4.09583in" svg:height="3.35972in" style:rel-width="scale" style:rel-height="scale"><draw:image xlink:href="media/image29.png" xlink:type="simple" xlink:show="embed" xlink:actuate="onLoad"/><svg:title/><svg:desc/></draw:frame><draw:frame draw:z-index="36" draw:style-name="a32" draw:name="Imagen 37" text:anchor-type="paragraph" svg:x="4.43547in" svg:y="3.74904in" svg:width="3.48111in" svg:height="4.08069in" style:rel-width="scale" style:rel-height="scale"><draw:image xlink:href="media/image30.png" xlink:type="simple" xlink:show="embed" xlink:actuate="onLoad"/><svg:title/><svg:desc/></draw:frame><draw:frame draw:z-index="35" draw:style-name="a33" draw:name="Imagen 36" text:anchor-type="paragraph" svg:x="-0.63903in" svg:y="3.76028in" svg:width="3.84917in" svg:height="4.08458in" style:rel-width="scale" style:rel-height="scale"><draw:image xlink:href="media/image31.png" xlink:type="simple" xlink:show="embed" xlink:actuate="onLoad"/><svg:title/><svg:desc/></draw:frame><draw:frame draw:z-index="32" draw:style-name="a34" draw:name="Imagen 33" text:anchor-type="paragraph" svg:x="3.57361in" svg:y="0in" svg:width="3.23389in" svg:height="3.37083in" style:rel-width="scale" style:rel-height="scale"><draw:image xlink:href="media/image32.png" xlink:type="simple" xlink:show="embed" xlink:actuate="onLoad"/><svg:title/><svg:desc/></draw:frame><text:span text:style-name="T659"><text:s/>Imagen 1.5_6.1: Contenido de la base de datos Router <text:s/>Link State OSPF de R1 y R2 (en R2 es la misma)</text:span></text:p>
      <text:p text:style-name="P660"/>
      <text:p text:style-name="P661">Contenido del último <text:s/>LSU enviado por R2 <text:s text:c="16"/><text:tab/><text:tab/><text:s text:c="15"/><text:tab/><text:s text:c="18"/>Contenido del penúltimo LSU enviado por R1</text:p>
      <text:p text:style-name="P662"/>
      <text:p text:style-name="P663"/>
      <text:p text:style-name="P664"/>
      <text:soft-page-break/>
      <text:p text:style-name="P665"><text:span text:style-name="T666">En el caso de R1, el último mensaje LSU que envía no es de tipo<text:s/></text:span><text:span text:style-name="T667">Router-LSA</text:span><text:span text:style-name="T668"><text:s/>sino de tipo<text:s/></text:span><text:span text:style-name="T669">Network-LSA</text:span><text:span text:style-name="T670"><text:s/>dado que es el router designado y , como ya mencionamos anteriormente , una vez ha mandado la información acerca de las rutas OSPF encontradas por cada uno de los routers OSPF en los últimos mensajes LSU de tipo<text:s/></text:span><text:span text:style-name="T671">Router-LSA,<text:s/></text:span><text:span text:style-name="T672">envía este tipo de mensaje indicando cada una de las subredes en las que hay más de un router OSPF conectado (como se puede ver en la imagen 6.3), que es el que se corresponde con la tabla Network Link State de la<text:s/></text:span><text:span text:style-name="T673">imagen 6.2</text:span><text:span text:style-name="T674">.</text:span></text:p>
      <text:p text:style-name="P675"><draw:frame draw:z-index="33" draw:style-name="a35" draw:name="Imagen 34" text:anchor-type="paragraph" svg:x="1.02986in" svg:y="0.06375in" svg:width="3.88458in" svg:height="2.19917in" style:rel-width="scale" style:rel-height="scale"><draw:image xlink:href="media/image33.png" xlink:type="simple" xlink:show="embed" xlink:actuate="onLoad"/><svg:title/><svg:desc/></draw:frame></text:p>
      <text:p text:style-name="P676"/>
      <text:p text:style-name="P677"/>
      <text:p text:style-name="P678"/>
      <text:p text:style-name="P679"/>
      <text:p text:style-name="P680"/>
      <text:p text:style-name="P681"/>
      <text:p text:style-name="P682"><text:span text:style-name="T683">Imagen 1.5_6.2: Contenido de la base de datos Network Link State de OSPF de R1 y R2 (en R2 es la misma)</text:span></text:p>
      <text:p text:style-name="P684"><draw:frame draw:z-index="34" draw:style-name="a36" draw:name="Imagen 35" text:anchor-type="paragraph" svg:x="0in" svg:y="0.12167in" svg:width="3.25472in" svg:height="2.94639in" style:rel-width="scale" style:rel-height="scale"><draw:image xlink:href="media/image34.png" xlink:type="simple" xlink:show="embed" xlink:actuate="onLoad"/><svg:title/><svg:desc/></draw:frame></text:p>
      <text:p text:style-name="P685"/>
      <text:p text:style-name="P686"/>
      <text:p text:style-name="P687"/>
      <text:p text:style-name="P688"/>
      <text:p text:style-name="P689"/>
      <text:p text:style-name="P690"/>
      <text:p text:style-name="P691"/>
      <text:p text:style-name="P692"/>
      <text:p text:style-name="P693"><text:span text:style-name="T694">Imagen 1.5_6.3: Contenido del último mensaje LSU emitido por R1</text:span></text:p>
      <text:p text:style-name="P695"/>
      <text:list text:style-name="LFO12" text:continue-numbering="true">
        <text:list-item>
          <text:p text:style-name="P696">Consulta un resumen de las bases de datos en cada encaminador con:<text:s/><text:span text:style-name="T697">show ip ospf database</text:span>. Incluye y comenta la salida obtenida.</text:p>
        </text:list-item>
      </text:list>
      <text:soft-page-break/>
      <text:p text:style-name="P698"><text:span text:style-name="T699">RESPUESTA:<text:s/></text:span><text:span text:style-name="T700">cómo se puede observar en la<text:s/></text:span><text:span text:style-name="T701">imagen 7.1,<text:s/></text:span><text:span text:style-name="T702">con esta orden podemos ver de manera más detallada y simplificada las bases de datos de ambos encaminadores R1 y R2. En ellas, la base de datos<text:s/></text:span><text:span text:style-name="T703">Router Link State</text:span><text:span text:style-name="T704"><text:s/>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p>
      <text:p text:style-name="P705"><text:span text:style-name="T706">Por otro lado, en la base de datos<text:s/></text:span><text:span text:style-name="T707">Network Link State</text:span><text:span text:style-name="T708"><text:s/>muestra una entrada con el identificador de la dirección de la interfaz por la que el router designado R1 con ID 50.0.0.2 mandó un mensaje de tipo<text:s/></text:span><text:span text:style-name="T709">Network-LSA</text:span><text:span text:style-name="T710"><text:s/>indiciando que por esa misma interfaz hay otro router OSPF. Como R2 es el único router OSPF vecino de R1, solo tendrá una entrada, que es la que se ve en la imagen.</text:span></text:p>
      <text:p text:style-name="P711"><draw:frame draw:z-index="37" draw:style-name="a37" draw:name="Imagen 38" text:anchor-type="paragraph" svg:x="0.42514in" svg:y="0.00472in" svg:width="5.90556in" svg:height="1.67278in" style:rel-width="scale" style:rel-height="scale"><draw:image xlink:href="media/image35.png" xlink:type="simple" xlink:show="embed" xlink:actuate="onLoad"/><svg:title/><svg:desc/></draw:frame><text:span text:style-name="T712"><text:s text:c="10"/>Imagen 1.5_7.1: Resumen de las bases de datos almacenadas en R1 y R2 (ambas son análogas)</text:span></text:p>
      <text:p text:style-name="P713"/>
      <text:h text:style-name="Título2" text:outline-level="2">Activación de R3 y R4</text:h>
      <text:p text:style-name="Normal">Para observar los mensajes que envíen R3 y R4 cuando activen OSPF, y los que envíe R2 a consecuencia de la activación de R3 y R4, arranca<text:s/><text:span text:style-name="T714">wireshark</text:span><text:s/>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715">RESPUESTA:</text:p>
      <text:p text:style-name="P716"/>
      <text:soft-page-break/>
      <text:p text:style-name="P717">R3#enable</text:p>
      <text:p text:style-name="P718">R3#config t</text:p>
      <text:p text:style-name="P719">R3(config)#router ospf 1</text:p>
      <text:p text:style-name="P720">R3(config-router)#network 20.0.0.0 255.0.0.0 area 1</text:p>
      <text:p text:style-name="P721">R3(config-router)#network 30.0.0.0 255.0.0.0 area 1</text:p>
      <text:p text:style-name="P722">R3(config-router)#router-id 30.0.0.1</text:p>
      <text:p text:style-name="P723">R3(config-router)#auto-cost reference-bandwidth 1000</text:p>
      <text:p text:style-name="P724">R3(config-router)#exit</text:p>
      <text:p text:style-name="P725">R3(config)#exit</text:p>
      <text:p text:style-name="P726">R3#wr</text:p>
      <text:p text:style-name="P727"/>
      <text:p text:style-name="P728">R4#enable</text:p>
      <text:p text:style-name="P729">R4#config t</text:p>
      <text:p text:style-name="P730">R4(config)#router ospf 1</text:p>
      <text:p text:style-name="P731">R4(config-router)#network 30.0.0.0 255.0.0.0 area 1</text:p>
      <text:p text:style-name="P732">R4(config-router)#network 40.0.0.0 255.0.0.0 area 1</text:p>
      <text:p text:style-name="P733">R4(config-router)#network 41.0.0.0 255.0.0.0 area 1</text:p>
      <text:p text:style-name="P734">R4(config-router)#router-id 41.0.0.1</text:p>
      <text:p text:style-name="P735">R4(config-router)#auto-cost reference-bandwidth 1000</text:p>
      <text:p text:style-name="P736">R4(config-router)#exit</text:p>
      <text:p text:style-name="P737">R4(config)#exit</text:p>
      <text:p text:style-name="P738">R4#wr</text:p>
      <text:p text:style-name="P739"/>
      <text:p text:style-name="Normal">Analiza el comportamiento de los encaminadores estudiando las capturas con<text:s/><text:span text:style-name="T740">wireshark</text:span>, los mensajes de depuración, consultando el estado de OSPF y de la orden show ip<text:s/><text:span text:style-name="T741">route ospf</text:span><text:s/>en cada encaminador:</text:p>
      <text:list text:style-name="LFO13_1" text:continue-numbering="true">
        <text:list-item>
          <text:p text:style-name="P742">Trata de suponer los valores de<text:s/><text:span text:style-name="T743">DR</text:span><text:s/>y<text:s/><text:span text:style-name="T744">BDR</text:span><text:s/>en las subredes 20.0.0.0/8 y 30.0.0.0/8. Comprueba si tus suposiciones son ciertas. Comprueba en los mensajes<text:s/><text:span text:style-name="T745">HELLO</text:span><text:s/>de la captura en R3 cómo se ha producido la elección de<text:s/><text:span text:style-name="T746">DR</text:span><text:s/>y<text:s/><text:span text:style-name="T747">BDR</text:span><text:s/>al arrancar R3 y R4 a la vez.</text:p>
        </text:list-item>
      </text:list>
      <text:soft-page-break/>
      <text:p text:style-name="P748"><text:span text:style-name="T749">RESPUESTA:</text:span><text:span text:style-name="T750"><text:s/>a partir de las reglas del protocolo HELLO, si arrancamos OSPF en ambos</text:span></text:p>
      <text:p text:style-name="P751">routers R3 y R4 a la vez, siguiendo los criterios del protocolo se asignará como DR al</text:p>
      <text:p text:style-name="P752">router que envíe en el primer mensaje de HELLO un mayor número de prioridad en el</text:p>
      <text:p text:style-name="P753"><text:span text:style-name="T754">campo<text:s/></text:span><text:span text:style-name="T755">Router Priority</text:span><text:span text:style-name="T756"><text:s/>y, en caso de empatar en relación con este campo se designaría a</text:span></text:p>
      <text:p text:style-name="P757">aquel router que tenga mayor ID. Por lo tanto, suponemos que estando en igualdad de</text:p>
      <text:p text:style-name="P758">condiciones en cuanto a la prioridad que tienen, en la subred 20.0.0.0, R3 sería el DR y</text:p>
      <text:p text:style-name="P759">R2 sería el BDR de esa subred ya que R3 tiene un identificador más alto (20.0.0.2) y en</text:p>
      <text:p text:style-name="P760">la subred 30.0.0.0 ocurriría de manera análoga siendo R4 asignado como DR y R3 como</text:p>
      <text:p text:style-name="P761">BDR de esa subred.</text:p>
      <text:p text:style-name="P762"/>
      <text:p text:style-name="P763"><text:tab/>Y tal y como explicábamos, nuestras suposiciones eran ciertas. Ambos routers</text:p>
      <text:p text:style-name="P764">tenían el mismo valor de prioridad, por lo que se asignó al DR y BDR atendiendo al</text:p>
      <text:p text:style-name="P765">segundo criterio mencionado donde se escoge en función del ID del router OSPF. En</text:p>
      <text:p text:style-name="P766">ambas subredes no se habían asignado aún al DR por lo que al arrancar ambos routers,</text:p>
      <text:p text:style-name="P767">estos enviarían mensajes HELLO con el campo DR vacío (0.0.0.0) y, transcurridos 40</text:p>
      <text:p text:style-name="P768">segundos, elegirían el DR de esa subred tomando los criterios que mencioné</text:p>
      <text:p text:style-name="P769">anteriormente. En caso de haber habido un DR asignado antes de que R3 y R4 se</text:p>
      <text:p text:style-name="P770">encendieran, este mandaría un mensaje de HELLO con la dirección IP del DR para poder</text:p>
      <text:p text:style-name="P771">aprenderla y mandarla en otros mensajes HELLO.</text:p>
      <text:p text:style-name="P772"><draw:frame draw:z-index="38" draw:style-name="a38" draw:name="Imagen 40" text:anchor-type="paragraph" svg:x="0in" svg:y="0.35625in" svg:width="5.43667in" svg:height="2.93736in" style:rel-width="scale" style:rel-height="scale"><draw:image xlink:href="media/image36.png" xlink:type="simple" xlink:show="embed" xlink:actuate="onLoad"/><svg:title/><svg:desc/></draw:frame></text:p>
      <text:p text:style-name="P773"><text:span text:style-name="T774"><text:s text:c="10"/></text:span><text:span text:style-name="T775">Imagen 1.6_1.1: Contenido del primer mensaje de HELLO que R3 envía por la subred 20.0.0.0</text:span></text:p>
      <text:p text:style-name="P776"><text:tab/></text:p>
      <text:p text:style-name="P777"><text:tab/></text:p>
      <text:soft-page-break/>
      <text:p text:style-name="P778"><draw:frame draw:z-index="41" draw:style-name="a39" draw:name="Imagen 41" text:anchor-type="paragraph" svg:x="0.85in" svg:y="0.00472in" svg:width="4.01611in" svg:height="2.49569in" style:rel-width="scale" style:rel-height="scale"><draw:image xlink:href="media/image37.png" xlink:type="simple" xlink:show="embed" xlink:actuate="onLoad"/><svg:title/><svg:desc/></draw:frame><text:span text:style-name="T779"><text:tab/></text:span></text:p>
      <text:p text:style-name="P780"/>
      <text:p text:style-name="P781"/>
      <text:p text:style-name="P782"/>
      <text:p text:style-name="P783"/>
      <text:p text:style-name="P784"/>
      <text:p text:style-name="P785"/>
      <text:p text:style-name="P786"/>
      <text:p text:style-name="P787"/>
      <text:p text:style-name="P788"><text:s/>Imagen 1.6_1.2: Contenido del mensaje de HELLO que R3 envía después del intercambio de LSU con R2 por la subred 20.0.0.0</text:p>
      <text:p text:style-name="P789"><draw:frame draw:z-index="39" draw:style-name="a40" draw:name="Imagen18" text:anchor-type="paragraph" svg:x="0in" svg:y="0.10625in" svg:width="3.50833in" svg:height="2.99292in" style:rel-width="scale" style:rel-height="scale"><draw:image xlink:href="media/image38.png" xlink:type="simple" xlink:show="embed" xlink:actuate="onLoad"/><svg:title/><svg:desc/></draw:frame></text:p>
      <text:p text:style-name="P790"/>
      <text:p text:style-name="P791"/>
      <text:p text:style-name="P792"/>
      <text:p text:style-name="P793"/>
      <text:p text:style-name="P794"/>
      <text:p text:style-name="P795"/>
      <text:p text:style-name="P796"/>
      <text:p text:style-name="P797"/>
      <text:p text:style-name="P798"/>
      <text:p text:style-name="P799"/>
      <text:p text:style-name="P800"><text:s/>Imagen 1.6_1.3: Contenido del primer mensaje de HELLO que R3 envía por la subred 30.0.0.0</text:p>
      <text:p text:style-name="P801"/>
      <text:p text:style-name="P802"/>
      <text:p text:style-name="P803"><draw:frame draw:z-index="40" draw:style-name="a41" draw:name="Imagen22" text:anchor-type="paragraph" svg:x="1.24375in" svg:y="-0.51805in" svg:width="3.32444in" svg:height="2.86181in" style:rel-width="scale" style:rel-height="scale"><draw:image xlink:href="media/image39.png" xlink:type="simple" xlink:show="embed" xlink:actuate="onLoad"/><svg:title/><svg:desc/></draw:frame></text:p>
      <text:p text:style-name="P804"/>
      <text:p text:style-name="P805"/>
      <text:p text:style-name="P806"/>
      <text:p text:style-name="P807"/>
      <text:p text:style-name="P808"/>
      <text:p text:style-name="P809"/>
      <text:p text:style-name="P810"><text:s text:c="6"/></text:p>
      <text:p text:style-name="P811">Imagen 1.6_1.4: Contenido del mensaje de HELLO que R3 envía después del intercambio de LSU con R4 por la subred 30.0.0.0</text:p>
      <text:soft-page-break/>
      <text:list text:style-name="LFO13_1" text:continue-numbering="true">
        <text:list-item>
          <text:p text:style-name="P812">En la captura del enlace R3-R4 observa el intercambio de mensajes<text:s/><text:span text:style-name="T813">LS Update</text:span><text:s/>que se produce mientras arrancan R3 y R4.</text:p>
        </text:list-item>
      </text:list>
      <text:p text:style-name="P814"><draw:frame draw:z-index="42" draw:style-name="a42" draw:name="Imagen 44" text:anchor-type="paragraph" svg:x="1.00903in" svg:y="2.32792in" svg:width="4.42014in" svg:height="1.73264in" style:rel-width="scale" style:rel-height="scale"><draw:image xlink:href="media/image40.png" xlink:type="simple" xlink:show="embed" xlink:actuate="onLoad"/><svg:title/><svg:desc/></draw:frame><text:span text:style-name="T815">RESPUESTA:<text:s/></text:span><text:span text:style-name="T816"><text:s/>en la subred entre R3 y R4 se observa que los primeros mensajes LSU que se envían entre ellos con la información de las interfaces a las que están conectados por<text:s/></text:span><text:span text:style-name="T817">unicast</text:span><text:span text:style-name="T818"><text:s/>no contienen información aun conocida. Es por ello por lo que R3 manda LSU con información de las interfaces 30.0.0.2 y 20.0.0.0 cuando aún no han detectado o reconocido que haya otros routers OSPF por esas interfaces. Esto se debe a lo que explicamos anteriormente en el punto 1.5 anterior, donde los LSA cuyo campo<text:s/></text:span><text:span text:style-name="T819">LS-Type</text:span><text:span text:style-name="T820"><text:s/>es<text:s/></text:span><text:span text:style-name="T821">Stub<text:s/></text:span><text:span text:style-name="T822">indican que no hay otros routers OSPF por esa interfaz así como otros campos como<text:s/></text:span><text:span text:style-name="T823">Data</text:span><text:span text:style-name="T824"><text:s/>que contienen la máscara de la subred.</text:span></text:p>
      <text:p text:style-name="P825"/>
      <text:p text:style-name="P826"/>
      <text:p text:style-name="P827"/>
      <text:p text:style-name="P828"/>
      <text:p text:style-name="P829"/>
      <text:p text:style-name="P830">Imagen 1.6_2.1: Contenido del primer mensaje LSU enviado de R3 a R4 con información de sus interfaces</text:p>
      <text:p text:style-name="P831"><draw:frame draw:z-index="43" draw:style-name="a43" draw:name="Imagen 45" text:anchor-type="paragraph" svg:x="1.27556in" svg:y="0.01333in" svg:width="3.96333in" svg:height="2.31264in" style:rel-width="scale" style:rel-height="scale"><draw:image xlink:href="media/image41.png" xlink:type="simple" xlink:show="embed" xlink:actuate="onLoad"/><svg:title/><svg:desc/></draw:frame></text:p>
      <text:p text:style-name="P832"/>
      <text:p text:style-name="P833"/>
      <text:p text:style-name="P834"/>
      <text:p text:style-name="P835"/>
      <text:p text:style-name="P836"/>
      <text:p text:style-name="P837">Imagen 1.6_2.2: Contenido del primer mensaje LSU enviado de R4 a R3 con información de sus interfaces</text:p>
      <text:p text:style-name="P838"><text:span text:style-name="T839">Unos segundos después, cuando R3 envía un LS-Acknowledge hacia R4 confirmando la información sobre las redes de su otra interfaz (20.0.0.2 y 30.0.0.1), este último ahora conoce a su router OSPF vecino R3 por lo que manda en su LSU información acerca de la interfaz 30.0.0.1 ya que en el campo<text:s/></text:span><text:span text:style-name="T840">LS-Type</text:span><text:span text:style-name="T841"><text:s/>esta vez es de tipo<text:s/></text:span><text:span text:style-name="T842">Transit<text:s/></text:span><text:span text:style-name="T843">indican que conocen que hay otros router OSPF por esa interfaz así como otros campos como<text:s/></text:span><text:span text:style-name="T844">Data</text:span><text:span text:style-name="T845"><text:s/></text:span><text:soft-page-break/><text:span text:style-name="T846">que en vez de la máscara de la subred contiene la IP del router de la subred que anuncia el mensaje . Lo mismo ocurre cuando R3 y R4 confirman otras direcciones.</text:span></text:p>
      <text:p text:style-name="P847"><draw:frame draw:z-index="51" draw:style-name="a44" draw:name="Imagen 46" text:anchor-type="paragraph" svg:x="1.14253in" svg:y="0.01224in" svg:width="4.33542in" svg:height="1.82556in" style:rel-width="scale" style:rel-height="scale"><draw:image xlink:href="media/image42.png" xlink:type="simple" xlink:show="embed" xlink:actuate="onLoad"/><svg:title/><svg:desc/></draw:frame></text:p>
      <text:p text:style-name="P848"/>
      <text:p text:style-name="P849"/>
      <text:p text:style-name="P850"/>
      <text:p text:style-name="P851"><draw:frame draw:z-index="44" draw:style-name="a45" draw:name="Imagen 47" text:anchor-type="paragraph" svg:x="0.97792in" svg:y="0.40833in" svg:width="4.65361in" svg:height="2.34806in" style:rel-width="scale" style:rel-height="scale"><draw:image xlink:href="media/image43.png" xlink:type="simple" xlink:show="embed" xlink:actuate="onLoad"/><svg:title/><svg:desc/></draw:frame><text:span text:style-name="T852">Imagen 1.6_2.3: Contenido del mensaje LSU que manda R3 a R4 después del mensaje de confirmación</text:span></text:p>
      <text:p text:style-name="P853"><draw:frame draw:z-index="45" draw:style-name="a46" draw:name="Imagen 48" text:anchor-type="paragraph" svg:x="0.91383in" svg:y="2.56006in" svg:width="4.63194in" svg:height="2.57833in" style:rel-width="scale" style:rel-height="scale"><draw:image xlink:href="media/image44.png" xlink:type="simple" xlink:show="embed" xlink:actuate="onLoad"/><svg:title/><svg:desc/></draw:frame><text:span text:style-name="T854">Imagen 1.6_2.4: Contenido del mensaje LSU que manda R4 como router designado</text:span></text:p>
      <text:p text:style-name="P855">Imagen 1.6_2.5: Contenido del mensaje LSU que manda R3 como router designado</text:p>
      <text:p text:style-name="P856"/>
      <text:p text:style-name="P857"><text:span text:style-name="T858">Además, después de que R1, R3, y R4 como DR de cada una de sus respectivas subredes envíen un mensaje<text:s/></text:span><text:span text:style-name="T859">LSU</text:span><text:span text:style-name="T860"><text:s/>de tipo</text:span><text:span text:style-name="T861"><text:s/>Network-LSA</text:span><text:span text:style-name="T862"><text:s/>indiciando los routers OSPF a los que están conectado por cada una de sus interfaces, los siguientes mensajes LSU de tipo<text:s/></text:span><text:span text:style-name="T863">Router-LSA</text:span><text:span text:style-name="T864"><text:s/>serán de inundación por la subred que estamos analizando, pues R3 y R4<text:s/></text:span><text:soft-page-break/><text:span text:style-name="T865">almacenarán las rutas que no conozcan en sus bases de datos y las reenviarán por las interfaces donde hay otros routers OSPF vecinos salvo por donde lo han recibido. 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p>
      <text:list text:style-name="LFO13_1" text:continue-numbering="true">
        <text:list-item>
          <text:p text:style-name="P866">En la captura del enlace R2-R3 observa el intercambio de mensajes<text:s/><text:span text:style-name="T867">LS Update</text:span><text:s/>que se produce mientras arrancan R3 y R4. Observa también en dicha captura los mensajes<text:s/><text:span text:style-name="T868">LS Update</text:span><text:s/>que R3 envía por inundación de los recibidos por el de R4. Indica cómo puedes saber si un<text:s/><text:span text:style-name="T869">LS Update</text:span><text:s/>lo ha originado el encaminador que lo envía o está siendo propagado por inundación.</text:p>
        </text:list-item>
      </text:list>
      <text:p text:style-name="P870"><text:span text:style-name="T871">RESPUESTA:<text:s/></text:span><text:span text:style-name="T872">Como se puede observar en las<text:s/></text:span><text:span text:style-name="T873">imágenes 3.1 y 3.2</text:span><text:span text:style-name="T874"><text:s/>correspondientes a un mensaje LSU de tipo<text:s/></text:span><text:span text:style-name="T875">Network-LSA</text:span><text:span text:style-name="T876"><text:s/>,<text:s/></text:span><text:span text:style-name="T877">el router R3 recibe un LSA con TTL=1 y compara los campos<text:s/></text:span><text:span text:style-name="T878">LS-Type, Advertising Router, LS Seq-Number</text:span><text:span text:style-name="T879"><text:s/>del LSA que ha recibido y del que ya tenía en su base de datos para saber si tiene que reenviar el mensaje pues el LSA que ha recibido contiene información que desconocía o todo lo contrario y esa información no hace falta reenviarla pues es la misma que la que está almacenada en su base de datos. Como el mensaje es de tipo<text:s/></text:span><text:span text:style-name="T880">Network-</text:span><text:span text:style-name="T881">LSA</text:span><text:span text:style-name="T882"><text:s/>y solo es enviado por el router designado de cada subred para informar de los routers que se encuentran conectados a las subredes 30.0.0.0 y 20.0.0.0, al comparar ambos mensajes observa que no tenía almacenada toda la información relativa a la subred que conecta R3-R4<text:s/></text:span><text:span text:style-name="T883">, en concreto, la información sobre el router R4 que<text:s/></text:span><text:span text:style-name="T884">se encontraba por la interfaz 30.0.0.1</text:span><text:span text:style-name="T885">.</text:span><text:span text:style-name="T886"><text:s/></text:span><text:span text:style-name="T887">P</text:span><text:span text:style-name="T888">or lo que</text:span><text:span text:style-name="T889"><text:s/>almacena la nueva información y reenvía</text:span><text:span text:style-name="T890"><text:s/>por inundación este mensaje<text:s/></text:span><text:span text:style-name="T891">por las interfaces donde hay otros routers OSPF vecinos (20.0.0.2 hacia R2) excepto por las que llegó (30.0.0.1 desde R4)</text:span></text:p>
      <text:p text:style-name="P892"><text:span text:style-name="T893">Por otra parte, para saber si un LSU se ha originado o no por inundación se observa un campo de la cabecera de OSPF en los paquetes LSU indica el router que inició el anuncio, a saber, el campo<text:s/></text:span><text:span text:style-name="T894">Advertising Router</text:span><text:span text:style-name="T895">. Si este campo coincide con la fuente, es el router inicial; en otro caso, lo ha reenviado por inundación.</text:span></text:p>
      <text:soft-page-break/>
      <text:p text:style-name="P896"><text:span text:style-name="T897"><draw:frame draw:z-index="52" draw:style-name="a47" draw:name="Imagen27" text:anchor-type="paragraph" svg:x="0.14881in" svg:y="0in" svg:width="5.41375in" svg:height="0.82167in" style:rel-width="scale" style:rel-height="scale"><draw:image xlink:href="media/image45.png" xlink:type="simple" xlink:show="embed" xlink:actuate="onLoad"/><svg:title/><svg:desc/></draw:frame></text:span><text:span text:style-name="T898">Imagen 1.6_3.1: Mensaje NS-Network enviado por R3 por la interfaz 20.0.0.2 por inundación<text:s/></text:span></text:p>
      <text:p text:style-name="P899"><text:span text:style-name="T900"><draw:frame draw:z-index="53" draw:style-name="a48" draw:name="Imagen39" text:anchor-type="paragraph" svg:x="0.69403in" svg:y="0.05051in" svg:width="4.04167in" svg:height="3.5in" style:rel-width="scale" style:rel-height="scale"><draw:image xlink:href="media/image46.png" xlink:type="simple" xlink:show="embed" xlink:actuate="onLoad"/><svg:title/><svg:desc/></draw:frame></text:span></text:p>
      <text:p text:style-name="P901"/>
      <text:p text:style-name="P902"/>
      <text:p text:style-name="P903"/>
      <text:p text:style-name="P904"/>
      <text:p text:style-name="P905"/>
      <text:p text:style-name="P906"/>
      <text:p text:style-name="P907"/>
      <text:p text:style-name="P908"/>
      <text:p text:style-name="P909"/>
      <text:p text:style-name="P910"><text:s text:c="10"/></text:p>
      <text:p text:style-name="P911"><text:span text:style-name="T912">Imagen 1.6_3.2: Contenido del mensaje de tipo NS-Network</text:span></text:p>
      <text:p text:style-name="P913"/>
      <text:list text:style-name="LFO13_1" text:continue-numbering="true">
        <text:list-item>
          <text:p text:style-name="P914">Antes de examinar la captura en el enlace de R1-R2 trata de suponer qué tipos de mensaje aparecerán en ella. Comprueba tus suposiciones.</text:p>
        </text:list-item>
      </text:list>
      <text:p text:style-name="P915"><text:span text:style-name="T916">RESPUESTA</text:span><text:span text:style-name="T917">: es de esperar que únicamente aparezcan<text:s/></text:span><text:span text:style-name="T918">los mensajes propios en el intercambio entre dos routers cuando se produce un cambio en la topología de la red o, en este caso, que estos routers han activado OSPF por sus interfaces y se presentan a R1 y R2 como nuevos routers OSPF vecinos.</text:span><text:span text:style-name="T919"><text:s/></text:span><text:span text:style-name="T920">Por un lado, los mensajes DB-Description que R2 envía a R1 únicamente indicando los LSA con la nueva información que ha recibido de R3 y R4</text:span><text:span text:style-name="T921">, así como los mensajes de inundación que reenvía, ambos</text:span><text:span text:style-name="T922"><text:s/>sin enviar el contenido.<text:s/></text:span></text:p>
      <text:p text:style-name="P923"/>
      <text:p text:style-name="P924"/>
      <text:p text:style-name="P925"/>
      <text:soft-page-break/>
      <text:p text:style-name="P926"><text:span text:style-name="T927"><draw:frame draw:z-index="251660288" draw:style-name="a49" draw:name="Imagen 58" text:anchor-type="paragraph" svg:x="1.6039in" svg:y="0.00027in" svg:width="3.35069in" svg:height="5.23889in" style:rel-width="scale" style:rel-height="scale"><draw:image xlink:href="media/image47.PNG" xlink:type="simple" xlink:show="embed" xlink:actuate="onLoad"/><svg:title/><svg:desc/></draw:frame></text:span></text:p>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text:span text:style-name="T941">Imagen 1.6_</text:span><text:span text:style-name="T942">4</text:span><text:span text:style-name="T943">.</text:span><text:span text:style-name="T944">1</text:span><text:span text:style-name="T945">: Contenido del mensaje<text:s/></text:span><text:span text:style-name="T946">DB-Description de R2 a R1</text:span></text:p>
      <text:p text:style-name="P947"/>
      <text:p text:style-name="P948">Después R1 envía los sucesivos mensajes LS-Request pidiendo el contenido de estos nuevos LSA a R2, quien le envía la información correspondiente<text:s/>a través de los mensajes LSU , que serán asentidos a través de los<text:s/>LS-Acknowledge<text:s/>por R1, debido al cambio en la topología detectado por R2 en la interfaz 20.0.0.1.<text:s/>Por lo que R1 ahora tendrá apuntadas en sus bases de datos la información acerca de la ruta hasta las subredes 30.0.0.0, 40.0.0.0 y 41.0.0.0, así como llegar hast los routers OSPF R3 y R4</text:p>
      <text:p text:style-name="P949"/>
      <text:p text:style-name="P950"/>
      <text:p text:style-name="P951"/>
      <text:p text:style-name="P952"/>
      <text:soft-page-break/>
      <text:p text:style-name="P953"><draw:frame draw:z-index="251661312" draw:style-name="a50" draw:name="Imagen 59" text:anchor-type="paragraph" svg:x="0.5898in" svg:y="0.08485in" svg:width="4.8875in" svg:height="4.58819in" style:rel-width="scale" style:rel-height="scale"><draw:image xlink:href="media/image48.PNG" xlink:type="simple" xlink:show="embed" xlink:actuate="onLoad"/><svg:title/><svg:desc/></draw:frame><text:span text:style-name="T954">Imagen 1.6_4.2: Contenido de uno de los mensajes LSU que R2 envía a R1</text:span></text:p>
      <text:list text:style-name="LFO13_1" text:continue-numbering="true">
        <text:list-item>
          <text:p text:style-name="P955">Trata de suponer qué modificaciones se habrán realizado en las tablas de encaminamiento de cada<text:s/><text:span text:style-name="T956">route</text:span>r. Observa las tablas de encaminamiento para verificar tus suposiciones.</text:p>
        </text:list-item>
      </text:list>
      <text:p text:style-name="P957"><text:span text:style-name="T958">RESPUESTA</text:span><text:span text:style-name="T959">: es de suponer que se habrán registrado las rutas a través de a las redes que componen la topología, aparte de sus conexiones directas. Es decir (la máscara es /8 en todos los casos):</text:span></text:p>
      <text:list text:style-name="LFO14" text:continue-numbering="true">
        <text:list-item>
          <text:p text:style-name="P960"><text:span text:style-name="T961">Para R1:</text:span></text:p>
          <text:list text:continue-numbering="true">
            <text:list-item>
              <text:p text:style-name="P962"><text:span text:style-name="T963">20.0.0.0, 30.0.0.0, 40.0.0.0, 41.0.0.0 → R2 (10.0.0.2)</text:span></text:p>
            </text:list-item>
          </text:list>
        </text:list-item>
        <text:list-item>
          <text:p text:style-name="P964"><text:span text:style-name="T965">Para R2:</text:span></text:p>
          <text:list text:continue-numbering="true">
            <text:list-item>
              <text:p text:style-name="P966"><text:span text:style-name="T967">11.0.0.0, 50.0.0.0 → R1 (10.0.0.1)</text:span></text:p>
            </text:list-item>
            <text:list-item>
              <text:p text:style-name="P968"><text:span text:style-name="T969">30.0.0.0, 40.0.0.0, 41.0.0.0 → R3 (20.0.0.2)</text:span></text:p>
            </text:list-item>
          </text:list>
        </text:list-item>
        <text:list-item>
          <text:p text:style-name="P970"><text:span text:style-name="T971">Para R3:</text:span></text:p>
          <text:list text:continue-numbering="true">
            <text:list-item>
              <text:p text:style-name="P972"><text:span text:style-name="T973">11.0.0.0, 50.0.0.0, 10.0.0.0 → R2 (20.0.0.1)</text:span></text:p>
            </text:list-item>
            <text:list-item>
              <text:p text:style-name="P974"><text:span text:style-name="T975">40.0.0.0, 41.0.0.0 → R4 (30.0.0.2)</text:span></text:p>
            </text:list-item>
          </text:list>
        </text:list-item>
        <text:list-item>
          <text:p text:style-name="P976"><text:span text:style-name="T977">Para R4:</text:span></text:p>
          <text:list text:continue-numbering="true">
            <text:list-item>
              <text:p text:style-name="P978"><text:span text:style-name="T979">11.0.0.0, 50.0.0.0, 10.0.0.0, 20.0.0.0 → R3 (30.0.0.1)</text:span></text:p>
            </text:list-item>
          </text:list>
        </text:list-item>
      </text:list>
      <text:p text:style-name="Normal"><text:span text:style-name="T980"><text:tab/>Si observamos las tablas de rutas, tenemos que:</text:span></text:p>
      <text:list text:style-name="LFO15" text:continue-numbering="true">
        <text:list-item>
          <text:p text:style-name="P981"><text:span text:style-name="T982">Para R1 se confirma.</text:span></text:p>
        </text:list-item>
      </text:list>
      <text:p text:style-name="P983"><text:span text:style-name="T984">R1#show ip route</text:span></text:p>
      <text:p text:style-name="P985"><text:span text:style-name="T986">[...]</text:span></text:p>
      <text:p text:style-name="P987"><text:span text:style-name="T988">C <text:s text:c="3"/>50.0.0.0/8 is directly connected, GigabitEthernet4/0</text:span></text:p>
      <text:p text:style-name="P989"><text:span text:style-name="T990">O <text:s text:c="3"/>20.0.0.0/8 [110/2] via 10.0.0.2, 00:05:55, GigabitEthernet3/0</text:span></text:p>
      <text:p text:style-name="P991"><text:span text:style-name="T992">O <text:s text:c="3"/>40.0.0.0/8 [110/4] via 10.0.0.2, 00:05:55, GigabitEthernet3/0</text:span></text:p>
      <text:p text:style-name="P993"><text:span text:style-name="T994">C <text:s text:c="3"/>10.0.0.0/8 is directly connected, GigabitEthernet3/0</text:span></text:p>
      <text:p text:style-name="P995"><text:span text:style-name="T996">O <text:s text:c="3"/>41.0.0.0/8 [110/13] via 10.0.0.2, 00:05:55, GigabitEthernet3/0</text:span></text:p>
      <text:p text:style-name="P997"><text:span text:style-name="T998">C <text:s text:c="3"/>11.0.0.0/8 is directly connected, FastEthernet0/0</text:span></text:p>
      <text:p text:style-name="P999"><text:span text:style-name="T1000">O <text:s text:c="3"/>30.0.0.0/8 [110/3] via 10.0.0.2, 00:05:55, GigabitEthernet3/0</text:span></text:p>
      <text:list text:style-name="LFO15" text:continue-numbering="true">
        <text:list-item>
          <text:p text:style-name="P1001"><text:span text:style-name="T1002">Para R2 se confirma.</text:span></text:p>
        </text:list-item>
      </text:list>
      <text:p text:style-name="P1003">R2#show ip route</text:p>
      <text:p text:style-name="P1004">[...]</text:p>
      <text:p text:style-name="P1005">O <text:s text:c="3"/>50.0.0.0/8 [110/2] via 10.0.0.1, 00:10:17, GigabitEthernet3/0</text:p>
      <text:p text:style-name="P1006">C <text:s text:c="3"/>20.0.0.0/8 is directly connected, GigabitEthernet4/0</text:p>
      <text:p text:style-name="P1007">O <text:s text:c="3"/>40.0.0.0/8 [110/3] via 20.0.0.2, 00:10:17, GigabitEthernet4/0</text:p>
      <text:p text:style-name="P1008">C <text:s text:c="3"/>10.0.0.0/8 is directly connected, GigabitEthernet3/0</text:p>
      <text:p text:style-name="P1009">O <text:s text:c="3"/>41.0.0.0/8 [110/12] via 20.0.0.2, 00:10:17, GigabitEthernet4/0</text:p>
      <text:p text:style-name="P1010">O <text:s text:c="3"/>11.0.0.0/8 [110/11] via 10.0.0.1, 00:10:17, GigabitEthernet3/0</text:p>
      <text:p text:style-name="P1011">O <text:s text:c="3"/>30.0.0.0/8 [110/2] via 20.0.0.2, 00:10:17, GigabitEthernet4/0</text:p>
      <text:list text:style-name="LFO15" text:continue-numbering="true">
        <text:list-item>
          <text:p text:style-name="P1012"><text:span text:style-name="T1013">Para R3 se confirma.</text:span></text:p>
        </text:list-item>
      </text:list>
      <text:p text:style-name="P1014">R3#show ip route</text:p>
      <text:p text:style-name="P1015">[...]</text:p>
      <text:p text:style-name="P1016">O <text:s text:c="3"/>50.0.0.0/8 [110/3] via 20.0.0.1, 00:11:32, GigabitEthernet3/0</text:p>
      <text:p text:style-name="P1017">C <text:s text:c="3"/>20.0.0.0/8 is directly connected, GigabitEthernet3/0</text:p>
      <text:p text:style-name="P1018">O <text:s text:c="3"/>40.0.0.0/8 [110/2] via 30.0.0.2, 00:11:32, GigabitEthernet4/0</text:p>
      <text:p text:style-name="P1019">O <text:s text:c="3"/>10.0.0.0/8 [110/2] via 20.0.0.1, 00:11:32, GigabitEthernet3/0</text:p>
      <text:soft-page-break/>
      <text:p text:style-name="P1020">O <text:s text:c="3"/>41.0.0.0/8 [110/11] via 30.0.0.2, 00:11:32, GigabitEthernet4/0</text:p>
      <text:p text:style-name="P1021">O <text:s text:c="3"/>11.0.0.0/8 [110/12] via 20.0.0.1, 00:11:32, GigabitEthernet3/0</text:p>
      <text:p text:style-name="P1022">C <text:s text:c="3"/>30.0.0.0/8 is directly connected, GigabitEthernet4/0</text:p>
      <text:list text:style-name="LFO15" text:continue-numbering="true">
        <text:list-item>
          <text:p text:style-name="P1023"><text:span text:style-name="T1024">Para R4 se confirma.</text:span></text:p>
        </text:list-item>
      </text:list>
      <text:p text:style-name="P1025">R4#show ip route</text:p>
      <text:p text:style-name="P1026">[...]</text:p>
      <text:p text:style-name="P1027">O <text:s text:c="3"/>50.0.0.0/8 [110/4] via 30.0.0.1, 00:12:31, GigabitEthernet3/0</text:p>
      <text:p text:style-name="P1028">O <text:s text:c="3"/>20.0.0.0/8 [110/2] via 30.0.0.1, 00:12:31, GigabitEthernet3/0</text:p>
      <text:p text:style-name="P1029">C <text:s text:c="3"/>40.0.0.0/8 is directly connected, GigabitEthernet4/0</text:p>
      <text:p text:style-name="P1030">O <text:s text:c="3"/>10.0.0.0/8 [110/3] via 30.0.0.1, 00:12:31, GigabitEthernet3/0</text:p>
      <text:p text:style-name="P1031">C <text:s text:c="3"/>41.0.0.0/8 is directly connected, FastEthernet0/0</text:p>
      <text:p text:style-name="P1032">O <text:s text:c="3"/>11.0.0.0/8 [110/13] via 30.0.0.1, 00:12:31, GigabitEthernet3/0</text:p>
      <text:p text:style-name="P1033">C <text:s text:c="3"/>30.0.0.0/8 is directly connected, GigabitEthernet3/0</text:p>
      <text:list text:style-name="LFO13_1" text:continue-numbering="true">
        <text:list-item>
          <text:p text:style-name="P1034">Consulta la información de los vecinos que ha conocido cada encaminador a través de los mensajes<text:s/><text:span text:style-name="T1035">HELLO</text:span>.</text:p>
        </text:list-item>
      </text:list>
      <text:p text:style-name="P1036"><text:span text:style-name="T1037"><draw:frame draw:z-index="251662336" draw:style-name="a51" draw:name="Imagen 61" text:anchor-type="paragraph" svg:x="0.44464in" svg:y="2.15486in" svg:width="5.90556in" svg:height="0.54375in" style:rel-width="scale" style:rel-height="scale"><draw:image xlink:href="media/image49.PNG" xlink:type="simple" xlink:show="embed" xlink:actuate="onLoad"/><svg:title/><svg:desc/></draw:frame></text:span><text:span text:style-name="T1038">RESPUESTA</text:span><text:span text:style-name="T1039">:<text:s/></text:span><text:span text:style-name="T1040">empecemos por el router R1, éste tiene como vecino a R2 (con ID 20.0.0.1) quien es el BDR de su subred y puede alcanzarlo por la interfaz 10.0.0.2. Por otro lado, con el router R2, éste tiene como vecinos a R1 (con ID 50.0.0.2) que es su DB en la subred 10.0.0.0 y R3 (con ID 30.0.0.1) que es su BDR en la subred 20.0.0.0 siendo él el DB de esta misma subred. En cuanto a R3, este tiene como vecinos a R2 (ID 20.0.0.1) y R4 (ID 40.0.0.1). Y por último R4 solo tiene como vecino a R3, siendo este el BDR de la subred 30.0.0.0 y R4 el DR.</text:span></text:p>
      <text:p text:style-name="P1041"><text:span text:style-name="T1042"><draw:frame draw:z-index="251663360" draw:style-name="a52" draw:name="Imagen 62" text:anchor-type="paragraph" svg:x="0.44546in" svg:y="0.92771in" svg:width="5.90556in" svg:height="0.68056in" style:rel-width="scale" style:rel-height="scale"><draw:image xlink:href="media/image50.PNG" xlink:type="simple" xlink:show="embed" xlink:actuate="onLoad"/><svg:title/><svg:desc/></draw:frame></text:span><text:span text:style-name="T1043">Imagen 1.6_6.1:<text:s/></text:span><text:span text:style-name="T1044">Salida de la orden que muestra los vecinos de R1</text:span></text:p>
      <text:p text:style-name="P1045"><text:span text:style-name="T1046"><draw:frame draw:z-index="251664384" draw:style-name="a53" draw:name="Imagen 63" text:anchor-type="paragraph" svg:x="0.40305in" svg:y="0.96209in" svg:width="5.90556in" svg:height="0.70764in" style:rel-width="scale" style:rel-height="scale"><draw:image xlink:href="media/image51.PNG" xlink:type="simple" xlink:show="embed" xlink:actuate="onLoad"/><svg:title/><svg:desc/></draw:frame></text:span><text:span text:style-name="T1047">Imagen 1.6_6.2:<text:s/></text:span><text:span text:style-name="T1048">Salida de la orden que muestra los vecinos de R2</text:span></text:p>
      <text:p text:style-name="P1049"><text:span text:style-name="T1050">Imagen 1.6_6.3:<text:s/></text:span><text:span text:style-name="T1051">Salida de la orden que muestra los vecinos de R3</text:span></text:p>
      <text:soft-page-break/>
      <text:p text:style-name="P1052"><text:span text:style-name="T1053"><draw:frame draw:z-index="251665408" draw:style-name="a54" draw:name="Imagen 64" text:anchor-type="paragraph" svg:x="0.37093in" svg:y="0.0005in" svg:width="5.90556in" svg:height="0.57431in" style:rel-width="scale" style:rel-height="scale"><draw:image xlink:href="media/image52.PNG" xlink:type="simple" xlink:show="embed" xlink:actuate="onLoad"/><svg:title/><svg:desc/></draw:frame></text:span><text:span text:style-name="T1054">Imagen 1.6_6.4:<text:s/></text:span><text:span text:style-name="T1055">Salida de la orden que muestra los vecinos de R4</text:span></text:p>
      <text:p text:style-name="P1056"/>
      <text:list text:style-name="LFO13_1" text:continue-numbering="true">
        <text:list-item>
          <text:p text:style-name="P1057">Consulta en cada encaminador la información de las bases de datos de<text:s/><text:span text:style-name="T1058">Router Link States</text:span><text:s/>y de<text:s/><text:span text:style-name="T1059">Network Link States</text:span>. Comprueba que la información mostrada coincide con el contenido de los últimos<text:s/><text:span text:style-name="T1060">LS Update</text:span><text:s/>enviados por los encaminadores.</text:p>
        </text:list-item>
      </text:list>
      <text:p text:style-name="P1061"><text:span text:style-name="T1062">RESPUESTA</text:span><text:span text:style-name="T1063">:<text:s/></text:span><text:span text:style-name="T1064">sí coinciden, además todos contienen la misma información en sus bases de datos ya que cada encaminador manda a través de un LSU la información de sus interfaces a sus otros routers OSPF vecinos, por lo que cuando el vecino recibe este mensaje , como ya explicamos anteriormente, compara el LSA del mensaje recibido con los LSA de su base de datos. Y , en caso de tener él un mensaje a enviar más antiguo que el que ha recibido con información actualizada o información que no tenía en la base de datos, almacenará la información en sus bases de datos y sustituirá el mensaje antiguo con el nuevo mensaje<text:s/></text:span><text:span text:style-name="T1065">y lo reenviará por inundación por el resto de sus interfaces OSPF excepto por la que recibió el mensaje.</text:span></text:p>
      <text:list text:style-name="LFO16" text:continue-numbering="true">
        <text:list-item>
          <text:p text:style-name="P1066"><text:span text:style-name="T1067">Para R1</text:span><text:bookmark-start text:name="__DdeLink__2384_2002695884"/><text:span text:style-name="T1068"><text:s/>los últimos LSU enviados son:</text:span><text:bookmark-end text:name="__DdeLink__2384_2002695884"/></text:p>
          <text:list text:continue-numbering="true">
            <text:list-item>
              <text:p text:style-name="P1069"><text:span text:style-name="T1070">Router LSA: indica que tenemos tres enlaces</text:span></text:p>
              <text:list text:continue-numbering="true">
                <text:list-item>
                  <text:p text:style-name="P1071"><text:span text:style-name="T1072">Stub: 50.0.0.0 y 11.0.0.0</text:span></text:p>
                </text:list-item>
                <text:list-item>
                  <text:p text:style-name="P1073"><text:span text:style-name="T1074">Transit: 20.0.0.0</text:span></text:p>
                </text:list-item>
              </text:list>
            </text:list-item>
            <text:list-item>
              <text:p text:style-name="P1075"><text:span text:style-name="T1076">Network LSA: indica que hay dos routers enlazados, 50.0.0.2 y 20.0.0.1</text:span></text:p>
            </text:list-item>
          </text:list>
        </text:list-item>
      </text:list>
      <text:p text:style-name="P1077"><text:span text:style-name="T1078">Hemos colocado una captura de la salida de la base de datos únicamente de R1</text:span><text:span text:style-name="T1079"><text:s/>,así como de la captura en wireShark del último LSU que mandó</text:span><text:span text:style-name="T1080"><text:s/>ya que es<text:s/></text:span><text:span text:style-name="T1081">la misma salida</text:span><text:span text:style-name="T1082"><text:s/>en el resto de routers OSPF y</text:span><text:span text:style-name="T1083">a que,</text:span><text:span text:style-name="T1084"><text:s/></text:span><text:span text:style-name="T1085">una vez intercambiados los mensajes ya descritos en apartados anteriores cuando se activan los dos nuevos routers OSPF R3 y R4, lo que se aprecia es que<text:s/></text:span><text:span text:style-name="T1086">el único campo que cambia es el campo<text:s/></text:span><text:span text:style-name="T1087">LS-Age</text:span><text:span text:style-name="T1088"><text:s/>que indica que el tiempo de vida (en segundos) de cada router desde que se crearon los LSA, ya que difiere según lo recibió cada router.<text:s/></text:span></text:p>
      <text:p text:style-name="P1089">R1#show ip ospf database</text:p>
      <text:p text:style-name="P1090"/>
      <text:p text:style-name="P1091"><text:s text:c="12"/>OSPF Router with ID (50.0.0.2) (Process ID 1)</text:p>
      <text:p text:style-name="P1092"/>
      <text:p text:style-name="P1093"><text:tab/><text:tab/>Router Link States (Area 1)</text:p>
      <text:p text:style-name="P1094"/>
      <text:p text:style-name="P1095">Link ID <text:s text:c="8"/>ADV Router <text:s text:c="5"/>Age <text:s text:c="8"/>Seq# <text:s text:c="6"/>Checksum Link count</text:p>
      <text:p text:style-name="P1096"><text:span text:style-name="T1097">20.0.0.1 <text:s text:c="7"/>20.0.0.1</text:span><text:span text:style-name="T1098"><text:s text:c="8"/>29 <text:s text:c="9"/>0x80000003 0x000CA8 2</text:span></text:p>
      <text:p text:style-name="P1099"><text:span text:style-name="T1100">30.0.0.1 <text:s text:c="7"/>30.0.0.1</text:span><text:span text:style-name="T1101"><text:s text:c="8"/>29 <text:s text:c="9"/>0x80000004 0x009DD8 2</text:span></text:p>
      <text:p text:style-name="P1102"><text:span text:style-name="T1103">41.0.0.1 <text:s text:c="7"/>41.0.0.1</text:span><text:span text:style-name="T1104"><text:s text:c="8"/>17 <text:s text:c="9"/>0x80000003 0x00938C 3</text:span></text:p>
      <text:p text:style-name="P1105"><text:span text:style-name="T1106">50.0.0.2 <text:s text:c="7"/>50.0.0.2</text:span><text:span text:style-name="T1107"><text:s text:c="8"/>50 <text:s text:c="9"/>0x80000003 0x00C980 3</text:span></text:p>
      <text:p text:style-name="P1108"/>
      <text:p text:style-name="P1109"><text:tab/><text:tab/>Net Link States (Area 1)</text:p>
      <text:p text:style-name="P1110"/>
      <text:p text:style-name="P1111">Link ID <text:s text:c="8"/>ADV Router <text:s text:c="5"/>Age <text:s text:c="8"/>Seq# <text:s text:c="6"/>Checksum</text:p>
      <text:p text:style-name="P1112"><text:span text:style-name="T1113">10.0.0.1 <text:s text:c="7"/>50.0.0.2</text:span><text:span text:style-name="T1114"><text:s text:c="8"/>50 <text:s text:c="9"/>0x80000002 0x009F11</text:span></text:p>
      <text:p text:style-name="P1115"><text:span text:style-name="T1116">20.0.0.2 <text:s text:c="7"/>30.0.0.1</text:span><text:span text:style-name="T1117"><text:s text:c="8"/>29 <text:s text:c="9"/>0x80000002 0x003798</text:span></text:p>
      <text:p text:style-name="P1118"><text:span text:style-name="T1119">30.0.0.2 <text:s text:c="7"/>41.0.0.1</text:span><text:span text:style-name="T1120"><text:s text:c="8"/>17 <text:s text:c="9"/>0x80000002 0x000D98</text:span></text:p>
      <text:p text:style-name="P1121"/>
      <text:list text:style-name="LFO13_1" text:continue-numbering="true">
        <text:list-item>
          <text:p text:style-name="P1122">Consulta el resumen de las bases de datos en cada encaminador.</text:p>
        </text:list-item>
      </text:list>
      <text:p text:style-name="P1123"><text:span text:style-name="T1124">RESPUESTA:</text:span><text:span text:style-name="T1125"><text:s/></text:span><text:span text:style-name="T1126">es la misma salida en cada encaminador, ya que todos contienen la misma información en sus bases de datos como ya mencionamos en el apartado anterior. Donde R1 y R2 son los que ahora contienen la nueva información en sus bases de datos acerca de como encontrar a los routers OSPF R3 y R4 y cuantas interfaces tienen cada uno, como se puede ver en la base de datos Router Link States.</text:span></text:p>
      <text:p text:style-name="P1127"><draw:frame draw:z-index="46" draw:style-name="a55" draw:name="Imagen 49" text:anchor-type="paragraph" svg:x="0.88389in" svg:y="0in" svg:width="4.53625in" svg:height="2.18458in" style:rel-width="scale" style:rel-height="scale"><draw:image xlink:href="media/image53.png" xlink:type="simple" xlink:show="embed" xlink:actuate="onLoad"/><svg:title/><svg:desc/></draw:frame></text:p>
      <text:p text:style-name="P1128"/>
      <text:p text:style-name="P1129"/>
      <text:p text:style-name="P1130"/>
      <text:p text:style-name="P1131"/>
      <text:p text:style-name="P1132"/>
      <text:p text:style-name="P1133"/>
      <text:p text:style-name="P1134"><text:span text:style-name="T1135"><text:s text:c="9"/>Imagen 1.6_8.1: Resumen de las bases de datos almacenadas en R1, <text:s/>R2, R3 y R4 (ambas son análogas)</text:span></text:p>
      <text:soft-page-break/>
      <text:list text:style-name="LFO13_1" text:continue-numbering="true">
        <text:list-item>
          <text:p text:style-name="P1136">Tras haber arrancado OSPF en los encaminadores R1, R2, R3 y R4, PC1 y PC2 deberían tener conectividad IP. Compruébalo con las órdenes<text:s/><text:span text:style-name="T1137">ping</text:span><text:s/>y trace (incluye aquí su salida).</text:p>
        </text:list-item>
      </text:list>
      <text:p text:style-name="P1138"><text:span text:style-name="T1139">RESPUESTA:</text:span><text:span text:style-name="T1140"><text:s/></text:span><text:span text:style-name="T1141">si, vuelve a haber conectividad, ya que el ping que PC1 envía a través de un mensaje ICMP hasta PC2 es encaminado por R1 , a partir de la información que conoce de sus routers OSPF vecinos, por la ruta de R2-R3-R4-PC2. De manera análoga sucede para el ping de PC2 a PC1</text:span></text:p>
      <text:p text:style-name="P1142"><draw:frame draw:z-index="47" draw:style-name="a56" draw:name="Imagen 53" text:anchor-type="paragraph" svg:x="0.38131in" svg:y="0.00035in" svg:width="5.90556in" svg:height="1.37833in" style:rel-width="scale" style:rel-height="scale"><draw:image xlink:href="media/image54.png" xlink:type="simple" xlink:show="embed" xlink:actuate="onLoad"/><svg:title/><svg:desc/></draw:frame><draw:frame draw:z-index="48" draw:style-name="a57" draw:name="Imagen 54" text:anchor-type="paragraph" svg:x="0.41389in" svg:y="1.71111in" svg:width="5.94028in" svg:height="1.23681in" style:rel-width="scale" style:rel-height="scale"><draw:image xlink:href="media/image55.png" xlink:type="simple" xlink:show="embed" xlink:actuate="onLoad"/><svg:title/><svg:desc/></draw:frame><text:span text:style-name="T1143"><text:s text:c="10"/></text:span><text:span text:style-name="T1144"><text:tab/></text:span><text:span text:style-name="T1145"><text:tab/></text:span><text:span text:style-name="T1146"><text:tab/><text:s text:c="11"/>Imagen 1.6_9.1: Salida del ping desde PC1 a PC2</text:span></text:p>
      <text:p text:style-name="P1147"/>
      <text:p text:style-name="P1148"/>
      <text:p text:style-name="P1149"/>
      <text:p text:style-name="P1150"/>
      <text:p text:style-name="P1151"><text:span text:style-name="T1152"><text:s/>Imagen 1.6_9.2: Salida de la orden ‘trace’ de PC1 a PC2</text:span></text:p>
      <text:p text:style-name="P1153"><draw:frame draw:z-index="49" draw:style-name="a58" draw:name="Imagen 55" text:anchor-type="paragraph" svg:x="0.42226in" svg:y="0in" svg:width="5.90556in" svg:height="1.39806in" style:rel-width="scale" style:rel-height="scale"><draw:image xlink:href="media/image56.png" xlink:type="simple" xlink:show="embed" xlink:actuate="onLoad"/><svg:title/><svg:desc/></draw:frame><draw:frame draw:z-index="50" draw:style-name="a59" draw:name="Imagen 56" text:anchor-type="paragraph" svg:x="0.48819in" svg:y="1.69333in" svg:width="5.90556in" svg:height="1.20472in" style:rel-width="scale" style:rel-height="scale"><draw:image xlink:href="media/image57.png" xlink:type="simple" xlink:show="embed" xlink:actuate="onLoad"/><svg:title/><svg:desc/></draw:frame><text:span text:style-name="T1154"><text:s text:c="8"/></text:span><text:span text:style-name="T1155"><text:tab/></text:span><text:span text:style-name="T1156"><text:tab/></text:span><text:span text:style-name="T1157"><text:tab/><text:s/>Imagen 1.6_9.3: Salida del ping desde PC1 a PC2</text:span></text:p>
      <text:p text:style-name="P1158"><text:span text:style-name="T1159"><text:s/>Imagen 1.6_9.4: Salida de la orden ‘trace’ de PC1 a PC2</text:span></text:p>
      <text:p text:style-name="P1160"/>
      <text:soft-page-break/>
      <text:h text:style-name="Título2" text:outline-level="2">Reconfiguración de rutas: activación y desactivación de R5</text:h>
      <text:list text:style-name="LFO17" text:continue-numbering="true">
        <text:list-item>
          <text:p text:style-name="P1161">Deja lanzado el<text:s/><text:span text:style-name="T1162">ping</text:span><text:s/>de PC1 a PC2 (<text:span text:style-name="ConsolaCar">ping 4</text:span><text:span text:style-name="ConsolaCar">1</text:span><text:span text:style-name="ConsolaCar">.0.0.10 -t</text:span>), y reinicia OSPF en R1<text:s/><text:span text:style-name="ConsolaCar">(clear ip ospf 1 process</text:span>). ¿Se ha producido pérdida de paquetes? ¿Por qué? Comprueba lo que ha sucedido con las capturas de tráfico necesarias. Compara lo sucedido para esta misma situación en la práctica de RIP.</text:p>
        </text:list-item>
      </text:list>
      <text:p text:style-name="P1163"><text:span text:style-name="T1164">RESPUESTA</text:span><text:span text:style-name="T1165">: no hay pérdida de paquetes. Al desactivar OSPF, aproximadamente durante el tiempo en que se envían unos cuatro paquetes R1 no conoce la topología de la red</text:span><text:span text:style-name="T1166"><text:s/></text:span><text:span text:style-name="T1167">por lo que desconoce quiénes son el DB y BDR de la subred en la que se encuentra por lo que lleva los campos vacíos correspondientes a DB y BDR en los mensajes de HELLO que manda a R2. Tras detectar que R1 ha sido reiniciado, R1 y R2 llevan a cabo el intercambio de mensajes inicial para conocerse como routers vecinos OSPF e intercambiarse la información que necesiten.<text:s/></text:span></text:p>
      <text:p text:style-name="P1168">R2 le manda un DB Description con los LSA que tiene almacenados en us base de datos indicando el tipo de LSA, el identificador del router que lo envió y el<text:s/>número<text:s/>de<text:s/>secuencia,<text:s/>pero no el contenido de<text:s/>estos. Por lo que<text:s/>R1 envía un LS-Request pidiendo la información de estos LSAs y R2 le<text:s/>envía<text:s/>los<text:s/>LS-Update<text:s/>con la información que estaba pidiendo, que son confirmados a través de los correspondientes LS-Acknowledge Es por esto por lo que este intercambio de mensajes se realiza rápidamente para que<text:s/>el algoritmo<text:s/>converja<text:s/>rápidamente<text:s/>y<text:s/>se puedan<text:s/>enviar los siguientes<text:s/>mensajes ICMP<text:s/>de nuevo.</text:p>
      <text:p text:style-name="P1169"/>
      <text:p text:style-name="P1170"/>
      <text:soft-page-break/>
      <text:p text:style-name="P1171"><text:span text:style-name="T1172"><draw:frame draw:z-index="251658240" draw:style-name="a60" draw:name="Imagen 55" text:anchor-type="paragraph" svg:x="0.97046in" svg:y="0.01606in" svg:width="4.40278in" svg:height="4.75694in" style:rel-width="scale" style:rel-height="scale"><draw:image xlink:href="media/image58.PNG" xlink:type="simple" xlink:show="embed" xlink:actuate="onLoad"/><svg:title/><svg:desc/></draw:frame></text:span></text:p>
      <text:p text:style-name="P1173"><text:span text:style-name="T1174">Imagen 1.7_1.1: Captura de WireShark de la interfaz que conecta R1 y R2</text:span></text:p>
      <text:p text:style-name="P1175"><text:span text:style-name="T1176"><draw:frame draw:z-index="251659264" draw:style-name="a61" draw:name="Imagen 56" text:anchor-type="paragraph" svg:x="0.46763in" svg:y="0.08485in" svg:width="5.3875in" svg:height="3.59097in" style:rel-width="scale" style:rel-height="scale"><draw:image xlink:href="media/image59.PNG" xlink:type="simple" xlink:show="embed" xlink:actuate="onLoad"/><svg:title/><svg:desc/></draw:frame></text:span><text:span text:style-name="T1177">Imagen 1.7_1.2: Salida de la terminal de PC1 cuando se lanza el ping</text:span></text:p>
      <text:p text:style-name="P1178"/>
      <text:soft-page-break/>
      <text:p text:style-name="P1179">Esta situación es análoga a la que sucede en la práctica de RIP, pues tampoco se pierden paquetes<text:s/>ya que R1<text:s/>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text:p>
      <text:list text:style-name="LFO18" text:continue-numbering="true">
        <text:list-item>
          <text:p text:style-name="P1180">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1181"><text:span text:style-name="T1182">RESPUESTA:<text:s/></text:span><text:span text:style-name="T1183">FALTA ACTIVAR R5</text:span></text:p>
      <text:p text:style-name="P1184">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1185">RESPUESTA</text:p>
      <text:list text:style-name="LFO18" text:continue-numbering="true">
        <text:list-item>
          <text:p text:style-name="P1186">Deja lanzado en PC1 un<text:s/><text:span text:style-name="T1187">ping</text:span><text:s/>hacia PC2. Lanza las capturas de tráfico necesarias para explicar qué sucede cuando se interrumpe la ejecución de OSPF en el encaminador R5 (utiliza la orden<text:s/><text:span text:style-name="T1188">no router ospf &lt;num&gt;</text:span>). Podrás observar con la orden<text:s/><text:span text:style-name="ConsolaCar">show ip</text:span><text:s/><text:span text:style-name="T1189">route</text:span><text:s/>que ahora R5 no conoce rutas aprendidas por OSPF. Tampoco exporta información de vecinos hacia otros encaminadores.</text:p>
        </text:list-item>
        <text:list-item>
          <text:p text:style-name="P1190">¿Deja de funcionar el<text:s/><text:span text:style-name="T1191">ping</text:span><text:s/>de PC1 a PC2? ¿durante cuánto tiempo? (fíjate en el número de secuencia<text:s/><text:span text:style-name="T1192">icmp_seq</text:span>, éste aumenta con cada paquete enviado cada segundo).</text:p>
        </text:list-item>
      </text:list>
      <text:p text:style-name="P1193">RESPUESTA</text:p>
      <text:list text:style-name="LFO18" text:continue-numbering="true">
        <text:list-item>
          <text:p text:style-name="P1194">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soft-page-break/>
      <text:p text:style-name="P1195">RESPUESTA</text:p>
      <text:list text:style-name="LFO18" text:continue-numbering="true">
        <text:list-item>
          <text:p text:style-name="P1196">Interrumpe el<text:s/><text:span text:style-name="T1197">ping</text:span><text:s/>y comprueba la ruta que están siguiendo los mensajes intercambiados entre PC1 y PC2 con<text:s/><text:span text:style-name="T1198">trace</text:span>. Incluye aquí la salida</text:p>
        </text:list-item>
      </text:list>
      <text:p text:style-name="P1199">RESPUESTA</text:p>
      <text:list text:style-name="LFO18" text:continue-numbering="true">
        <text:list-item>
          <text:p text:style-name="P1200">Por último, vuelve a configurar de nuevo<text:s/><text:span text:style-name="T1201">OSPF</text:span><text:s/>en R5. Observa cómo cambian las tablas de encaminamiento en R1 y R4 y apenas se interrumpe el<text:s/><text:span text:style-name="T1202">ping</text:span>. Comprueba de nuevo cuál es ahora la ruta que están siguiendo los mensajes intercambiados entre PC1 y PC2 con<text:s/><text:span text:style-name="T1203">trace</text:span>. Observa y apunta el número de segundos que aproximadamente tarda en aprenderse de nuevo la ruta a través de R5, mirando continuamente la tabla de encaminamiento de R1. Mira también los números de secuencia de los<text:s/><text:span text:style-name="T1204">icmps</text:span><text:s/>del<text:s/><text:span text:style-name="T1205">ping</text:span>, y fíjate si alguno se pierde mientras se cambia de la ruta antigua a la ruta nueva. Compara estos datos con los observados para esta misma situación en la práctica de RIP.</text:p>
        </text:list-item>
      </text:list>
      <text:p text:style-name="P1206"/>
      <text:h text:style-name="Título1" text:outline-level="1">Órdenes IOS</text:h>
      <table:table table:style-name="Table1207">
        <table:table-columns>
          <table:table-column table:style-name="TableColumn1208"/>
          <table:table-column table:style-name="TableColumn1209"/>
        </table:table-columns>
        <table:table-row table:style-name="TableRow1210">
          <table:table-cell table:style-name="TableCell1211" table:number-columns-spanned="2">
            <text:p text:style-name="P1212">OSPF</text:p>
            <text:p text:style-name="Normal"><text:span text:style-name="T1213">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p>
          </table:table-cell>
          <table:covered-table-cell/>
        </table:table-row>
        <table:table-row table:style-name="TableRow1214">
          <table:table-cell table:style-name="TableCell1215">
            <text:p text:style-name="P1216">router ospf &lt;process_number&gt;</text:p>
            <text:p text:style-name="P1217">no router ospf &lt;process_number&gt;</text:p>
          </table:table-cell>
          <table:table-cell table:style-name="TableCell1218">
            <text:p text:style-name="Normal">Activa OSPF en nuestro router.</text:p>
            <text:p text:style-name="Normal">Desactiva RIP (Si se desea volver a activar OSPF hay que establecer de nuevo todos los parámetros).</text:p>
          </table:table-cell>
        </table:table-row>
        <table:table-row table:style-name="TableRow1219">
          <table:table-cell table:style-name="TableCell1220">
            <text:p text:style-name="P1221">network &lt;subred&gt; &lt;mask&gt; area &lt;num_area&gt;</text:p>
          </table:table-cell>
          <table:table-cell table:style-name="TableCell1222">
            <text:p text:style-name="Normal">Indica la/s subred/es por las que se distribuirán las direcciones aprendidas.</text:p>
          </table:table-cell>
        </table:table-row>
        <table:table-row table:style-name="TableRow1223">
          <table:table-cell table:style-name="TableCell1224">
            <text:p text:style-name="P1225">router-id &lt;ip_address&gt;</text:p>
          </table:table-cell>
          <table:table-cell table:style-name="TableCell1226">
            <text:p text:style-name="Normal">Identificador del router. Si no se especifica se elige como identificador la IP mayor.</text:p>
          </table:table-cell>
        </table:table-row>
        <table:table-row table:style-name="TableRow1227">
          <table:table-cell table:style-name="TableCell1228">
            <text:p text:style-name="P1229">auto-cost reference-bandwidth &lt;bandwidth&gt;</text:p>
          </table:table-cell>
          <table:table-cell table:style-name="TableCell1230">
            <text:p text:style-name="P1231">El coste de la interfaz se calcula:</text:p>
            <text:p text:style-name="P1232">Interface Cost= Reference bandwidth/interface bandwidth</text:p>
            <text:p text:style-name="P1233">El valor por defecto es 100Mbps</text:p>
          </table:table-cell>
        </table:table-row>
        <table:table-row table:style-name="TableRow1234">
          <table:table-cell table:style-name="TableCell1235">
            <text:p text:style-name="P1236">passive-interface &lt;ifaz&gt;</text:p>
          </table:table-cell>
          <table:table-cell table:style-name="TableCell1237">
            <text:p text:style-name="Normal">Indica las interfaces por las que NO se distribuirán rutas.</text:p>
          </table:table-cell>
        </table:table-row>
        <text:soft-page-break/>
        <table:table-row table:style-name="TableRow1238">
          <table:table-cell table:style-name="TableCell1239">
            <text:p text:style-name="P1240"><text:span text:style-name="T1241">clear ip ospf<text:s/></text:span><text:span text:style-name="T1242">&lt;process_number&gt;</text:span><text:span text:style-name="T1243"><text:s/>process</text:span></text:p>
          </table:table-cell>
          <table:table-cell table:style-name="TableCell1244">
            <text:p text:style-name="Normal">Reinicia el proceso de OSPF</text:p>
          </table:table-cell>
        </table:table-row>
      </table:table>
      <text:p text:style-name="Normal"/>
      <table:table table:style-name="Table1245">
        <table:table-columns>
          <table:table-column table:style-name="TableColumn1246"/>
          <table:table-column table:style-name="TableColumn1247"/>
        </table:table-columns>
        <table:table-row table:style-name="TableRow1248">
          <table:table-cell table:style-name="TableCell1249" table:number-columns-spanned="2">
            <text:p text:style-name="P1250">Tabla de rutas</text:p>
          </table:table-cell>
          <table:covered-table-cell/>
        </table:table-row>
        <table:table-row table:style-name="TableRow1251">
          <table:table-cell table:style-name="TableCell1252">
            <text:p text:style-name="P1253">show ip route</text:p>
          </table:table-cell>
          <table:table-cell table:style-name="TableCell1254">
            <text:p text:style-name="Normal">Muestra la tabla de rutas</text:p>
          </table:table-cell>
        </table:table-row>
        <table:table-row table:style-name="TableRow1255">
          <table:table-cell table:style-name="TableCell1256">
            <text:p text:style-name="P1257">show ip route ospf</text:p>
          </table:table-cell>
          <table:table-cell table:style-name="TableCell1258">
            <text:p text:style-name="Normal">Muestra las entradas de la tabla de rutas aprendidas con OSPF.</text:p>
          </table:table-cell>
        </table:table-row>
      </table:table>
      <text:p text:style-name="Normal"/>
      <table:table table:style-name="Table1259">
        <table:table-columns>
          <table:table-column table:style-name="TableColumn1260"/>
          <table:table-column table:style-name="TableColumn1261"/>
        </table:table-columns>
        <table:table-row table:style-name="TableRow1262">
          <table:table-cell table:style-name="TableCell1263" table:number-columns-spanned="2">
            <text:p text:style-name="P1264">Monitorizando el funcionamiento de OSPF</text:p>
          </table:table-cell>
          <table:covered-table-cell/>
        </table:table-row>
        <table:table-row table:style-name="TableRow1265">
          <table:table-cell table:style-name="TableCell1266">
            <text:p text:style-name="P1267">debug ip ospf events</text:p>
            <text:p text:style-name="P1268">no debug ip ospf events</text:p>
          </table:table-cell>
          <table:table-cell table:style-name="TableCell1269">
            <text:p text:style-name="Normal">Habilita los mensajes de depuración.</text:p>
            <text:p text:style-name="Normal">Deshabilita los mensajes de depuración.</text:p>
          </table:table-cell>
        </table:table-row>
        <table:table-row table:style-name="TableRow1270">
          <table:table-cell table:style-name="TableCell1271">
            <text:p text:style-name="P1272">show ip protocols</text:p>
          </table:table-cell>
          <table:table-cell table:style-name="TableCell1273">
            <text:p text:style-name="Normal">Muestra detalles de los protocolos.</text:p>
          </table:table-cell>
        </table:table-row>
        <table:table-row table:style-name="TableRow1274">
          <table:table-cell table:style-name="TableCell1275">
            <text:p text:style-name="P1276">show ip ospf &lt;process_number&gt;</text:p>
          </table:table-cell>
          <table:table-cell table:style-name="TableCell1277">
            <text:p text:style-name="Normal">Muestra información del proceso de ospf</text:p>
          </table:table-cell>
        </table:table-row>
        <table:table-row table:style-name="TableRow1278">
          <table:table-cell table:style-name="TableCell1279">
            <text:p text:style-name="P1280">show ip ospf database</text:p>
          </table:table-cell>
          <table:table-cell table:style-name="TableCell1281">
            <text:p text:style-name="Normal">Muestra la BBDD de OSPF</text:p>
          </table:table-cell>
        </table:table-row>
        <table:table-row table:style-name="TableRow1282">
          <table:table-cell table:style-name="TableCell1283">
            <text:p text:style-name="P1284">show ip ospf database network</text:p>
          </table:table-cell>
          <table:table-cell table:style-name="TableCell1285">
            <text:p text:style-name="Normal">Muestra la BBDD de redes de OSPF</text:p>
          </table:table-cell>
        </table:table-row>
        <table:table-row table:style-name="TableRow1286">
          <table:table-cell table:style-name="TableCell1287">
            <text:p text:style-name="P1288">show ip ospf database router</text:p>
          </table:table-cell>
          <table:table-cell table:style-name="TableCell1289">
            <text:p text:style-name="Normal">Muestra la BBDD de routers de OSPF</text:p>
          </table:table-cell>
        </table:table-row>
        <table:table-row table:style-name="TableRow1290">
          <table:table-cell table:style-name="TableCell1291">
            <text:p text:style-name="P1292">show ip ospf neighbor</text:p>
          </table:table-cell>
          <table:table-cell table:style-name="TableCell1293">
            <text:p text:style-name="P1294">Muestra los vecinos</text:p>
          </table:table-cell>
        </table:table-row>
        <table:table-row table:style-name="TableRow1295">
          <table:table-cell table:style-name="TableCell1296">
            <text:p text:style-name="P1297">show ip ospf interface brief</text:p>
          </table:table-cell>
          <table:table-cell table:style-name="TableCell1298">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Calibri Light"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Calibri Light"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TextoindependienteCar" style:display-name="Texto independiente Car" style:family="text" style:parent-style-name="Fuentedepárrafopredete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BulletSymbols" style:display-name="Bullet Symbols" style:family="text">
      <style:text-properties style:font-name="OpenSymbol" style:font-name-asian="OpenSymbol" style:font-name-complex="OpenSymbol"/>
    </style: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text:list-style style:name="LFO13" style:display-name="LFO13">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4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4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4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4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4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4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4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4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4:00Z</meta:creation-date>
    <dc:date>2019-04-07T08:19:00Z</dc:date>
    <meta:template xlink:href="Normal" xlink:type="simple"/>
    <meta:editing-cycles>73</meta:editing-cycles>
    <meta:editing-duration>PT83580S</meta:editing-duration>
    <meta:document-statistic meta:page-count="51" meta:paragraph-count="115" meta:word-count="8875" meta:character-count="57577" meta:row-count="406" meta:non-whitespace-character-count="48817"/>
  </office:meta>
</office:document-meta>
</file>